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ence Curve" table:style-name="ta1">
        <table:shapes>
          <draw:frame draw:z-index="0" draw:style-name="gr1" draw:text-style-name="P1" svg:width="29.914cm" svg:height="16.203cm" svg:x="19.592cm" svg:y="0.157cm">
            <draw:object draw:notify-on-update-of-ranges="'Experience Curve'.A1:'Experience Curve'.A1 'Experience Curve'.A2:'Experience Curve'.A201 'Experience Curve'.B1:'Experience Curve'.B1 'Experience Curve'.B2:'Experience Curve'.B201 'Experience Curve'.C1:'Experience Curve'.C1 'Experience Curve'.C2:'Experience Curve'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Current XP Required</text:p>
          </table:table-cell>
          <table:table-cell table:style-name="Default" office:value-type="string" calcext:value-type="string">
            <text:p>New XP Required</text:p>
          </table:table-cell>
          <table:table-cell office:value-type="string" calcext:value-type="string">
            <text:p>XP Gain / H</text:p>
          </table:table-cell>
          <table:table-cell table:style-name="Default" office:value-type="string" calcext:value-type="string">
            <text:p>Current H/Level</text:p>
          </table:table-cell>
          <table:table-cell table:style-name="Default" office:value-type="string" calcext:value-type="string">
            <text:p>New H/Level</text:p>
          </table:table-cell>
          <table:table-cell table:style-name="Default" office:value-type="string" calcext:value-type="string">
            <text:p>Current D/Level</text:p>
          </table:table-cell>
          <table:table-cell table:style-name="Default" office:value-type="string" calcext:value-type="string">
            <text:p>New D/L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5 - 2*[.$A2]^4 + 3*[.$A2]^3 - 4*[.$A2]^2 + 5*[.$A2] - 3" office:value-type="float" office:value="0" calcext:value-type="float">
            <text:p>0</text:p>
          </table:table-cell>
          <table:table-cell table:formula="of:=2^([.$A2]/6) + 1*[.$A2]^4 - 2" office:value-type="float" office:value="0.122462048309373" calcext:value-type="float">
            <text:p>0</text:p>
          </table:table-cell>
          <table:table-cell table:formula="of:=([.$A2]+1)*3600" office:value-type="float" office:value="7200" calcext:value-type="float">
            <text:p>7200</text:p>
          </table:table-cell>
          <table:table-cell table:formula="of:=[.B2]/[.D2]" office:value-type="float" office:value="0" calcext:value-type="float">
            <text:p>0.00</text:p>
          </table:table-cell>
          <table:table-cell table:formula="of:=[.C2]/[.D2]" office:value-type="float" office:value="0.0000170086178207463" calcext:value-type="float">
            <text:p>0.00</text:p>
          </table:table-cell>
          <table:table-cell table:formula="of:=[.B2]/[.D2]/24" office:value-type="float" office:value="0" calcext:value-type="float">
            <text:p>0.00</text:p>
          </table:table-cell>
          <table:table-cell table:formula="of:=[.C2]/[.D2]/24" office:value-type="float" office:value="0.000000708692409197761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5 - 2*[.$A3]^4 + 3*[.$A3]^3 - 4*[.$A3]^2 + 5*[.$A3] - 3" office:value-type="float" office:value="15" calcext:value-type="float">
            <text:p>15</text:p>
          </table:table-cell>
          <table:table-cell table:formula="of:=2^([.$A3]/6) + 1*[.$A3]^4 - 2" office:value-type="float" office:value="15.2599210498949" calcext:value-type="float">
            <text:p>15</text:p>
          </table:table-cell>
          <table:table-cell table:formula="of:=([.$A3]+1)*3600" office:value-type="float" office:value="10800" calcext:value-type="float">
            <text:p>10800</text:p>
          </table:table-cell>
          <table:table-cell table:formula="of:=[.B3]/[.D3]" office:value-type="float" office:value="0.00138888888888889" calcext:value-type="float">
            <text:p>0.00</text:p>
          </table:table-cell>
          <table:table-cell table:formula="of:=[.C3]/[.D3]" office:value-type="float" office:value="0.00141295565276804" calcext:value-type="float">
            <text:p>0.00</text:p>
          </table:table-cell>
          <table:table-cell table:formula="of:=[.B3]/[.D3]/24" office:value-type="float" office:value="0.0000578703703703704" calcext:value-type="float">
            <text:p>0.00</text:p>
          </table:table-cell>
          <table:table-cell table:formula="of:=[.C3]/[.D3]/24" office:value-type="float" office:value="0.0000588731521986685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5 - 2*[.$A4]^4 + 3*[.$A4]^3 - 4*[.$A4]^2 + 5*[.$A4] - 3" office:value-type="float" office:value="138" calcext:value-type="float">
            <text:p>138</text:p>
          </table:table-cell>
          <table:table-cell table:formula="of:=2^([.$A4]/6) + 1*[.$A4]^4 - 2" office:value-type="float" office:value="80.4142135623731" calcext:value-type="float">
            <text:p>80</text:p>
          </table:table-cell>
          <table:table-cell table:formula="of:=([.$A4]+1)*3600" office:value-type="float" office:value="14400" calcext:value-type="float">
            <text:p>14400</text:p>
          </table:table-cell>
          <table:table-cell table:formula="of:=[.B4]/[.D4]" office:value-type="float" office:value="0.00958333333333333" calcext:value-type="float">
            <text:p>0.01</text:p>
          </table:table-cell>
          <table:table-cell table:formula="of:=[.C4]/[.D4]" office:value-type="float" office:value="0.00558432038627591" calcext:value-type="float">
            <text:p>0.01</text:p>
          </table:table-cell>
          <table:table-cell table:formula="of:=[.B4]/[.D4]/24" office:value-type="float" office:value="0.000399305555555556" calcext:value-type="float">
            <text:p>0.00</text:p>
          </table:table-cell>
          <table:table-cell table:formula="of:=[.C4]/[.D4]/24" office:value-type="float" office:value="0.00023268001609483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5 - 2*[.$A5]^4 + 3*[.$A5]^3 - 4*[.$A5]^2 + 5*[.$A5] - 3" office:value-type="float" office:value="657" calcext:value-type="float">
            <text:p>657</text:p>
          </table:table-cell>
          <table:table-cell table:formula="of:=2^([.$A5]/6) + 1*[.$A5]^4 - 2" office:value-type="float" office:value="255.587401051968" calcext:value-type="float">
            <text:p>256</text:p>
          </table:table-cell>
          <table:table-cell table:formula="of:=([.$A5]+1)*3600" office:value-type="float" office:value="18000" calcext:value-type="float">
            <text:p>18000</text:p>
          </table:table-cell>
          <table:table-cell table:formula="of:=[.B5]/[.D5]" office:value-type="float" office:value="0.0365" calcext:value-type="float">
            <text:p>0.04</text:p>
          </table:table-cell>
          <table:table-cell table:formula="of:=[.C5]/[.D5]" office:value-type="float" office:value="0.0141993000584427" calcext:value-type="float">
            <text:p>0.01</text:p>
          </table:table-cell>
          <table:table-cell table:formula="of:=[.B5]/[.D5]/24" office:value-type="float" office:value="0.00152083333333333" calcext:value-type="float">
            <text:p>0.00</text:p>
          </table:table-cell>
          <table:table-cell table:formula="of:=[.C5]/[.D5]/24" office:value-type="float" office:value="0.000591637502435112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5 - 2*[.$A6]^4 + 3*[.$A6]^3 - 4*[.$A6]^2 + 5*[.$A6] - 3" office:value-type="float" office:value="2172" calcext:value-type="float">
            <text:p>2,172</text:p>
          </table:table-cell>
          <table:table-cell table:formula="of:=2^([.$A6]/6) + 1*[.$A6]^4 - 2" office:value-type="float" office:value="624.781797436281" calcext:value-type="float">
            <text:p>625</text:p>
          </table:table-cell>
          <table:table-cell table:formula="of:=([.$A6]+1)*3600" office:value-type="float" office:value="21600" calcext:value-type="float">
            <text:p>21600</text:p>
          </table:table-cell>
          <table:table-cell table:formula="of:=[.B6]/[.D6]" office:value-type="float" office:value="0.100555555555556" calcext:value-type="float">
            <text:p>0.10</text:p>
          </table:table-cell>
          <table:table-cell table:formula="of:=[.C6]/[.D6]" office:value-type="float" office:value="0.0289250832146426" calcext:value-type="float">
            <text:p>0.03</text:p>
          </table:table-cell>
          <table:table-cell table:formula="of:=[.B6]/[.D6]/24" office:value-type="float" office:value="0.00418981481481482" calcext:value-type="float">
            <text:p>0.00</text:p>
          </table:table-cell>
          <table:table-cell table:formula="of:=[.C6]/[.D6]/24" office:value-type="float" office:value="0.00120521180061011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5 - 2*[.$A7]^4 + 3*[.$A7]^3 - 4*[.$A7]^2 + 5*[.$A7] - 3" office:value-type="float" office:value="5715" calcext:value-type="float">
            <text:p>5,715</text:p>
          </table:table-cell>
          <table:table-cell table:formula="of:=2^([.$A7]/6) + 1*[.$A7]^4 - 2" office:value-type="float" office:value="1296" calcext:value-type="float">
            <text:p>1,296</text:p>
          </table:table-cell>
          <table:table-cell table:formula="of:=([.$A7]+1)*3600" office:value-type="float" office:value="25200" calcext:value-type="float">
            <text:p>25200</text:p>
          </table:table-cell>
          <table:table-cell table:formula="of:=[.B7]/[.D7]" office:value-type="float" office:value="0.226785714285714" calcext:value-type="float">
            <text:p>0.23</text:p>
          </table:table-cell>
          <table:table-cell table:formula="of:=[.C7]/[.D7]" office:value-type="float" office:value="0.0514285714285714" calcext:value-type="float">
            <text:p>0.05</text:p>
          </table:table-cell>
          <table:table-cell table:formula="of:=[.B7]/[.D7]/24" office:value-type="float" office:value="0.00944940476190476" calcext:value-type="float">
            <text:p>0.01</text:p>
          </table:table-cell>
          <table:table-cell table:formula="of:=[.C7]/[.D7]/24" office:value-type="float" office:value="0.00214285714285714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5 - 2*[.$A8]^4 + 3*[.$A8]^3 - 4*[.$A8]^2 + 5*[.$A8] - 3" office:value-type="float" office:value="12870" calcext:value-type="float">
            <text:p>12,870</text:p>
          </table:table-cell>
          <table:table-cell table:formula="of:=2^([.$A8]/6) + 1*[.$A8]^4 - 2" office:value-type="float" office:value="2401.24492409662" calcext:value-type="float">
            <text:p>2,401</text:p>
          </table:table-cell>
          <table:table-cell table:formula="of:=([.$A8]+1)*3600" office:value-type="float" office:value="28800" calcext:value-type="float">
            <text:p>28800</text:p>
          </table:table-cell>
          <table:table-cell table:formula="of:=[.B8]/[.D8]" office:value-type="float" office:value="0.446875" calcext:value-type="float">
            <text:p>0.45</text:p>
          </table:table-cell>
          <table:table-cell table:formula="of:=[.C8]/[.D8]" office:value-type="float" office:value="0.0833765598644659" calcext:value-type="float">
            <text:p>0.08</text:p>
          </table:table-cell>
          <table:table-cell table:formula="of:=[.B8]/[.D8]/24" office:value-type="float" office:value="0.0186197916666667" calcext:value-type="float">
            <text:p>0.02</text:p>
          </table:table-cell>
          <table:table-cell table:formula="of:=[.C8]/[.D8]/24" office:value-type="float" office:value="0.00347402332768608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5 - 2*[.$A9]^4 + 3*[.$A9]^3 - 4*[.$A9]^2 + 5*[.$A9] - 3" office:value-type="float" office:value="25893" calcext:value-type="float">
            <text:p>25,893</text:p>
          </table:table-cell>
          <table:table-cell table:formula="of:=2^([.$A9]/6) + 1*[.$A9]^4 - 2" office:value-type="float" office:value="4096.51984209979" calcext:value-type="float">
            <text:p>4,097</text:p>
          </table:table-cell>
          <table:table-cell table:formula="of:=([.$A9]+1)*3600" office:value-type="float" office:value="32400" calcext:value-type="float">
            <text:p>32400</text:p>
          </table:table-cell>
          <table:table-cell table:formula="of:=[.B9]/[.D9]" office:value-type="float" office:value="0.799166666666667" calcext:value-type="float">
            <text:p>0.80</text:p>
          </table:table-cell>
          <table:table-cell table:formula="of:=[.C9]/[.D9]" office:value-type="float" office:value="0.126435797595673" calcext:value-type="float">
            <text:p>0.13</text:p>
          </table:table-cell>
          <table:table-cell table:formula="of:=[.B9]/[.D9]/24" office:value-type="float" office:value="0.0332986111111111" calcext:value-type="float">
            <text:p>0.03</text:p>
          </table:table-cell>
          <table:table-cell table:formula="of:=[.C9]/[.D9]/24" office:value-type="float" office:value="0.00526815823315302" calcext:value-type="float">
            <text:p>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5 - 2*[.$A10]^4 + 3*[.$A10]^3 - 4*[.$A10]^2 + 5*[.$A10] - 3" office:value-type="float" office:value="47832" calcext:value-type="float">
            <text:p>47,832</text:p>
          </table:table-cell>
          <table:table-cell table:formula="of:=2^([.$A10]/6) + 1*[.$A10]^4 - 2" office:value-type="float" office:value="6561.82842712475" calcext:value-type="float">
            <text:p>6,562</text:p>
          </table:table-cell>
          <table:table-cell table:formula="of:=([.$A10]+1)*3600" office:value-type="float" office:value="36000" calcext:value-type="float">
            <text:p>36000</text:p>
          </table:table-cell>
          <table:table-cell table:formula="of:=[.B10]/[.D10]" office:value-type="float" office:value="1.32866666666667" calcext:value-type="float">
            <text:p>1.33</text:p>
          </table:table-cell>
          <table:table-cell table:formula="of:=[.C10]/[.D10]" office:value-type="float" office:value="0.182273011864576" calcext:value-type="float">
            <text:p>0.18</text:p>
          </table:table-cell>
          <table:table-cell table:formula="of:=[.B10]/[.D10]/24" office:value-type="float" office:value="0.0553611111111111" calcext:value-type="float">
            <text:p>0.06</text:p>
          </table:table-cell>
          <table:table-cell table:formula="of:=[.C10]/[.D10]/24" office:value-type="float" office:value="0.00759470882769068" calcext:value-type="float">
            <text:p>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5 - 2*[.$A11]^4 + 3*[.$A11]^3 - 4*[.$A11]^2 + 5*[.$A11] - 3" office:value-type="float" office:value="82647" calcext:value-type="float">
            <text:p>82,647</text:p>
          </table:table-cell>
          <table:table-cell table:formula="of:=2^([.$A11]/6) + 1*[.$A11]^4 - 2" office:value-type="float" office:value="10001.1748021039" calcext:value-type="float">
            <text:p>10,001</text:p>
          </table:table-cell>
          <table:table-cell table:formula="of:=([.$A11]+1)*3600" office:value-type="float" office:value="39600" calcext:value-type="float">
            <text:p>39600</text:p>
          </table:table-cell>
          <table:table-cell table:formula="of:=[.B11]/[.D11]" office:value-type="float" office:value="2.08704545454545" calcext:value-type="float">
            <text:p>2.09</text:p>
          </table:table-cell>
          <table:table-cell table:formula="of:=[.C11]/[.D11]" office:value-type="float" office:value="0.252554919245049" calcext:value-type="float">
            <text:p>0.25</text:p>
          </table:table-cell>
          <table:table-cell table:formula="of:=[.B11]/[.D11]/24" office:value-type="float" office:value="0.0869602272727273" calcext:value-type="float">
            <text:p>0.09</text:p>
          </table:table-cell>
          <table:table-cell table:formula="of:=[.C11]/[.D11]/24" office:value-type="float" office:value="0.0105231216352104" calcext:value-type="float">
            <text:p>0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5 - 2*[.$A12]^4 + 3*[.$A12]^3 - 4*[.$A12]^2 + 5*[.$A12] - 3" office:value-type="float" office:value="135330" calcext:value-type="float">
            <text:p>135,330</text:p>
          </table:table-cell>
          <table:table-cell table:formula="of:=2^([.$A12]/6) + 1*[.$A12]^4 - 2" office:value-type="float" office:value="14642.5635948726" calcext:value-type="float">
            <text:p>14,643</text:p>
          </table:table-cell>
          <table:table-cell table:formula="of:=([.$A12]+1)*3600" office:value-type="float" office:value="43200" calcext:value-type="float">
            <text:p>43200</text:p>
          </table:table-cell>
          <table:table-cell table:formula="of:=[.B12]/[.D12]" office:value-type="float" office:value="3.13263888888889" calcext:value-type="float">
            <text:p>3.13</text:p>
          </table:table-cell>
          <table:table-cell table:formula="of:=[.C12]/[.D12]" office:value-type="float" office:value="0.338948231362791" calcext:value-type="float">
            <text:p>0.34</text:p>
          </table:table-cell>
          <table:table-cell table:formula="of:=[.B12]/[.D12]/24" office:value-type="float" office:value="0.13052662037037" calcext:value-type="float">
            <text:p>0.13</text:p>
          </table:table-cell>
          <table:table-cell table:formula="of:=[.C12]/[.D12]/24" office:value-type="float" office:value="0.0141228429734496" calcext:value-type="float">
            <text:p>0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5 - 2*[.$A13]^4 + 3*[.$A13]^3 - 4*[.$A13]^2 + 5*[.$A13] - 3" office:value-type="float" office:value="212025" calcext:value-type="float">
            <text:p>212,025</text:p>
          </table:table-cell>
          <table:table-cell table:formula="of:=2^([.$A13]/6) + 1*[.$A13]^4 - 2" office:value-type="float" office:value="20738" calcext:value-type="float">
            <text:p>20,738</text:p>
          </table:table-cell>
          <table:table-cell table:formula="of:=([.$A13]+1)*3600" office:value-type="float" office:value="46800" calcext:value-type="float">
            <text:p>46800</text:p>
          </table:table-cell>
          <table:table-cell table:formula="of:=[.B13]/[.D13]" office:value-type="float" office:value="4.53044871794872" calcext:value-type="float">
            <text:p>4.53</text:p>
          </table:table-cell>
          <table:table-cell table:formula="of:=[.C13]/[.D13]" office:value-type="float" office:value="0.443119658119658" calcext:value-type="float">
            <text:p>0.44</text:p>
          </table:table-cell>
          <table:table-cell table:formula="of:=[.B13]/[.D13]/24" office:value-type="float" office:value="0.188768696581197" calcext:value-type="float">
            <text:p>0.19</text:p>
          </table:table-cell>
          <table:table-cell table:formula="of:=[.C13]/[.D13]/24" office:value-type="float" office:value="0.0184633190883191" calcext:value-type="float">
            <text:p>0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5 - 2*[.$A14]^4 + 3*[.$A14]^3 - 4*[.$A14]^2 + 5*[.$A14] - 3" office:value-type="float" office:value="320148" calcext:value-type="float">
            <text:p>320,148</text:p>
          </table:table-cell>
          <table:table-cell table:formula="of:=2^([.$A14]/6) + 1*[.$A14]^4 - 2" office:value-type="float" office:value="28563.4898481932" calcext:value-type="float">
            <text:p>28,563</text:p>
          </table:table-cell>
          <table:table-cell table:formula="of:=([.$A14]+1)*3600" office:value-type="float" office:value="50400" calcext:value-type="float">
            <text:p>50400</text:p>
          </table:table-cell>
          <table:table-cell table:formula="of:=[.B14]/[.D14]" office:value-type="float" office:value="6.35214285714286" calcext:value-type="float">
            <text:p>6.35</text:p>
          </table:table-cell>
          <table:table-cell table:formula="of:=[.C14]/[.D14]" office:value-type="float" office:value="0.566735909686374" calcext:value-type="float">
            <text:p>0.57</text:p>
          </table:table-cell>
          <table:table-cell table:formula="of:=[.B14]/[.D14]/24" office:value-type="float" office:value="0.264672619047619" calcext:value-type="float">
            <text:p>0.26</text:p>
          </table:table-cell>
          <table:table-cell table:formula="of:=[.C14]/[.D14]/24" office:value-type="float" office:value="0.0236139962369322" calcext:value-type="float">
            <text:p>0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5 - 2*[.$A15]^4 + 3*[.$A15]^3 - 4*[.$A15]^2 + 5*[.$A15] - 3" office:value-type="float" office:value="468507" calcext:value-type="float">
            <text:p>468,507</text:p>
          </table:table-cell>
          <table:table-cell table:formula="of:=2^([.$A15]/6) + 1*[.$A15]^4 - 2" office:value-type="float" office:value="38419.0396841996" calcext:value-type="float">
            <text:p>38,419</text:p>
          </table:table-cell>
          <table:table-cell table:formula="of:=([.$A15]+1)*3600" office:value-type="float" office:value="54000" calcext:value-type="float">
            <text:p>54000</text:p>
          </table:table-cell>
          <table:table-cell table:formula="of:=[.B15]/[.D15]" office:value-type="float" office:value="8.67605555555556" calcext:value-type="float">
            <text:p>8.68</text:p>
          </table:table-cell>
          <table:table-cell table:formula="of:=[.C15]/[.D15]" office:value-type="float" office:value="0.711463697855548" calcext:value-type="float">
            <text:p>0.71</text:p>
          </table:table-cell>
          <table:table-cell table:formula="of:=[.B15]/[.D15]/24" office:value-type="float" office:value="0.361502314814815" calcext:value-type="float">
            <text:p>0.36</text:p>
          </table:table-cell>
          <table:table-cell table:formula="of:=[.C15]/[.D15]/24" office:value-type="float" office:value="0.0296443207439812" calcext:value-type="float">
            <text:p>0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5 - 2*[.$A16]^4 + 3*[.$A16]^3 - 4*[.$A16]^2 + 5*[.$A16] - 3" office:value-type="float" office:value="667422" calcext:value-type="float">
            <text:p>667,422</text:p>
          </table:table-cell>
          <table:table-cell table:formula="of:=2^([.$A16]/6) + 1*[.$A16]^4 - 2" office:value-type="float" office:value="50628.6568542495" calcext:value-type="float">
            <text:p>50,629</text:p>
          </table:table-cell>
          <table:table-cell table:formula="of:=([.$A16]+1)*3600" office:value-type="float" office:value="57600" calcext:value-type="float">
            <text:p>57600</text:p>
          </table:table-cell>
          <table:table-cell table:formula="of:=[.B16]/[.D16]" office:value-type="float" office:value="11.5871875" calcext:value-type="float">
            <text:p>11.59</text:p>
          </table:table-cell>
          <table:table-cell table:formula="of:=[.C16]/[.D16]" office:value-type="float" office:value="0.878969737052943" calcext:value-type="float">
            <text:p>0.88</text:p>
          </table:table-cell>
          <table:table-cell table:formula="of:=[.B16]/[.D16]/24" office:value-type="float" office:value="0.482799479166667" calcext:value-type="float">
            <text:p>0.48</text:p>
          </table:table-cell>
          <table:table-cell table:formula="of:=[.C16]/[.D16]/24" office:value-type="float" office:value="0.0366237390438726" calcext:value-type="float">
            <text:p>0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5 - 2*[.$A17]^4 + 3*[.$A17]^3 - 4*[.$A17]^2 + 5*[.$A17] - 3" office:value-type="float" office:value="928845" calcext:value-type="float">
            <text:p>928,845</text:p>
          </table:table-cell>
          <table:table-cell table:formula="of:=2^([.$A17]/6) + 1*[.$A17]^4 - 2" office:value-type="float" office:value="65540.3496042079" calcext:value-type="float">
            <text:p>65,540</text:p>
          </table:table-cell>
          <table:table-cell table:formula="of:=([.$A17]+1)*3600" office:value-type="float" office:value="61200" calcext:value-type="float">
            <text:p>61200</text:p>
          </table:table-cell>
          <table:table-cell table:formula="of:=[.B17]/[.D17]" office:value-type="float" office:value="15.1772058823529" calcext:value-type="float">
            <text:p>15.18</text:p>
          </table:table-cell>
          <table:table-cell table:formula="of:=[.C17]/[.D17]" office:value-type="float" office:value="1.0709207451668" calcext:value-type="float">
            <text:p>1.07</text:p>
          </table:table-cell>
          <table:table-cell table:formula="of:=[.B17]/[.D17]/24" office:value-type="float" office:value="0.632383578431373" calcext:value-type="float">
            <text:p>0.63</text:p>
          </table:table-cell>
          <table:table-cell table:formula="of:=[.C17]/[.D17]/24" office:value-type="float" office:value="0.0446216977152832" calcext:value-type="float">
            <text:p>0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5 - 2*[.$A18]^4 + 3*[.$A18]^3 - 4*[.$A18]^2 + 5*[.$A18] - 3" office:value-type="float" office:value="1266480" calcext:value-type="float">
            <text:p>1,266,480</text:p>
          </table:table-cell>
          <table:table-cell table:formula="of:=2^([.$A18]/6) + 1*[.$A18]^4 - 2" office:value-type="float" office:value="83526.1271897451" calcext:value-type="float">
            <text:p>83,526</text:p>
          </table:table-cell>
          <table:table-cell table:formula="of:=([.$A18]+1)*3600" office:value-type="float" office:value="64800" calcext:value-type="float">
            <text:p>64800</text:p>
          </table:table-cell>
          <table:table-cell table:formula="of:=[.B18]/[.D18]" office:value-type="float" office:value="19.5444444444444" calcext:value-type="float">
            <text:p>19.54</text:p>
          </table:table-cell>
          <table:table-cell table:formula="of:=[.C18]/[.D18]" office:value-type="float" office:value="1.28898344428619" calcext:value-type="float">
            <text:p>1.29</text:p>
          </table:table-cell>
          <table:table-cell table:formula="of:=[.B18]/[.D18]/24" office:value-type="float" office:value="0.814351851851852" calcext:value-type="float">
            <text:p>0.81</text:p>
          </table:table-cell>
          <table:table-cell table:formula="of:=[.C18]/[.D18]/24" office:value-type="float" office:value="0.0537076435119246" calcext:value-type="float">
            <text:p>0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5 - 2*[.$A19]^4 + 3*[.$A19]^3 - 4*[.$A19]^2 + 5*[.$A19] - 3" office:value-type="float" office:value="1695903" calcext:value-type="float">
            <text:p>1,695,903</text:p>
          </table:table-cell>
          <table:table-cell table:formula="of:=2^([.$A19]/6) + 1*[.$A19]^4 - 2" office:value-type="float" office:value="104982" calcext:value-type="float">
            <text:p>104,982</text:p>
          </table:table-cell>
          <table:table-cell table:formula="of:=([.$A19]+1)*3600" office:value-type="float" office:value="68400" calcext:value-type="float">
            <text:p>68400</text:p>
          </table:table-cell>
          <table:table-cell table:formula="of:=[.B19]/[.D19]" office:value-type="float" office:value="24.7939035087719" calcext:value-type="float">
            <text:p>24.79</text:p>
          </table:table-cell>
          <table:table-cell table:formula="of:=[.C19]/[.D19]" office:value-type="float" office:value="1.53482456140351" calcext:value-type="float">
            <text:p>1.53</text:p>
          </table:table-cell>
          <table:table-cell table:formula="of:=[.B19]/[.D19]/24" office:value-type="float" office:value="1.0330793128655" calcext:value-type="float">
            <text:p>1.03</text:p>
          </table:table-cell>
          <table:table-cell table:formula="of:=[.C19]/[.D19]/24" office:value-type="float" office:value="0.0639510233918129" calcext:value-type="float">
            <text:p>0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5 - 2*[.$A20]^4 + 3*[.$A20]^3 - 4*[.$A20]^2 + 5*[.$A20] - 3" office:value-type="float" office:value="2234682" calcext:value-type="float">
            <text:p>2,234,682</text:p>
          </table:table-cell>
          <table:table-cell table:formula="of:=2^([.$A20]/6) + 1*[.$A20]^4 - 2" office:value-type="float" office:value="130327.979696386" calcext:value-type="float">
            <text:p>130,328</text:p>
          </table:table-cell>
          <table:table-cell table:formula="of:=([.$A20]+1)*3600" office:value-type="float" office:value="72000" calcext:value-type="float">
            <text:p>72000</text:p>
          </table:table-cell>
          <table:table-cell table:formula="of:=[.B20]/[.D20]" office:value-type="float" office:value="31.03725" calcext:value-type="float">
            <text:p>31.04</text:p>
          </table:table-cell>
          <table:table-cell table:formula="of:=[.C20]/[.D20]" office:value-type="float" office:value="1.81011082911648" calcext:value-type="float">
            <text:p>1.81</text:p>
          </table:table-cell>
          <table:table-cell table:formula="of:=[.B20]/[.D20]/24" office:value-type="float" office:value="1.29321875" calcext:value-type="float">
            <text:p>1.29</text:p>
          </table:table-cell>
          <table:table-cell table:formula="of:=[.C20]/[.D20]/24" office:value-type="float" office:value="0.07542128454652" calcext:value-type="float">
            <text:p>0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5 - 2*[.$A21]^4 + 3*[.$A21]^3 - 4*[.$A21]^2 + 5*[.$A21] - 3" office:value-type="float" office:value="2902497" calcext:value-type="float">
            <text:p>2,902,497</text:p>
          </table:table-cell>
          <table:table-cell table:formula="of:=2^([.$A21]/6) + 1*[.$A21]^4 - 2" office:value-type="float" office:value="160008.079368399" calcext:value-type="float">
            <text:p>160,008</text:p>
          </table:table-cell>
          <table:table-cell table:formula="of:=([.$A21]+1)*3600" office:value-type="float" office:value="75600" calcext:value-type="float">
            <text:p>75600</text:p>
          </table:table-cell>
          <table:table-cell table:formula="of:=[.B21]/[.D21]" office:value-type="float" office:value="38.3928174603175" calcext:value-type="float">
            <text:p>38.39</text:p>
          </table:table-cell>
          <table:table-cell table:formula="of:=[.C21]/[.D21]" office:value-type="float" office:value="2.11650898635449" calcext:value-type="float">
            <text:p>2.12</text:p>
          </table:table-cell>
          <table:table-cell table:formula="of:=[.B21]/[.D21]/24" office:value-type="float" office:value="1.59970072751323" calcext:value-type="float">
            <text:p>1.60</text:p>
          </table:table-cell>
          <table:table-cell table:formula="of:=[.C21]/[.D21]/24" office:value-type="float" office:value="0.0881878744314369" calcext:value-type="float">
            <text:p>0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5 - 2*[.$A22]^4 + 3*[.$A22]^3 - 4*[.$A22]^2 + 5*[.$A22] - 3" office:value-type="float" office:value="3721260" calcext:value-type="float">
            <text:p>3,721,260</text:p>
          </table:table-cell>
          <table:table-cell table:formula="of:=2^([.$A22]/6) + 1*[.$A22]^4 - 2" office:value-type="float" office:value="194490.313708499" calcext:value-type="float">
            <text:p>194,490</text:p>
          </table:table-cell>
          <table:table-cell table:formula="of:=([.$A22]+1)*3600" office:value-type="float" office:value="79200" calcext:value-type="float">
            <text:p>79200</text:p>
          </table:table-cell>
          <table:table-cell table:formula="of:=[.B22]/[.D22]" office:value-type="float" office:value="46.9856060606061" calcext:value-type="float">
            <text:p>46.99</text:p>
          </table:table-cell>
          <table:table-cell table:formula="of:=[.C22]/[.D22]" office:value-type="float" office:value="2.45568577914771" calcext:value-type="float">
            <text:p>2.46</text:p>
          </table:table-cell>
          <table:table-cell table:formula="of:=[.B22]/[.D22]/24" office:value-type="float" office:value="1.95773358585859" calcext:value-type="float">
            <text:p>1.96</text:p>
          </table:table-cell>
          <table:table-cell table:formula="of:=[.C22]/[.D22]/24" office:value-type="float" office:value="0.102320240797821" calcext:value-type="float">
            <text:p>0.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5 - 2*[.$A23]^4 + 3*[.$A23]^3 - 4*[.$A23]^2 + 5*[.$A23] - 3" office:value-type="float" office:value="4715235" calcext:value-type="float">
            <text:p>4,715,235</text:p>
          </table:table-cell>
          <table:table-cell table:formula="of:=2^([.$A23]/6) + 1*[.$A23]^4 - 2" office:value-type="float" office:value="234266.699208416" calcext:value-type="float">
            <text:p>234,267</text:p>
          </table:table-cell>
          <table:table-cell table:formula="of:=([.$A23]+1)*3600" office:value-type="float" office:value="82800" calcext:value-type="float">
            <text:p>82800</text:p>
          </table:table-cell>
          <table:table-cell table:formula="of:=[.B23]/[.D23]" office:value-type="float" office:value="56.9472826086957" calcext:value-type="float">
            <text:p>56.95</text:p>
          </table:table-cell>
          <table:table-cell table:formula="of:=[.C23]/[.D23]" office:value-type="float" office:value="2.8293079614543" calcext:value-type="float">
            <text:p>2.83</text:p>
          </table:table-cell>
          <table:table-cell table:formula="of:=[.B23]/[.D23]/24" office:value-type="float" office:value="2.37280344202899" calcext:value-type="float">
            <text:p>2.37</text:p>
          </table:table-cell>
          <table:table-cell table:formula="of:=[.C23]/[.D23]/24" office:value-type="float" office:value="0.117887831727262" calcext:value-type="float">
            <text:p>0.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5 - 2*[.$A24]^4 + 3*[.$A24]^3 - 4*[.$A24]^2 + 5*[.$A24] - 3" office:value-type="float" office:value="5911158" calcext:value-type="float">
            <text:p>5,911,158</text:p>
          </table:table-cell>
          <table:table-cell table:formula="of:=2^([.$A24]/6) + 1*[.$A24]^4 - 2" office:value-type="float" office:value="279853.25437949" calcext:value-type="float">
            <text:p>279,853</text:p>
          </table:table-cell>
          <table:table-cell table:formula="of:=([.$A24]+1)*3600" office:value-type="float" office:value="86400" calcext:value-type="float">
            <text:p>86400</text:p>
          </table:table-cell>
          <table:table-cell table:formula="of:=[.B24]/[.D24]" office:value-type="float" office:value="68.4161805555556" calcext:value-type="float">
            <text:p>68.42</text:p>
          </table:table-cell>
          <table:table-cell table:formula="of:=[.C24]/[.D24]" office:value-type="float" office:value="3.23904229605892" calcext:value-type="float">
            <text:p>3.24</text:p>
          </table:table-cell>
          <table:table-cell table:formula="of:=[.B24]/[.D24]/24" office:value-type="float" office:value="2.85067418981481" calcext:value-type="float">
            <text:p>2.85</text:p>
          </table:table-cell>
          <table:table-cell table:formula="of:=[.C24]/[.D24]/24" office:value-type="float" office:value="0.134960095669121" calcext:value-type="float">
            <text:p>0.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5 - 2*[.$A25]^4 + 3*[.$A25]^3 - 4*[.$A25]^2 + 5*[.$A25] - 3" office:value-type="float" office:value="7338357" calcext:value-type="float">
            <text:p>7,338,357</text:p>
          </table:table-cell>
          <table:table-cell table:formula="of:=2^([.$A25]/6) + 1*[.$A25]^4 - 2" office:value-type="float" office:value="331790" calcext:value-type="float">
            <text:p>331,790</text:p>
          </table:table-cell>
          <table:table-cell table:formula="of:=([.$A25]+1)*3600" office:value-type="float" office:value="90000" calcext:value-type="float">
            <text:p>90000</text:p>
          </table:table-cell>
          <table:table-cell table:formula="of:=[.B25]/[.D25]" office:value-type="float" office:value="81.5373" calcext:value-type="float">
            <text:p>81.54</text:p>
          </table:table-cell>
          <table:table-cell table:formula="of:=[.C25]/[.D25]" office:value-type="float" office:value="3.68655555555556" calcext:value-type="float">
            <text:p>3.69</text:p>
          </table:table-cell>
          <table:table-cell table:formula="of:=[.B25]/[.D25]/24" office:value-type="float" office:value="3.3973875" calcext:value-type="float">
            <text:p>3.40</text:p>
          </table:table-cell>
          <table:table-cell table:formula="of:=[.C25]/[.D25]/24" office:value-type="float" office:value="0.153606481481481" calcext:value-type="float">
            <text:p>0.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5 - 2*[.$A26]^4 + 3*[.$A26]^3 - 4*[.$A26]^2 + 5*[.$A26] - 3" office:value-type="float" office:value="9028872" calcext:value-type="float">
            <text:p>9,028,872</text:p>
          </table:table-cell>
          <table:table-cell table:formula="of:=2^([.$A26]/6) + 1*[.$A26]^4 - 2" office:value-type="float" office:value="390640.959392773" calcext:value-type="float">
            <text:p>390,641</text:p>
          </table:table-cell>
          <table:table-cell table:formula="of:=([.$A26]+1)*3600" office:value-type="float" office:value="93600" calcext:value-type="float">
            <text:p>93600</text:p>
          </table:table-cell>
          <table:table-cell table:formula="of:=[.B26]/[.D26]" office:value-type="float" office:value="96.4623076923077" calcext:value-type="float">
            <text:p>96.46</text:p>
          </table:table-cell>
          <table:table-cell table:formula="of:=[.C26]/[.D26]" office:value-type="float" office:value="4.17351452342706" calcext:value-type="float">
            <text:p>4.17</text:p>
          </table:table-cell>
          <table:table-cell table:formula="of:=[.B26]/[.D26]/24" office:value-type="float" office:value="4.01926282051282" calcext:value-type="float">
            <text:p>4.02</text:p>
          </table:table-cell>
          <table:table-cell table:formula="of:=[.C26]/[.D26]/24" office:value-type="float" office:value="0.173896438476128" calcext:value-type="float">
            <text:p>0.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5 - 2*[.$A27]^4 + 3*[.$A27]^3 - 4*[.$A27]^2 + 5*[.$A27] - 3" office:value-type="float" office:value="11017575" calcext:value-type="float">
            <text:p>11,017,575</text:p>
          </table:table-cell>
          <table:table-cell table:formula="of:=2^([.$A27]/6) + 1*[.$A27]^4 - 2" office:value-type="float" office:value="456994.158736798" calcext:value-type="float">
            <text:p>456,994</text:p>
          </table:table-cell>
          <table:table-cell table:formula="of:=([.$A27]+1)*3600" office:value-type="float" office:value="97200" calcext:value-type="float">
            <text:p>97200</text:p>
          </table:table-cell>
          <table:table-cell table:formula="of:=[.B27]/[.D27]" office:value-type="float" office:value="113.349537037037" calcext:value-type="float">
            <text:p>113.35</text:p>
          </table:table-cell>
          <table:table-cell table:formula="of:=[.C27]/[.D27]" office:value-type="float" office:value="4.70158599523455" calcext:value-type="float">
            <text:p>4.70</text:p>
          </table:table-cell>
          <table:table-cell table:formula="of:=[.B27]/[.D27]/24" office:value-type="float" office:value="4.72289737654321" calcext:value-type="float">
            <text:p>4.72</text:p>
          </table:table-cell>
          <table:table-cell table:formula="of:=[.C27]/[.D27]/24" office:value-type="float" office:value="0.195899416468106" calcext:value-type="float">
            <text:p>0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5 - 2*[.$A28]^4 + 3*[.$A28]^3 - 4*[.$A28]^2 + 5*[.$A28] - 3" office:value-type="float" office:value="13342290" calcext:value-type="float">
            <text:p>13,342,290</text:p>
          </table:table-cell>
          <table:table-cell table:formula="of:=2^([.$A28]/6) + 1*[.$A28]^4 - 2" office:value-type="float" office:value="531461.627416998" calcext:value-type="float">
            <text:p>531,462</text:p>
          </table:table-cell>
          <table:table-cell table:formula="of:=([.$A28]+1)*3600" office:value-type="float" office:value="100800" calcext:value-type="float">
            <text:p>100800</text:p>
          </table:table-cell>
          <table:table-cell table:formula="of:=[.B28]/[.D28]" office:value-type="float" office:value="132.363988095238" calcext:value-type="float">
            <text:p>132.36</text:p>
          </table:table-cell>
          <table:table-cell table:formula="of:=[.C28]/[.D28]" office:value-type="float" office:value="5.27243677993054" calcext:value-type="float">
            <text:p>5.27</text:p>
          </table:table-cell>
          <table:table-cell table:formula="of:=[.B28]/[.D28]/24" office:value-type="float" office:value="5.51516617063492" calcext:value-type="float">
            <text:p>5.52</text:p>
          </table:table-cell>
          <table:table-cell table:formula="of:=[.C28]/[.D28]/24" office:value-type="float" office:value="0.219684865830439" calcext:value-type="float">
            <text:p>0.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5 - 2*[.$A29]^4 + 3*[.$A29]^3 - 4*[.$A29]^2 + 5*[.$A29] - 3" office:value-type="float" office:value="16043913" calcext:value-type="float">
            <text:p>16,043,913</text:p>
          </table:table-cell>
          <table:table-cell table:formula="of:=2^([.$A29]/6) + 1*[.$A29]^4 - 2" office:value-type="float" office:value="614679.398416832" calcext:value-type="float">
            <text:p>614,679</text:p>
          </table:table-cell>
          <table:table-cell table:formula="of:=([.$A29]+1)*3600" office:value-type="float" office:value="104400" calcext:value-type="float">
            <text:p>104400</text:p>
          </table:table-cell>
          <table:table-cell table:formula="of:=[.B29]/[.D29]" office:value-type="float" office:value="153.677327586207" calcext:value-type="float">
            <text:p>153.68</text:p>
          </table:table-cell>
          <table:table-cell table:formula="of:=[.C29]/[.D29]" office:value-type="float" office:value="5.88773370131065" calcext:value-type="float">
            <text:p>5.89</text:p>
          </table:table-cell>
          <table:table-cell table:formula="of:=[.B29]/[.D29]/24" office:value-type="float" office:value="6.40322198275862" calcext:value-type="float">
            <text:p>6.40</text:p>
          </table:table-cell>
          <table:table-cell table:formula="of:=[.C29]/[.D29]/24" office:value-type="float" office:value="0.24532223755461" calcext:value-type="float">
            <text:p>0.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5 - 2*[.$A30]^4 + 3*[.$A30]^3 - 4*[.$A30]^2 + 5*[.$A30] - 3" office:value-type="float" office:value="19166532" calcext:value-type="float">
            <text:p>19,166,532</text:p>
          </table:table-cell>
          <table:table-cell table:formula="of:=2^([.$A30]/6) + 1*[.$A30]^4 - 2" office:value-type="float" office:value="707307.508758981" calcext:value-type="float">
            <text:p>707,308</text:p>
          </table:table-cell>
          <table:table-cell table:formula="of:=([.$A30]+1)*3600" office:value-type="float" office:value="108000" calcext:value-type="float">
            <text:p>108000</text:p>
          </table:table-cell>
          <table:table-cell table:formula="of:=[.B30]/[.D30]" office:value-type="float" office:value="177.467888888889" calcext:value-type="float">
            <text:p>177.47</text:p>
          </table:table-cell>
          <table:table-cell table:formula="of:=[.C30]/[.D30]" office:value-type="float" office:value="6.54914359962019" calcext:value-type="float">
            <text:p>6.55</text:p>
          </table:table-cell>
          <table:table-cell table:formula="of:=[.B30]/[.D30]/24" office:value-type="float" office:value="7.39449537037037" calcext:value-type="float">
            <text:p>7.39</text:p>
          </table:table-cell>
          <table:table-cell table:formula="of:=[.C30]/[.D30]/24" office:value-type="float" office:value="0.272880983317508" calcext:value-type="float">
            <text:p>0.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5 - 2*[.$A31]^4 + 3*[.$A31]^3 - 4*[.$A31]^2 + 5*[.$A31] - 3" office:value-type="float" office:value="22757547" calcext:value-type="float">
            <text:p>22,757,547</text:p>
          </table:table-cell>
          <table:table-cell table:formula="of:=2^([.$A31]/6) + 1*[.$A31]^4 - 2" office:value-type="float" office:value="810030" calcext:value-type="float">
            <text:p>810,030</text:p>
          </table:table-cell>
          <table:table-cell table:formula="of:=([.$A31]+1)*3600" office:value-type="float" office:value="111600" calcext:value-type="float">
            <text:p>111600</text:p>
          </table:table-cell>
          <table:table-cell table:formula="of:=[.B31]/[.D31]" office:value-type="float" office:value="203.920672043011" calcext:value-type="float">
            <text:p>203.92</text:p>
          </table:table-cell>
          <table:table-cell table:formula="of:=[.C31]/[.D31]" office:value-type="float" office:value="7.25833333333333" calcext:value-type="float">
            <text:p>7.26</text:p>
          </table:table-cell>
          <table:table-cell table:formula="of:=[.B31]/[.D31]/24" office:value-type="float" office:value="8.49669466845878" calcext:value-type="float">
            <text:p>8.50</text:p>
          </table:table-cell>
          <table:table-cell table:formula="of:=[.C31]/[.D31]/24" office:value-type="float" office:value="0.302430555555556" calcext:value-type="float">
            <text:p>0.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5 - 2*[.$A32]^4 + 3*[.$A32]^3 - 4*[.$A32]^2 + 5*[.$A32] - 3" office:value-type="float" office:value="26867790" calcext:value-type="float">
            <text:p>26,867,790</text:p>
          </table:table-cell>
          <table:table-cell table:formula="of:=2^([.$A32]/6) + 1*[.$A32]^4 - 2" office:value-type="float" office:value="923554.918785546" calcext:value-type="float">
            <text:p>923,555</text:p>
          </table:table-cell>
          <table:table-cell table:formula="of:=([.$A32]+1)*3600" office:value-type="float" office:value="115200" calcext:value-type="float">
            <text:p>115200</text:p>
          </table:table-cell>
          <table:table-cell table:formula="of:=[.B32]/[.D32]" office:value-type="float" office:value="233.22734375" calcext:value-type="float">
            <text:p>233.23</text:p>
          </table:table-cell>
          <table:table-cell table:formula="of:=[.C32]/[.D32]" office:value-type="float" office:value="8.01696978112453" calcext:value-type="float">
            <text:p>8.02</text:p>
          </table:table-cell>
          <table:table-cell table:formula="of:=[.B32]/[.D32]/24" office:value-type="float" office:value="9.71780598958333" calcext:value-type="float">
            <text:p>9.72</text:p>
          </table:table-cell>
          <table:table-cell table:formula="of:=[.C32]/[.D32]/24" office:value-type="float" office:value="0.334040407546855" calcext:value-type="float">
            <text:p>0.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5 - 2*[.$A33]^4 + 3*[.$A33]^3 - 4*[.$A33]^2 + 5*[.$A33] - 3" office:value-type="float" office:value="31551645" calcext:value-type="float">
            <text:p>31,551,645</text:p>
          </table:table-cell>
          <table:table-cell table:formula="of:=2^([.$A33]/6) + 1*[.$A33]^4 - 2" office:value-type="float" office:value="1048614.3174736" calcext:value-type="float">
            <text:p>1,048,614</text:p>
          </table:table-cell>
          <table:table-cell table:formula="of:=([.$A33]+1)*3600" office:value-type="float" office:value="118800" calcext:value-type="float">
            <text:p>118800</text:p>
          </table:table-cell>
          <table:table-cell table:formula="of:=[.B33]/[.D33]" office:value-type="float" office:value="265.586237373737" calcext:value-type="float">
            <text:p>265.59</text:p>
          </table:table-cell>
          <table:table-cell table:formula="of:=[.C33]/[.D33]" office:value-type="float" office:value="8.82671984405384" calcext:value-type="float">
            <text:p>8.83</text:p>
          </table:table-cell>
          <table:table-cell table:formula="of:=[.B33]/[.D33]/24" office:value-type="float" office:value="11.0660932239057" calcext:value-type="float">
            <text:p>11.07</text:p>
          </table:table-cell>
          <table:table-cell table:formula="of:=[.C33]/[.D33]/24" office:value-type="float" office:value="0.367779993502244" calcext:value-type="float">
            <text:p>0.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5 - 2*[.$A34]^4 + 3*[.$A34]^3 - 4*[.$A34]^2 + 5*[.$A34] - 3" office:value-type="float" office:value="36867168" calcext:value-type="float">
            <text:p>36,867,168</text:p>
          </table:table-cell>
          <table:table-cell table:formula="of:=2^([.$A34]/6) + 1*[.$A34]^4 - 2" office:value-type="float" office:value="1185964.254834" calcext:value-type="float">
            <text:p>1,185,964</text:p>
          </table:table-cell>
          <table:table-cell table:formula="of:=([.$A34]+1)*3600" office:value-type="float" office:value="122400" calcext:value-type="float">
            <text:p>122400</text:p>
          </table:table-cell>
          <table:table-cell table:formula="of:=[.B34]/[.D34]" office:value-type="float" office:value="301.202352941176" calcext:value-type="float">
            <text:p>301.20</text:p>
          </table:table-cell>
          <table:table-cell table:formula="of:=[.C34]/[.D34]" office:value-type="float" office:value="9.68925044799016" calcext:value-type="float">
            <text:p>9.69</text:p>
          </table:table-cell>
          <table:table-cell table:formula="of:=[.B34]/[.D34]/24" office:value-type="float" office:value="12.5500980392157" calcext:value-type="float">
            <text:p>12.55</text:p>
          </table:table-cell>
          <table:table-cell table:formula="of:=[.C34]/[.D34]/24" office:value-type="float" office:value="0.403718768666257" calcext:value-type="float">
            <text:p>0.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5 - 2*[.$A35]^4 + 3*[.$A35]^3 - 4*[.$A35]^2 + 5*[.$A35] - 3" office:value-type="float" office:value="42876207" calcext:value-type="float">
            <text:p>42,876,207</text:p>
          </table:table-cell>
          <table:table-cell table:formula="of:=2^([.$A35]/6) + 1*[.$A35]^4 - 2" office:value-type="float" office:value="1336384.79683366" calcext:value-type="float">
            <text:p>1,336,385</text:p>
          </table:table-cell>
          <table:table-cell table:formula="of:=([.$A35]+1)*3600" office:value-type="float" office:value="126000" calcext:value-type="float">
            <text:p>126000</text:p>
          </table:table-cell>
          <table:table-cell table:formula="of:=[.B35]/[.D35]" office:value-type="float" office:value="340.287357142857" calcext:value-type="float">
            <text:p>340.29</text:p>
          </table:table-cell>
          <table:table-cell table:formula="of:=[.C35]/[.D35]" office:value-type="float" office:value="10.6062285462989" calcext:value-type="float">
            <text:p>10.61</text:p>
          </table:table-cell>
          <table:table-cell table:formula="of:=[.B35]/[.D35]/24" office:value-type="float" office:value="14.1786398809524" calcext:value-type="float">
            <text:p>14.18</text:p>
          </table:table-cell>
          <table:table-cell table:formula="of:=[.C35]/[.D35]/24" office:value-type="float" office:value="0.441926189429121" calcext:value-type="float">
            <text:p>0.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5 - 2*[.$A36]^4 + 3*[.$A36]^3 - 4*[.$A36]^2 + 5*[.$A36] - 3" office:value-type="float" office:value="49644522" calcext:value-type="float">
            <text:p>49,644,522</text:p>
          </table:table-cell>
          <table:table-cell table:formula="of:=2^([.$A36]/6) + 1*[.$A36]^4 - 2" office:value-type="float" office:value="1500680.01751796" calcext:value-type="float">
            <text:p>1,500,680</text:p>
          </table:table-cell>
          <table:table-cell table:formula="of:=([.$A36]+1)*3600" office:value-type="float" office:value="129600" calcext:value-type="float">
            <text:p>129600</text:p>
          </table:table-cell>
          <table:table-cell table:formula="of:=[.B36]/[.D36]" office:value-type="float" office:value="383.059583333333" calcext:value-type="float">
            <text:p>383.06</text:p>
          </table:table-cell>
          <table:table-cell table:formula="of:=[.C36]/[.D36]" office:value-type="float" office:value="11.5793211228238" calcext:value-type="float">
            <text:p>11.58</text:p>
          </table:table-cell>
          <table:table-cell table:formula="of:=[.B36]/[.D36]/24" office:value-type="float" office:value="15.9608159722222" calcext:value-type="float">
            <text:p>15.96</text:p>
          </table:table-cell>
          <table:table-cell table:formula="of:=[.C36]/[.D36]/24" office:value-type="float" office:value="0.482471713450991" calcext:value-type="float">
            <text:p>0.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5 - 2*[.$A37]^4 + 3*[.$A37]^3 - 4*[.$A37]^2 + 5*[.$A37] - 3" office:value-type="float" office:value="57241905" calcext:value-type="float">
            <text:p>57,241,905</text:p>
          </table:table-cell>
          <table:table-cell table:formula="of:=2^([.$A37]/6) + 1*[.$A37]^4 - 2" office:value-type="float" office:value="1679678" calcext:value-type="float">
            <text:p>1,679,678</text:p>
          </table:table-cell>
          <table:table-cell table:formula="of:=([.$A37]+1)*3600" office:value-type="float" office:value="133200" calcext:value-type="float">
            <text:p>133200</text:p>
          </table:table-cell>
          <table:table-cell table:formula="of:=[.B37]/[.D37]" office:value-type="float" office:value="429.744031531532" calcext:value-type="float">
            <text:p>429.74</text:p>
          </table:table-cell>
          <table:table-cell table:formula="of:=[.C37]/[.D37]" office:value-type="float" office:value="12.6101951951952" calcext:value-type="float">
            <text:p>12.61</text:p>
          </table:table-cell>
          <table:table-cell table:formula="of:=[.B37]/[.D37]/24" office:value-type="float" office:value="17.9060013138138" calcext:value-type="float">
            <text:p>17.91</text:p>
          </table:table-cell>
          <table:table-cell table:formula="of:=[.C37]/[.D37]/24" office:value-type="float" office:value="0.5254247997998" calcext:value-type="float">
            <text:p>0.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5 - 2*[.$A38]^4 + 3*[.$A38]^3 - 4*[.$A38]^2 + 5*[.$A38] - 3" office:value-type="float" office:value="65742300" calcext:value-type="float">
            <text:p>65,742,300</text:p>
          </table:table-cell>
          <table:table-cell table:formula="of:=2^([.$A38]/6) + 1*[.$A38]^4 - 2" office:value-type="float" office:value="1874230.83757109" calcext:value-type="float">
            <text:p>1,874,231</text:p>
          </table:table-cell>
          <table:table-cell table:formula="of:=([.$A38]+1)*3600" office:value-type="float" office:value="136800" calcext:value-type="float">
            <text:p>136800</text:p>
          </table:table-cell>
          <table:table-cell table:formula="of:=[.B38]/[.D38]" office:value-type="float" office:value="480.572368421053" calcext:value-type="float">
            <text:p>480.57</text:p>
          </table:table-cell>
          <table:table-cell table:formula="of:=[.C38]/[.D38]" office:value-type="float" office:value="13.7005178185021" calcext:value-type="float">
            <text:p>13.70</text:p>
          </table:table-cell>
          <table:table-cell table:formula="of:=[.B38]/[.D38]/24" office:value-type="float" office:value="20.0238486842105" calcext:value-type="float">
            <text:p>20.02</text:p>
          </table:table-cell>
          <table:table-cell table:formula="of:=[.C38]/[.D38]/24" office:value-type="float" office:value="0.570854909104256" calcext:value-type="float">
            <text:p>0.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5 - 2*[.$A39]^4 + 3*[.$A39]^3 - 4*[.$A39]^2 + 5*[.$A39] - 3" office:value-type="float" office:value="75223923" calcext:value-type="float">
            <text:p>75,223,923</text:p>
          </table:table-cell>
          <table:table-cell table:formula="of:=2^([.$A39]/6) + 1*[.$A39]^4 - 2" office:value-type="float" office:value="2085214.63494719" calcext:value-type="float">
            <text:p>2,085,215</text:p>
          </table:table-cell>
          <table:table-cell table:formula="of:=([.$A39]+1)*3600" office:value-type="float" office:value="140400" calcext:value-type="float">
            <text:p>140400</text:p>
          </table:table-cell>
          <table:table-cell table:formula="of:=[.B39]/[.D39]" office:value-type="float" office:value="535.782927350427" calcext:value-type="float">
            <text:p>535.78</text:p>
          </table:table-cell>
          <table:table-cell table:formula="of:=[.C39]/[.D39]" office:value-type="float" office:value="14.8519560893675" calcext:value-type="float">
            <text:p>14.85</text:p>
          </table:table-cell>
          <table:table-cell table:formula="of:=[.B39]/[.D39]/24" office:value-type="float" office:value="22.3242886396011" calcext:value-type="float">
            <text:p>22.32</text:p>
          </table:table-cell>
          <table:table-cell table:formula="of:=[.C39]/[.D39]/24" office:value-type="float" office:value="0.618831503723645" calcext:value-type="float">
            <text:p>0.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5 - 2*[.$A40]^4 + 3*[.$A40]^3 - 4*[.$A40]^2 + 5*[.$A40] - 3" office:value-type="float" office:value="85769382" calcext:value-type="float">
            <text:p>85,769,382</text:p>
          </table:table-cell>
          <table:table-cell table:formula="of:=2^([.$A40]/6) + 1*[.$A40]^4 - 2" office:value-type="float" office:value="2313529.50966799" calcext:value-type="float">
            <text:p>2,313,530</text:p>
          </table:table-cell>
          <table:table-cell table:formula="of:=([.$A40]+1)*3600" office:value-type="float" office:value="144000" calcext:value-type="float">
            <text:p>144000</text:p>
          </table:table-cell>
          <table:table-cell table:formula="of:=[.B40]/[.D40]" office:value-type="float" office:value="595.620708333333" calcext:value-type="float">
            <text:p>595.62</text:p>
          </table:table-cell>
          <table:table-cell table:formula="of:=[.C40]/[.D40]" office:value-type="float" office:value="16.0661771504722" calcext:value-type="float">
            <text:p>16.07</text:p>
          </table:table-cell>
          <table:table-cell table:formula="of:=[.B40]/[.D40]/24" office:value-type="float" office:value="24.8175295138889" calcext:value-type="float">
            <text:p>24.82</text:p>
          </table:table-cell>
          <table:table-cell table:formula="of:=[.C40]/[.D40]/24" office:value-type="float" office:value="0.66942404793634" calcext:value-type="float">
            <text:p>0.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5 - 2*[.$A41]^4 + 3*[.$A41]^3 - 4*[.$A41]^2 + 5*[.$A41] - 3" office:value-type="float" office:value="97465797" calcext:value-type="float">
            <text:p>97,465,797</text:p>
          </table:table-cell>
          <table:table-cell table:formula="of:=2^([.$A41]/6) + 1*[.$A41]^4 - 2" office:value-type="float" office:value="2560099.59366733" calcext:value-type="float">
            <text:p>2,560,100</text:p>
          </table:table-cell>
          <table:table-cell table:formula="of:=([.$A41]+1)*3600" office:value-type="float" office:value="147600" calcext:value-type="float">
            <text:p>147600</text:p>
          </table:table-cell>
          <table:table-cell table:formula="of:=[.B41]/[.D41]" office:value-type="float" office:value="660.337378048781" calcext:value-type="float">
            <text:p>660.34</text:p>
          </table:table-cell>
          <table:table-cell table:formula="of:=[.C41]/[.D41]" office:value-type="float" office:value="17.3448481955781" calcext:value-type="float">
            <text:p>17.34</text:p>
          </table:table-cell>
          <table:table-cell table:formula="of:=[.B41]/[.D41]/24" office:value-type="float" office:value="27.5140574186992" calcext:value-type="float">
            <text:p>27.51</text:p>
          </table:table-cell>
          <table:table-cell table:formula="of:=[.C41]/[.D41]/24" office:value-type="float" office:value="0.722702008149087" calcext:value-type="float">
            <text:p>0.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5 - 2*[.$A42]^4 + 3*[.$A42]^3 - 4*[.$A42]^2 + 5*[.$A42] - 3" office:value-type="float" office:value="110404920" calcext:value-type="float">
            <text:p>110,404,920</text:p>
          </table:table-cell>
          <table:table-cell table:formula="of:=2^([.$A42]/6) + 1*[.$A42]^4 - 2" office:value-type="float" office:value="2825873.03503592" calcext:value-type="float">
            <text:p>2,825,873</text:p>
          </table:table-cell>
          <table:table-cell table:formula="of:=([.$A42]+1)*3600" office:value-type="float" office:value="151200" calcext:value-type="float">
            <text:p>151200</text:p>
          </table:table-cell>
          <table:table-cell table:formula="of:=[.B42]/[.D42]" office:value-type="float" office:value="730.19126984127" calcext:value-type="float">
            <text:p>730.19</text:p>
          </table:table-cell>
          <table:table-cell table:formula="of:=[.C42]/[.D42]" office:value-type="float" office:value="18.6896364751053" calcext:value-type="float">
            <text:p>18.69</text:p>
          </table:table-cell>
          <table:table-cell table:formula="of:=[.B42]/[.D42]/24" office:value-type="float" office:value="30.4246362433862" calcext:value-type="float">
            <text:p>30.42</text:p>
          </table:table-cell>
          <table:table-cell table:formula="of:=[.C42]/[.D42]/24" office:value-type="float" office:value="0.778734853129388" calcext:value-type="float">
            <text:p>0.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5 - 2*[.$A43]^4 + 3*[.$A43]^3 - 4*[.$A43]^2 + 5*[.$A43] - 3" office:value-type="float" office:value="124683255" calcext:value-type="float">
            <text:p>124,683,255</text:p>
          </table:table-cell>
          <table:table-cell table:formula="of:=2^([.$A43]/6) + 1*[.$A43]^4 - 2" office:value-type="float" office:value="3111822" calcext:value-type="float">
            <text:p>3,111,822</text:p>
          </table:table-cell>
          <table:table-cell table:formula="of:=([.$A43]+1)*3600" office:value-type="float" office:value="154800" calcext:value-type="float">
            <text:p>154800</text:p>
          </table:table-cell>
          <table:table-cell table:formula="of:=[.B43]/[.D43]" office:value-type="float" office:value="805.44738372093" calcext:value-type="float">
            <text:p>805.45</text:p>
          </table:table-cell>
          <table:table-cell table:formula="of:=[.C43]/[.D43]" office:value-type="float" office:value="20.1022093023256" calcext:value-type="float">
            <text:p>20.10</text:p>
          </table:table-cell>
          <table:table-cell table:formula="of:=[.B43]/[.D43]/24" office:value-type="float" office:value="33.5603076550388" calcext:value-type="float">
            <text:p>33.56</text:p>
          </table:table-cell>
          <table:table-cell table:formula="of:=[.C43]/[.D43]/24" office:value-type="float" office:value="0.837592054263566" calcext:value-type="float">
            <text:p>0.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5 - 2*[.$A44]^4 + 3*[.$A44]^3 - 4*[.$A44]^2 + 5*[.$A44] - 3" office:value-type="float" office:value="140402178" calcext:value-type="float">
            <text:p>140,402,178</text:p>
          </table:table-cell>
          <table:table-cell table:formula="of:=2^([.$A44]/6) + 1*[.$A44]^4 - 2" office:value-type="float" office:value="3418942.67514218" calcext:value-type="float">
            <text:p>3,418,943</text:p>
          </table:table-cell>
          <table:table-cell table:formula="of:=([.$A44]+1)*3600" office:value-type="float" office:value="158400" calcext:value-type="float">
            <text:p>158400</text:p>
          </table:table-cell>
          <table:table-cell table:formula="of:=[.B44]/[.D44]" office:value-type="float" office:value="886.377386363636" calcext:value-type="float">
            <text:p>886.38</text:p>
          </table:table-cell>
          <table:table-cell table:formula="of:=[.C44]/[.D44]" office:value-type="float" office:value="21.5842340602411" calcext:value-type="float">
            <text:p>21.58</text:p>
          </table:table-cell>
          <table:table-cell table:formula="of:=[.B44]/[.D44]/24" office:value-type="float" office:value="36.9323910984849" calcext:value-type="float">
            <text:p>36.93</text:p>
          </table:table-cell>
          <table:table-cell table:formula="of:=[.C44]/[.D44]/24" office:value-type="float" office:value="0.899343085843377" calcext:value-type="float">
            <text:p>0.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5 - 2*[.$A45]^4 + 3*[.$A45]^3 - 4*[.$A45]^2 + 5*[.$A45] - 3" office:value-type="float" office:value="157668057" calcext:value-type="float">
            <text:p>157,668,057</text:p>
          </table:table-cell>
          <table:table-cell table:formula="of:=2^([.$A45]/6) + 1*[.$A45]^4 - 2" office:value-type="float" office:value="3748255.26989439" calcext:value-type="float">
            <text:p>3,748,255</text:p>
          </table:table-cell>
          <table:table-cell table:formula="of:=([.$A45]+1)*3600" office:value-type="float" office:value="162000" calcext:value-type="float">
            <text:p>162000</text:p>
          </table:table-cell>
          <table:table-cell table:formula="of:=[.B45]/[.D45]" office:value-type="float" office:value="973.259611111111" calcext:value-type="float">
            <text:p>973.26</text:p>
          </table:table-cell>
          <table:table-cell table:formula="of:=[.C45]/[.D45]" office:value-type="float" office:value="23.1373782092246" calcext:value-type="float">
            <text:p>23.14</text:p>
          </table:table-cell>
          <table:table-cell table:formula="of:=[.B45]/[.D45]/24" office:value-type="float" office:value="40.5524837962963" calcext:value-type="float">
            <text:p>40.55</text:p>
          </table:table-cell>
          <table:table-cell table:formula="of:=[.C45]/[.D45]/24" office:value-type="float" office:value="0.964057425384359" calcext:value-type="float">
            <text:p>0.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5 - 2*[.$A46]^4 + 3*[.$A46]^3 - 4*[.$A46]^2 + 5*[.$A46] - 3" office:value-type="float" office:value="176592372" calcext:value-type="float">
            <text:p>176,592,372</text:p>
          </table:table-cell>
          <table:table-cell table:formula="of:=2^([.$A46]/6) + 1*[.$A46]^4 - 2" office:value-type="float" office:value="4100804.01933598" calcext:value-type="float">
            <text:p>4,100,804</text:p>
          </table:table-cell>
          <table:table-cell table:formula="of:=([.$A46]+1)*3600" office:value-type="float" office:value="165600" calcext:value-type="float">
            <text:p>165600</text:p>
          </table:table-cell>
          <table:table-cell table:formula="of:=[.B46]/[.D46]" office:value-type="float" office:value="1066.37905797101" calcext:value-type="float">
            <text:p>1,066.38</text:p>
          </table:table-cell>
          <table:table-cell table:formula="of:=[.C46]/[.D46]" office:value-type="float" office:value="24.7633092955072" calcext:value-type="float">
            <text:p>24.76</text:p>
          </table:table-cell>
          <table:table-cell table:formula="of:=[.B46]/[.D46]/24" office:value-type="float" office:value="44.4324607487923" calcext:value-type="float">
            <text:p>44.43</text:p>
          </table:table-cell>
          <table:table-cell table:formula="of:=[.C46]/[.D46]/24" office:value-type="float" office:value="1.03180455397946" calcext:value-type="float">
            <text:p>1.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5 - 2*[.$A47]^4 + 3*[.$A47]^3 - 4*[.$A47]^2 + 5*[.$A47] - 3" office:value-type="float" office:value="197291835" calcext:value-type="float">
            <text:p>197,291,835</text:p>
          </table:table-cell>
          <table:table-cell table:formula="of:=2^([.$A47]/6) + 1*[.$A47]^4 - 2" office:value-type="float" office:value="4477657.18733465" calcext:value-type="float">
            <text:p>4,477,657</text:p>
          </table:table-cell>
          <table:table-cell table:formula="of:=([.$A47]+1)*3600" office:value-type="float" office:value="169200" calcext:value-type="float">
            <text:p>169200</text:p>
          </table:table-cell>
          <table:table-cell table:formula="of:=[.B47]/[.D47]" office:value-type="float" office:value="1166.02739361702" calcext:value-type="float">
            <text:p>1,166.03</text:p>
          </table:table-cell>
          <table:table-cell table:formula="of:=[.C47]/[.D47]" office:value-type="float" office:value="26.4636949606067" calcext:value-type="float">
            <text:p>26.46</text:p>
          </table:table-cell>
          <table:table-cell table:formula="of:=[.B47]/[.D47]/24" office:value-type="float" office:value="48.5844747340426" calcext:value-type="float">
            <text:p>48.58</text:p>
          </table:table-cell>
          <table:table-cell table:formula="of:=[.C47]/[.D47]/24" office:value-type="float" office:value="1.10265395669195" calcext:value-type="float">
            <text:p>1.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5 - 2*[.$A48]^4 + 3*[.$A48]^3 - 4*[.$A48]^2 + 5*[.$A48] - 3" office:value-type="float" office:value="219888510" calcext:value-type="float">
            <text:p>219,888,510</text:p>
          </table:table-cell>
          <table:table-cell table:formula="of:=2^([.$A48]/6) + 1*[.$A48]^4 - 2" office:value-type="float" office:value="4879907.07007184" calcext:value-type="float">
            <text:p>4,879,907</text:p>
          </table:table-cell>
          <table:table-cell table:formula="of:=([.$A48]+1)*3600" office:value-type="float" office:value="172800" calcext:value-type="float">
            <text:p>172800</text:p>
          </table:table-cell>
          <table:table-cell table:formula="of:=[.B48]/[.D48]" office:value-type="float" office:value="1272.50295138889" calcext:value-type="float">
            <text:p>1,272.50</text:p>
          </table:table-cell>
          <table:table-cell table:formula="of:=[.C48]/[.D48]" office:value-type="float" office:value="28.2402029518047" calcext:value-type="float">
            <text:p>28.24</text:p>
          </table:table-cell>
          <table:table-cell table:formula="of:=[.B48]/[.D48]/24" office:value-type="float" office:value="53.0209563078704" calcext:value-type="float">
            <text:p>53.02</text:p>
          </table:table-cell>
          <table:table-cell table:formula="of:=[.C48]/[.D48]/24" office:value-type="float" office:value="1.17667512299186" calcext:value-type="float">
            <text:p>1.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5 - 2*[.$A49]^4 + 3*[.$A49]^3 - 4*[.$A49]^2 + 5*[.$A49] - 3" office:value-type="float" office:value="244509933" calcext:value-type="float">
            <text:p>244,509,933</text:p>
          </table:table-cell>
          <table:table-cell table:formula="of:=2^([.$A49]/6) + 1*[.$A49]^4 - 2" office:value-type="float" office:value="5308670" calcext:value-type="float">
            <text:p>5,308,670</text:p>
          </table:table-cell>
          <table:table-cell table:formula="of:=([.$A49]+1)*3600" office:value-type="float" office:value="176400" calcext:value-type="float">
            <text:p>176400</text:p>
          </table:table-cell>
          <table:table-cell table:formula="of:=[.B49]/[.D49]" office:value-type="float" office:value="1386.11073129252" calcext:value-type="float">
            <text:p>1,386.11</text:p>
          </table:table-cell>
          <table:table-cell table:formula="of:=[.C49]/[.D49]" office:value-type="float" office:value="30.0945011337869" calcext:value-type="float">
            <text:p>30.09</text:p>
          </table:table-cell>
          <table:table-cell table:formula="of:=[.B49]/[.D49]/24" office:value-type="float" office:value="57.7546138038549" calcext:value-type="float">
            <text:p>57.75</text:p>
          </table:table-cell>
          <table:table-cell table:formula="of:=[.C49]/[.D49]/24" office:value-type="float" office:value="1.25393754724112" calcext:value-type="float">
            <text:p>1.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5 - 2*[.$A50]^4 + 3*[.$A50]^3 - 4*[.$A50]^2 + 5*[.$A50] - 3" office:value-type="float" office:value="271289232" calcext:value-type="float">
            <text:p>271,289,232</text:p>
          </table:table-cell>
          <table:table-cell table:formula="of:=2^([.$A50]/6) + 1*[.$A50]^4 - 2" office:value-type="float" office:value="5765086.35028437" calcext:value-type="float">
            <text:p>5,765,086</text:p>
          </table:table-cell>
          <table:table-cell table:formula="of:=([.$A50]+1)*3600" office:value-type="float" office:value="180000" calcext:value-type="float">
            <text:p>180000</text:p>
          </table:table-cell>
          <table:table-cell table:formula="of:=[.B50]/[.D50]" office:value-type="float" office:value="1507.1624" calcext:value-type="float">
            <text:p>1,507.16</text:p>
          </table:table-cell>
          <table:table-cell table:formula="of:=[.C50]/[.D50]" office:value-type="float" office:value="32.0282575015798" calcext:value-type="float">
            <text:p>32.03</text:p>
          </table:table-cell>
          <table:table-cell table:formula="of:=[.B50]/[.D50]/24" office:value-type="float" office:value="62.7984333333333" calcext:value-type="float">
            <text:p>62.80</text:p>
          </table:table-cell>
          <table:table-cell table:formula="of:=[.C50]/[.D50]/24" office:value-type="float" office:value="1.33451072923249" calcext:value-type="float">
            <text:p>1.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5 - 2*[.$A51]^4 + 3*[.$A51]^3 - 4*[.$A51]^2 + 5*[.$A51] - 3" office:value-type="float" office:value="300365247" calcext:value-type="float">
            <text:p>300,365,247</text:p>
          </table:table-cell>
          <table:table-cell table:formula="of:=2^([.$A51]/6) + 1*[.$A51]^4 - 2" office:value-type="float" office:value="6250320.53978877" calcext:value-type="float">
            <text:p>6,250,321</text:p>
          </table:table-cell>
          <table:table-cell table:formula="of:=([.$A51]+1)*3600" office:value-type="float" office:value="183600" calcext:value-type="float">
            <text:p>183600</text:p>
          </table:table-cell>
          <table:table-cell table:formula="of:=[.B51]/[.D51]" office:value-type="float" office:value="1635.97629084967" calcext:value-type="float">
            <text:p>1,635.98</text:p>
          </table:table-cell>
          <table:table-cell table:formula="of:=[.C51]/[.D51]" office:value-type="float" office:value="34.043140194928" calcext:value-type="float">
            <text:p>34.04</text:p>
          </table:table-cell>
          <table:table-cell table:formula="of:=[.B51]/[.D51]/24" office:value-type="float" office:value="68.1656787854031" calcext:value-type="float">
            <text:p>68.17</text:p>
          </table:table-cell>
          <table:table-cell table:formula="of:=[.C51]/[.D51]/24" office:value-type="float" office:value="1.41846417478866" calcext:value-type="float">
            <text:p>1.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5 - 2*[.$A52]^4 + 3*[.$A52]^3 - 4*[.$A52]^2 + 5*[.$A52] - 3" office:value-type="float" office:value="331882650" calcext:value-type="float">
            <text:p>331,882,650</text:p>
          </table:table-cell>
          <table:table-cell table:formula="of:=2^([.$A52]/6) + 1*[.$A52]^4 - 2" office:value-type="float" office:value="6765561.03867197" calcext:value-type="float">
            <text:p>6,765,561</text:p>
          </table:table-cell>
          <table:table-cell table:formula="of:=([.$A52]+1)*3600" office:value-type="float" office:value="187200" calcext:value-type="float">
            <text:p>187200</text:p>
          </table:table-cell>
          <table:table-cell table:formula="of:=[.B52]/[.D52]" office:value-type="float" office:value="1772.87740384615" calcext:value-type="float">
            <text:p>1,772.88</text:p>
          </table:table-cell>
          <table:table-cell table:formula="of:=[.C52]/[.D52]" office:value-type="float" office:value="36.1408175142733" calcext:value-type="float">
            <text:p>36.14</text:p>
          </table:table-cell>
          <table:table-cell table:formula="of:=[.B52]/[.D52]/24" office:value-type="float" office:value="73.8698918269231" calcext:value-type="float">
            <text:p>73.87</text:p>
          </table:table-cell>
          <table:table-cell table:formula="of:=[.C52]/[.D52]/24" office:value-type="float" office:value="1.50586739642806" calcext:value-type="float">
            <text:p>1.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5 - 2*[.$A53]^4 + 3*[.$A53]^3 - 4*[.$A53]^2 + 5*[.$A53] - 3" office:value-type="float" office:value="365992065" calcext:value-type="float">
            <text:p>365,992,065</text:p>
          </table:table-cell>
          <table:table-cell table:formula="of:=2^([.$A53]/6) + 1*[.$A53]^4 - 2" office:value-type="float" office:value="7312020.3746693" calcext:value-type="float">
            <text:p>7,312,020</text:p>
          </table:table-cell>
          <table:table-cell table:formula="of:=([.$A53]+1)*3600" office:value-type="float" office:value="190800" calcext:value-type="float">
            <text:p>190800</text:p>
          </table:table-cell>
          <table:table-cell table:formula="of:=[.B53]/[.D53]" office:value-type="float" office:value="1918.19740566038" calcext:value-type="float">
            <text:p>1,918.20</text:p>
          </table:table-cell>
          <table:table-cell table:formula="of:=[.C53]/[.D53]" office:value-type="float" office:value="38.3229579385184" calcext:value-type="float">
            <text:p>38.32</text:p>
          </table:table-cell>
          <table:table-cell table:formula="of:=[.B53]/[.D53]/24" office:value-type="float" office:value="79.9248919025157" calcext:value-type="float">
            <text:p>79.92</text:p>
          </table:table-cell>
          <table:table-cell table:formula="of:=[.C53]/[.D53]/24" office:value-type="float" office:value="1.59678991410493" calcext:value-type="float">
            <text:p>1.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5 - 2*[.$A54]^4 + 3*[.$A54]^3 - 4*[.$A54]^2 + 5*[.$A54] - 3" office:value-type="float" office:value="402850188" calcext:value-type="float">
            <text:p>402,850,188</text:p>
          </table:table-cell>
          <table:table-cell table:formula="of:=2^([.$A54]/6) + 1*[.$A54]^4 - 2" office:value-type="float" office:value="7890935.14014369" calcext:value-type="float">
            <text:p>7,890,935</text:p>
          </table:table-cell>
          <table:table-cell table:formula="of:=([.$A54]+1)*3600" office:value-type="float" office:value="194400" calcext:value-type="float">
            <text:p>194400</text:p>
          </table:table-cell>
          <table:table-cell table:formula="of:=[.B54]/[.D54]" office:value-type="float" office:value="2072.27462962963" calcext:value-type="float">
            <text:p>2,072.27</text:p>
          </table:table-cell>
          <table:table-cell table:formula="of:=[.C54]/[.D54]" office:value-type="float" office:value="40.5912301447721" calcext:value-type="float">
            <text:p>40.59</text:p>
          </table:table-cell>
          <table:table-cell table:formula="of:=[.B54]/[.D54]/24" office:value-type="float" office:value="86.3447762345679" calcext:value-type="float">
            <text:p>86.34</text:p>
          </table:table-cell>
          <table:table-cell table:formula="of:=[.C54]/[.D54]/24" office:value-type="float" office:value="1.69130125603217" calcext:value-type="float">
            <text:p>1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5 - 2*[.$A55]^4 + 3*[.$A55]^3 - 4*[.$A55]^2 + 5*[.$A55] - 3" office:value-type="float" office:value="442619907" calcext:value-type="float">
            <text:p>442,619,907</text:p>
          </table:table-cell>
          <table:table-cell table:formula="of:=2^([.$A55]/6) + 1*[.$A55]^4 - 2" office:value-type="float" office:value="8503566" calcext:value-type="float">
            <text:p>8,503,566</text:p>
          </table:table-cell>
          <table:table-cell table:formula="of:=([.$A55]+1)*3600" office:value-type="float" office:value="198000" calcext:value-type="float">
            <text:p>198000</text:p>
          </table:table-cell>
          <table:table-cell table:formula="of:=[.B55]/[.D55]" office:value-type="float" office:value="2235.45407575758" calcext:value-type="float">
            <text:p>2,235.45</text:p>
          </table:table-cell>
          <table:table-cell table:formula="of:=[.C55]/[.D55]" office:value-type="float" office:value="42.947303030303" calcext:value-type="float">
            <text:p>42.95</text:p>
          </table:table-cell>
          <table:table-cell table:formula="of:=[.B55]/[.D55]/24" office:value-type="float" office:value="93.1439198232323" calcext:value-type="float">
            <text:p>93.14</text:p>
          </table:table-cell>
          <table:table-cell table:formula="of:=[.C55]/[.D55]/24" office:value-type="float" office:value="1.78947095959596" calcext:value-type="float">
            <text:p>1.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5 - 2*[.$A56]^4 + 3*[.$A56]^3 - 4*[.$A56]^2 + 5*[.$A56] - 3" office:value-type="float" office:value="485470422" calcext:value-type="float">
            <text:p>485,470,422</text:p>
          </table:table-cell>
          <table:table-cell table:formula="of:=2^([.$A56]/6) + 1*[.$A56]^4 - 2" office:value-type="float" office:value="9151197.70056873" calcext:value-type="float">
            <text:p>9,151,198</text:p>
          </table:table-cell>
          <table:table-cell table:formula="of:=([.$A56]+1)*3600" office:value-type="float" office:value="201600" calcext:value-type="float">
            <text:p>201600</text:p>
          </table:table-cell>
          <table:table-cell table:formula="of:=[.B56]/[.D56]" office:value-type="float" office:value="2408.08741071429" calcext:value-type="float">
            <text:p>2,408.09</text:p>
          </table:table-cell>
          <table:table-cell table:formula="of:=[.C56]/[.D56]" office:value-type="float" office:value="45.3928457369481" calcext:value-type="float">
            <text:p>45.39</text:p>
          </table:table-cell>
          <table:table-cell table:formula="of:=[.B56]/[.D56]/24" office:value-type="float" office:value="100.336975446429" calcext:value-type="float">
            <text:p>100.34</text:p>
          </table:table-cell>
          <table:table-cell table:formula="of:=[.C56]/[.D56]/24" office:value-type="float" office:value="1.89136857237284" calcext:value-type="float">
            <text:p>1.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5 - 2*[.$A57]^4 + 3*[.$A57]^3 - 4*[.$A57]^2 + 5*[.$A57] - 3" office:value-type="float" office:value="531577365" calcext:value-type="float">
            <text:p>531,577,365</text:p>
          </table:table-cell>
          <table:table-cell table:formula="of:=2^([.$A57]/6) + 1*[.$A57]^4 - 2" office:value-type="float" office:value="9835139.07957755" calcext:value-type="float">
            <text:p>9,835,139</text:p>
          </table:table-cell>
          <table:table-cell table:formula="of:=([.$A57]+1)*3600" office:value-type="float" office:value="205200" calcext:value-type="float">
            <text:p>205200</text:p>
          </table:table-cell>
          <table:table-cell table:formula="of:=[.B57]/[.D57]" office:value-type="float" office:value="2590.53296783626" calcext:value-type="float">
            <text:p>2,590.53</text:p>
          </table:table-cell>
          <table:table-cell table:formula="of:=[.C57]/[.D57]" office:value-type="float" office:value="47.9295276782532" calcext:value-type="float">
            <text:p>47.93</text:p>
          </table:table-cell>
          <table:table-cell table:formula="of:=[.B57]/[.D57]/24" office:value-type="float" office:value="107.938873659844" calcext:value-type="float">
            <text:p>107.94</text:p>
          </table:table-cell>
          <table:table-cell table:formula="of:=[.C57]/[.D57]/24" office:value-type="float" office:value="1.99706365326055" calcext:value-type="float">
            <text:p>2.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5 - 2*[.$A58]^4 + 3*[.$A58]^3 - 4*[.$A58]^2 + 5*[.$A58] - 3" office:value-type="float" office:value="581122920" calcext:value-type="float">
            <text:p>581,122,920</text:p>
          </table:table-cell>
          <table:table-cell table:formula="of:=2^([.$A58]/6) + 1*[.$A58]^4 - 2" office:value-type="float" office:value="10556723.0773439" calcext:value-type="float">
            <text:p>10,556,723</text:p>
          </table:table-cell>
          <table:table-cell table:formula="of:=([.$A58]+1)*3600" office:value-type="float" office:value="208800" calcext:value-type="float">
            <text:p>208800</text:p>
          </table:table-cell>
          <table:table-cell table:formula="of:=[.B58]/[.D58]" office:value-type="float" office:value="2783.15574712644" calcext:value-type="float">
            <text:p>2,783.16</text:p>
          </table:table-cell>
          <table:table-cell table:formula="of:=[.C58]/[.D58]" office:value-type="float" office:value="50.5590185696549" calcext:value-type="float">
            <text:p>50.56</text:p>
          </table:table-cell>
          <table:table-cell table:formula="of:=[.B58]/[.D58]/24" office:value-type="float" office:value="115.964822796935" calcext:value-type="float">
            <text:p>115.96</text:p>
          </table:table-cell>
          <table:table-cell table:formula="of:=[.C58]/[.D58]/24" office:value-type="float" office:value="2.10662577373562" calcext:value-type="float">
            <text:p>2.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5 - 2*[.$A59]^4 + 3*[.$A59]^3 - 4*[.$A59]^2 + 5*[.$A59] - 3" office:value-type="float" office:value="634295943" calcext:value-type="float">
            <text:p>634,295,943</text:p>
          </table:table-cell>
          <table:table-cell table:formula="of:=2^([.$A59]/6) + 1*[.$A59]^4 - 2" office:value-type="float" office:value="11317306.7493386" calcext:value-type="float">
            <text:p>11,317,307</text:p>
          </table:table-cell>
          <table:table-cell table:formula="of:=([.$A59]+1)*3600" office:value-type="float" office:value="212400" calcext:value-type="float">
            <text:p>212400</text:p>
          </table:table-cell>
          <table:table-cell table:formula="of:=[.B59]/[.D59]" office:value-type="float" office:value="2986.32741525424" calcext:value-type="float">
            <text:p>2,986.33</text:p>
          </table:table-cell>
          <table:table-cell table:formula="of:=[.C59]/[.D59]" office:value-type="float" office:value="53.2829884620462" calcext:value-type="float">
            <text:p>53.28</text:p>
          </table:table-cell>
          <table:table-cell table:formula="of:=[.B59]/[.D59]/24" office:value-type="float" office:value="124.430308968927" calcext:value-type="float">
            <text:p>124.43</text:p>
          </table:table-cell>
          <table:table-cell table:formula="of:=[.C59]/[.D59]/24" office:value-type="float" office:value="2.22012451925192" calcext:value-type="float">
            <text:p>2.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5 - 2*[.$A60]^4 + 3*[.$A60]^3 - 4*[.$A60]^2 + 5*[.$A60] - 3" office:value-type="float" office:value="691292082" calcext:value-type="float">
            <text:p>691,292,082</text:p>
          </table:table-cell>
          <table:table-cell table:formula="of:=2^([.$A60]/6) + 1*[.$A60]^4 - 2" office:value-type="float" office:value="12118271.2802874" calcext:value-type="float">
            <text:p>12,118,271</text:p>
          </table:table-cell>
          <table:table-cell table:formula="of:=([.$A60]+1)*3600" office:value-type="float" office:value="216000" calcext:value-type="float">
            <text:p>216000</text:p>
          </table:table-cell>
          <table:table-cell table:formula="of:=[.B60]/[.D60]" office:value-type="float" office:value="3200.42630555556" calcext:value-type="float">
            <text:p>3,200.43</text:p>
          </table:table-cell>
          <table:table-cell table:formula="of:=[.C60]/[.D60]" office:value-type="float" office:value="56.1031077791082" calcext:value-type="float">
            <text:p>56.10</text:p>
          </table:table-cell>
          <table:table-cell table:formula="of:=[.B60]/[.D60]/24" office:value-type="float" office:value="133.351096064815" calcext:value-type="float">
            <text:p>133.35</text:p>
          </table:table-cell>
          <table:table-cell table:formula="of:=[.C60]/[.D60]/24" office:value-type="float" office:value="2.33762949079618" calcext:value-type="float">
            <text:p>2.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5 - 2*[.$A61]^4 + 3*[.$A61]^3 - 4*[.$A61]^2 + 5*[.$A61] - 3" office:value-type="float" office:value="752313897" calcext:value-type="float">
            <text:p>752,313,897</text:p>
          </table:table-cell>
          <table:table-cell table:formula="of:=2^([.$A61]/6) + 1*[.$A61]^4 - 2" office:value-type="float" office:value="12961022" calcext:value-type="float">
            <text:p>12,961,022</text:p>
          </table:table-cell>
          <table:table-cell table:formula="of:=([.$A61]+1)*3600" office:value-type="float" office:value="219600" calcext:value-type="float">
            <text:p>219600</text:p>
          </table:table-cell>
          <table:table-cell table:formula="of:=[.B61]/[.D61]" office:value-type="float" office:value="3425.83741803279" calcext:value-type="float">
            <text:p>3,425.84</text:p>
          </table:table-cell>
          <table:table-cell table:formula="of:=[.C61]/[.D61]" office:value-type="float" office:value="59.0210473588342" calcext:value-type="float">
            <text:p>59.02</text:p>
          </table:table-cell>
          <table:table-cell table:formula="of:=[.B61]/[.D61]/24" office:value-type="float" office:value="142.743225751366" calcext:value-type="float">
            <text:p>142.74</text:p>
          </table:table-cell>
          <table:table-cell table:formula="of:=[.C61]/[.D61]/24" office:value-type="float" office:value="2.45921030661809" calcext:value-type="float">
            <text:p>2.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5 - 2*[.$A62]^4 + 3*[.$A62]^3 - 4*[.$A62]^2 + 5*[.$A62] - 3" office:value-type="float" office:value="817570980" calcext:value-type="float">
            <text:p>817,570,980</text:p>
          </table:table-cell>
          <table:table-cell table:formula="of:=2^([.$A62]/6) + 1*[.$A62]^4 - 2" office:value-type="float" office:value="13846988.4011375" calcext:value-type="float">
            <text:p>13,846,988</text:p>
          </table:table-cell>
          <table:table-cell table:formula="of:=([.$A62]+1)*3600" office:value-type="float" office:value="223200" calcext:value-type="float">
            <text:p>223200</text:p>
          </table:table-cell>
          <table:table-cell table:formula="of:=[.B62]/[.D62]" office:value-type="float" office:value="3662.95241935484" calcext:value-type="float">
            <text:p>3,662.95</text:p>
          </table:table-cell>
          <table:table-cell table:formula="of:=[.C62]/[.D62]" office:value-type="float" office:value="62.0384784997198" calcext:value-type="float">
            <text:p>62.04</text:p>
          </table:table-cell>
          <table:table-cell table:formula="of:=[.B62]/[.D62]/24" office:value-type="float" office:value="152.623017473118" calcext:value-type="float">
            <text:p>152.62</text:p>
          </table:table-cell>
          <table:table-cell table:formula="of:=[.C62]/[.D62]/24" office:value-type="float" office:value="2.58493660415499" calcext:value-type="float">
            <text:p>2.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5 - 2*[.$A63]^4 + 3*[.$A63]^3 - 4*[.$A63]^2 + 5*[.$A63] - 3" office:value-type="float" office:value="887280075" calcext:value-type="float">
            <text:p>887,280,075</text:p>
          </table:table-cell>
          <table:table-cell table:formula="of:=2^([.$A63]/6) + 1*[.$A63]^4 - 2" office:value-type="float" office:value="14777624.1591551" calcext:value-type="float">
            <text:p>14,777,624</text:p>
          </table:table-cell>
          <table:table-cell table:formula="of:=([.$A63]+1)*3600" office:value-type="float" office:value="226800" calcext:value-type="float">
            <text:p>226800</text:p>
          </table:table-cell>
          <table:table-cell table:formula="of:=[.B63]/[.D63]" office:value-type="float" office:value="3912.16964285714" calcext:value-type="float">
            <text:p>3,912.17</text:p>
          </table:table-cell>
          <table:table-cell table:formula="of:=[.C63]/[.D63]" office:value-type="float" office:value="65.1570730121477" calcext:value-type="float">
            <text:p>65.16</text:p>
          </table:table-cell>
          <table:table-cell table:formula="of:=[.B63]/[.D63]/24" office:value-type="float" office:value="163.007068452381" calcext:value-type="float">
            <text:p>163.01</text:p>
          </table:table-cell>
          <table:table-cell table:formula="of:=[.C63]/[.D63]/24" office:value-type="float" office:value="2.71487804217282" calcext:value-type="float">
            <text:p>2.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5 - 2*[.$A64]^4 + 3*[.$A64]^3 - 4*[.$A64]^2 + 5*[.$A64] - 3" office:value-type="float" office:value="961665198" calcext:value-type="float">
            <text:p>961,665,198</text:p>
          </table:table-cell>
          <table:table-cell table:formula="of:=2^([.$A64]/6) + 1*[.$A64]^4 - 2" office:value-type="float" office:value="15754407.1546879" calcext:value-type="float">
            <text:p>15,754,407</text:p>
          </table:table-cell>
          <table:table-cell table:formula="of:=([.$A64]+1)*3600" office:value-type="float" office:value="230400" calcext:value-type="float">
            <text:p>230400</text:p>
          </table:table-cell>
          <table:table-cell table:formula="of:=[.B64]/[.D64]" office:value-type="float" office:value="4173.89408854167" calcext:value-type="float">
            <text:p>4,173.89</text:p>
          </table:table-cell>
          <table:table-cell table:formula="of:=[.C64]/[.D64]" office:value-type="float" office:value="68.378503275555" calcext:value-type="float">
            <text:p>68.38</text:p>
          </table:table-cell>
          <table:table-cell table:formula="of:=[.B64]/[.D64]/24" office:value-type="float" office:value="173.912253689236" calcext:value-type="float">
            <text:p>173.91</text:p>
          </table:table-cell>
          <table:table-cell table:formula="of:=[.C64]/[.D64]/24" office:value-type="float" office:value="2.84910430314812" calcext:value-type="float">
            <text:p>2.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5 - 2*[.$A65]^4 + 3*[.$A65]^3 - 4*[.$A65]^2 + 5*[.$A65] - 3" office:value-type="float" office:value="1040957757" calcext:value-type="float">
            <text:p>1,040,957,757</text:p>
          </table:table-cell>
          <table:table-cell table:formula="of:=2^([.$A65]/6) + 1*[.$A65]^4 - 2" office:value-type="float" office:value="16778839.4986772" calcext:value-type="float">
            <text:p>16,778,839</text:p>
          </table:table-cell>
          <table:table-cell table:formula="of:=([.$A65]+1)*3600" office:value-type="float" office:value="234000" calcext:value-type="float">
            <text:p>234000</text:p>
          </table:table-cell>
          <table:table-cell table:formula="of:=[.B65]/[.D65]" office:value-type="float" office:value="4448.53742307692" calcext:value-type="float">
            <text:p>4,448.54</text:p>
          </table:table-cell>
          <table:table-cell table:formula="of:=[.C65]/[.D65]" office:value-type="float" office:value="71.7044423020394" calcext:value-type="float">
            <text:p>71.70</text:p>
          </table:table-cell>
          <table:table-cell table:formula="of:=[.B65]/[.D65]/24" office:value-type="float" office:value="185.355725961538" calcext:value-type="float">
            <text:p>185.36</text:p>
          </table:table-cell>
          <table:table-cell table:formula="of:=[.C65]/[.D65]/24" office:value-type="float" office:value="2.98768509591831" calcext:value-type="float">
            <text:p>2.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5 - 2*[.$A66]^4 + 3*[.$A66]^3 - 4*[.$A66]^2 + 5*[.$A66] - 3" office:value-type="float" office:value="1125396672" calcext:value-type="float">
            <text:p>1,125,396,672</text:p>
          </table:table-cell>
          <table:table-cell table:formula="of:=2^([.$A66]/6) + 1*[.$A66]^4 - 2" office:value-type="float" office:value="17852447.5605748" calcext:value-type="float">
            <text:p>17,852,448</text:p>
          </table:table-cell>
          <table:table-cell table:formula="of:=([.$A66]+1)*3600" office:value-type="float" office:value="237600" calcext:value-type="float">
            <text:p>237600</text:p>
          </table:table-cell>
          <table:table-cell table:formula="of:=[.B66]/[.D66]" office:value-type="float" office:value="4736.51797979798" calcext:value-type="float">
            <text:p>4,736.52</text:p>
          </table:table-cell>
          <table:table-cell table:formula="of:=[.C66]/[.D66]" office:value-type="float" office:value="75.1365638071328" calcext:value-type="float">
            <text:p>75.14</text:p>
          </table:table-cell>
          <table:table-cell table:formula="of:=[.B66]/[.D66]/24" office:value-type="float" office:value="197.354915824916" calcext:value-type="float">
            <text:p>197.35</text:p>
          </table:table-cell>
          <table:table-cell table:formula="of:=[.C66]/[.D66]/24" office:value-type="float" office:value="3.13069015863053" calcext:value-type="float">
            <text:p>3.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5 - 2*[.$A67]^4 + 3*[.$A67]^3 - 4*[.$A67]^2 + 5*[.$A67] - 3" office:value-type="float" office:value="1215228495" calcext:value-type="float">
            <text:p>1,215,228,495</text:p>
          </table:table-cell>
          <table:table-cell table:formula="of:=2^([.$A67]/6) + 1*[.$A67]^4 - 2" office:value-type="float" office:value="18976782" calcext:value-type="float">
            <text:p>18,976,782</text:p>
          </table:table-cell>
          <table:table-cell table:formula="of:=([.$A67]+1)*3600" office:value-type="float" office:value="241200" calcext:value-type="float">
            <text:p>241200</text:p>
          </table:table-cell>
          <table:table-cell table:formula="of:=[.B67]/[.D67]" office:value-type="float" office:value="5038.26075870647" calcext:value-type="float">
            <text:p>5,038.26</text:p>
          </table:table-cell>
          <table:table-cell table:formula="of:=[.C67]/[.D67]" office:value-type="float" office:value="78.6765422885572" calcext:value-type="float">
            <text:p>78.68</text:p>
          </table:table-cell>
          <table:table-cell table:formula="of:=[.B67]/[.D67]/24" office:value-type="float" office:value="209.927531612769" calcext:value-type="float">
            <text:p>209.93</text:p>
          </table:table-cell>
          <table:table-cell table:formula="of:=[.C67]/[.D67]/24" office:value-type="float" office:value="3.27818926202322" calcext:value-type="float">
            <text:p>3.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5 - 2*[.$A68]^4 + 3*[.$A68]^3 - 4*[.$A68]^2 + 5*[.$A68] - 3" office:value-type="float" office:value="1310707530" calcext:value-type="float">
            <text:p>1,310,707,530</text:p>
          </table:table-cell>
          <table:table-cell table:formula="of:=2^([.$A68]/6) + 1*[.$A68]^4 - 2" office:value-type="float" office:value="20153417.8022749" calcext:value-type="float">
            <text:p>20,153,418</text:p>
          </table:table-cell>
          <table:table-cell table:formula="of:=([.$A68]+1)*3600" office:value-type="float" office:value="244800" calcext:value-type="float">
            <text:p>244800</text:p>
          </table:table-cell>
          <table:table-cell table:formula="of:=[.B68]/[.D68]" office:value-type="float" office:value="5354.19742647059" calcext:value-type="float">
            <text:p>5,354.20</text:p>
          </table:table-cell>
          <table:table-cell table:formula="of:=[.C68]/[.D68]" office:value-type="float" office:value="82.3260531138682" calcext:value-type="float">
            <text:p>82.33</text:p>
          </table:table-cell>
          <table:table-cell table:formula="of:=[.B68]/[.D68]/24" office:value-type="float" office:value="223.091559436275" calcext:value-type="float">
            <text:p>223.09</text:p>
          </table:table-cell>
          <table:table-cell table:formula="of:=[.C68]/[.D68]/24" office:value-type="float" office:value="3.43025221307784" calcext:value-type="float">
            <text:p>3.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5 - 2*[.$A69]^4 + 3*[.$A69]^3 - 4*[.$A69]^2 + 5*[.$A69] - 3" office:value-type="float" office:value="1412095953" calcext:value-type="float">
            <text:p>1,412,095,953</text:p>
          </table:table-cell>
          <table:table-cell table:formula="of:=2^([.$A69]/6) + 1*[.$A69]^4 - 2" office:value-type="float" office:value="21383954.3183102" calcext:value-type="float">
            <text:p>21,383,954</text:p>
          </table:table-cell>
          <table:table-cell table:formula="of:=([.$A69]+1)*3600" office:value-type="float" office:value="248400" calcext:value-type="float">
            <text:p>248400</text:p>
          </table:table-cell>
          <table:table-cell table:formula="of:=[.B69]/[.D69]" office:value-type="float" office:value="5684.76631642512" calcext:value-type="float">
            <text:p>5,684.77</text:p>
          </table:table-cell>
          <table:table-cell table:formula="of:=[.C69]/[.D69]" office:value-type="float" office:value="86.0867726179959" calcext:value-type="float">
            <text:p>86.09</text:p>
          </table:table-cell>
          <table:table-cell table:formula="of:=[.B69]/[.D69]/24" office:value-type="float" office:value="236.86526318438" calcext:value-type="float">
            <text:p>236.87</text:p>
          </table:table-cell>
          <table:table-cell table:formula="of:=[.C69]/[.D69]/24" office:value-type="float" office:value="3.58694885908316" calcext:value-type="float">
            <text:p>3.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5 - 2*[.$A70]^4 + 3*[.$A70]^3 - 4*[.$A70]^2 + 5*[.$A70] - 3" office:value-type="float" office:value="1519663932" calcext:value-type="float">
            <text:p>1,519,663,932</text:p>
          </table:table-cell>
          <table:table-cell table:formula="of:=2^([.$A70]/6) + 1*[.$A70]^4 - 2" office:value-type="float" office:value="22670015.3093757" calcext:value-type="float">
            <text:p>22,670,015</text:p>
          </table:table-cell>
          <table:table-cell table:formula="of:=([.$A70]+1)*3600" office:value-type="float" office:value="252000" calcext:value-type="float">
            <text:p>252000</text:p>
          </table:table-cell>
          <table:table-cell table:formula="of:=[.B70]/[.D70]" office:value-type="float" office:value="6030.41242857143" calcext:value-type="float">
            <text:p>6,030.41</text:p>
          </table:table-cell>
          <table:table-cell table:formula="of:=[.C70]/[.D70]" office:value-type="float" office:value="89.9603782118085" calcext:value-type="float">
            <text:p>89.96</text:p>
          </table:table-cell>
          <table:table-cell table:formula="of:=[.B70]/[.D70]/24" office:value-type="float" office:value="251.26718452381" calcext:value-type="float">
            <text:p>251.27</text:p>
          </table:table-cell>
          <table:table-cell table:formula="of:=[.C70]/[.D70]/24" office:value-type="float" office:value="3.74834909215869" calcext:value-type="float">
            <text:p>3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5 - 2*[.$A71]^4 + 3*[.$A71]^3 - 4*[.$A71]^2 + 5*[.$A71] - 3" office:value-type="float" office:value="1633689747" calcext:value-type="float">
            <text:p>1,633,689,747</text:p>
          </table:table-cell>
          <table:table-cell table:formula="of:=2^([.$A71]/6) + 1*[.$A71]^4 - 2" office:value-type="float" office:value="24013248.9973544" calcext:value-type="float">
            <text:p>24,013,249</text:p>
          </table:table-cell>
          <table:table-cell table:formula="of:=([.$A71]+1)*3600" office:value-type="float" office:value="255600" calcext:value-type="float">
            <text:p>255600</text:p>
          </table:table-cell>
          <table:table-cell table:formula="of:=[.B71]/[.D71]" office:value-type="float" office:value="6391.58742957747" calcext:value-type="float">
            <text:p>6,391.59</text:p>
          </table:table-cell>
          <table:table-cell table:formula="of:=[.C71]/[.D71]" office:value-type="float" office:value="93.9485485029516" calcext:value-type="float">
            <text:p>93.95</text:p>
          </table:table-cell>
          <table:table-cell table:formula="of:=[.B71]/[.D71]/24" office:value-type="float" office:value="266.316142899061" calcext:value-type="float">
            <text:p>266.32</text:p>
          </table:table-cell>
          <table:table-cell table:formula="of:=[.C71]/[.D71]/24" office:value-type="float" office:value="3.91452285428965" calcext:value-type="float">
            <text:p>3.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5 - 2*[.$A72]^4 + 3*[.$A72]^3 - 4*[.$A72]^2 + 5*[.$A72] - 3" office:value-type="float" office:value="1754459910" calcext:value-type="float">
            <text:p>1,754,459,910</text:p>
          </table:table-cell>
          <table:table-cell table:formula="of:=2^([.$A72]/6) + 1*[.$A72]^4 - 2" office:value-type="float" office:value="25415328.1211495" calcext:value-type="float">
            <text:p>25,415,328</text:p>
          </table:table-cell>
          <table:table-cell table:formula="of:=([.$A72]+1)*3600" office:value-type="float" office:value="259200" calcext:value-type="float">
            <text:p>259200</text:p>
          </table:table-cell>
          <table:table-cell table:formula="of:=[.B72]/[.D72]" office:value-type="float" office:value="6768.74965277778" calcext:value-type="float">
            <text:p>6,768.75</text:p>
          </table:table-cell>
          <table:table-cell table:formula="of:=[.C72]/[.D72]" office:value-type="float" office:value="98.0529634303607" calcext:value-type="float">
            <text:p>98.05</text:p>
          </table:table-cell>
          <table:table-cell table:formula="of:=[.B72]/[.D72]/24" office:value-type="float" office:value="282.031235532407" calcext:value-type="float">
            <text:p>282.03</text:p>
          </table:table-cell>
          <table:table-cell table:formula="of:=[.C72]/[.D72]/24" office:value-type="float" office:value="4.0855401429317" calcext:value-type="float">
            <text:p>4.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5 - 2*[.$A73]^4 + 3*[.$A73]^3 - 4*[.$A73]^2 + 5*[.$A73] - 3" office:value-type="float" office:value="1882269285" calcext:value-type="float">
            <text:p>1,882,269,285</text:p>
          </table:table-cell>
          <table:table-cell table:formula="of:=2^([.$A73]/6) + 1*[.$A73]^4 - 2" office:value-type="float" office:value="26877950" calcext:value-type="float">
            <text:p>26,877,950</text:p>
          </table:table-cell>
          <table:table-cell table:formula="of:=([.$A73]+1)*3600" office:value-type="float" office:value="262800" calcext:value-type="float">
            <text:p>262800</text:p>
          </table:table-cell>
          <table:table-cell table:formula="of:=[.B73]/[.D73]" office:value-type="float" office:value="7162.36409817352" calcext:value-type="float">
            <text:p>7,162.36</text:p>
          </table:table-cell>
          <table:table-cell table:formula="of:=[.C73]/[.D73]" office:value-type="float" office:value="102.275304414003" calcext:value-type="float">
            <text:p>102.28</text:p>
          </table:table-cell>
          <table:table-cell table:formula="of:=[.B73]/[.D73]/24" office:value-type="float" office:value="298.431837423897" calcext:value-type="float">
            <text:p>298.43</text:p>
          </table:table-cell>
          <table:table-cell table:formula="of:=[.C73]/[.D73]/24" office:value-type="float" office:value="4.26147101725013" calcext:value-type="float">
            <text:p>4.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5 - 2*[.$A74]^4 + 3*[.$A74]^3 - 4*[.$A74]^2 + 5*[.$A74] - 3" office:value-type="float" office:value="2017421208" calcext:value-type="float">
            <text:p>2,017,421,208</text:p>
          </table:table-cell>
          <table:table-cell table:formula="of:=2^([.$A74]/6) + 1*[.$A74]^4 - 2" office:value-type="float" office:value="28402836.6045499" calcext:value-type="float">
            <text:p>28,402,837</text:p>
          </table:table-cell>
          <table:table-cell table:formula="of:=([.$A74]+1)*3600" office:value-type="float" office:value="266400" calcext:value-type="float">
            <text:p>266400</text:p>
          </table:table-cell>
          <table:table-cell table:formula="of:=[.B74]/[.D74]" office:value-type="float" office:value="7572.90243243243" calcext:value-type="float">
            <text:p>7,572.90</text:p>
          </table:table-cell>
          <table:table-cell table:formula="of:=[.C74]/[.D74]" office:value-type="float" office:value="106.617254521584" calcext:value-type="float">
            <text:p>106.62</text:p>
          </table:table-cell>
          <table:table-cell table:formula="of:=[.B74]/[.D74]/24" office:value-type="float" office:value="315.537601351351" calcext:value-type="float">
            <text:p>315.54</text:p>
          </table:table-cell>
          <table:table-cell table:formula="of:=[.C74]/[.D74]/24" office:value-type="float" office:value="4.44238560506598" calcext:value-type="float">
            <text:p>4.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5 - 2*[.$A75]^4 + 3*[.$A75]^3 - 4*[.$A75]^2 + 5*[.$A75] - 3" office:value-type="float" office:value="2160227607" calcext:value-type="float">
            <text:p>2,160,227,607</text:p>
          </table:table-cell>
          <table:table-cell table:formula="of:=2^([.$A75]/6) + 1*[.$A75]^4 - 2" office:value-type="float" office:value="29991734.6366204" calcext:value-type="float">
            <text:p>29,991,735</text:p>
          </table:table-cell>
          <table:table-cell table:formula="of:=([.$A75]+1)*3600" office:value-type="float" office:value="270000" calcext:value-type="float">
            <text:p>270000</text:p>
          </table:table-cell>
          <table:table-cell table:formula="of:=[.B75]/[.D75]" office:value-type="float" office:value="8000.84298888889" calcext:value-type="float">
            <text:p>8,000.84</text:p>
          </table:table-cell>
          <table:table-cell table:formula="of:=[.C75]/[.D75]" office:value-type="float" office:value="111.08049865415" calcext:value-type="float">
            <text:p>111.08</text:p>
          </table:table-cell>
          <table:table-cell table:formula="of:=[.B75]/[.D75]/24" office:value-type="float" office:value="333.36845787037" calcext:value-type="float">
            <text:p>333.37</text:p>
          </table:table-cell>
          <table:table-cell table:formula="of:=[.C75]/[.D75]/24" office:value-type="float" office:value="4.62835411058956" calcext:value-type="float">
            <text:p>4.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5 - 2*[.$A76]^4 + 3*[.$A76]^3 - 4*[.$A76]^2 + 5*[.$A76] - 3" office:value-type="float" office:value="2311009122" calcext:value-type="float">
            <text:p>2,311,009,122</text:p>
          </table:table-cell>
          <table:table-cell table:formula="of:=2^([.$A76]/6) + 1*[.$A76]^4 - 2" office:value-type="float" office:value="31646415.6187515" calcext:value-type="float">
            <text:p>31,646,416</text:p>
          </table:table-cell>
          <table:table-cell table:formula="of:=([.$A76]+1)*3600" office:value-type="float" office:value="273600" calcext:value-type="float">
            <text:p>273600</text:p>
          </table:table-cell>
          <table:table-cell table:formula="of:=[.B76]/[.D76]" office:value-type="float" office:value="8446.67076754386" calcext:value-type="float">
            <text:p>8,446.67</text:p>
          </table:table-cell>
          <table:table-cell table:formula="of:=[.C76]/[.D76]" office:value-type="float" office:value="115.666723752747" calcext:value-type="float">
            <text:p>115.67</text:p>
          </table:table-cell>
          <table:table-cell table:formula="of:=[.B76]/[.D76]/24" office:value-type="float" office:value="351.944615314327" calcext:value-type="float">
            <text:p>351.94</text:p>
          </table:table-cell>
          <table:table-cell table:formula="of:=[.C76]/[.D76]/24" office:value-type="float" office:value="4.81944682303111" calcext:value-type="float">
            <text:p>4.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5 - 2*[.$A77]^4 + 3*[.$A77]^3 - 4*[.$A77]^2 + 5*[.$A77] - 3" office:value-type="float" office:value="2470095225" calcext:value-type="float">
            <text:p>2,470,095,225</text:p>
          </table:table-cell>
          <table:table-cell table:formula="of:=2^([.$A77]/6) + 1*[.$A77]^4 - 2" office:value-type="float" office:value="33368675.9947089" calcext:value-type="float">
            <text:p>33,368,676</text:p>
          </table:table-cell>
          <table:table-cell table:formula="of:=([.$A77]+1)*3600" office:value-type="float" office:value="277200" calcext:value-type="float">
            <text:p>277200</text:p>
          </table:table-cell>
          <table:table-cell table:formula="of:=[.B77]/[.D77]" office:value-type="float" office:value="8910.87743506494" calcext:value-type="float">
            <text:p>8,910.88</text:p>
          </table:table-cell>
          <table:table-cell table:formula="of:=[.C77]/[.D77]" office:value-type="float" office:value="120.377619028531" calcext:value-type="float">
            <text:p>120.38</text:p>
          </table:table-cell>
          <table:table-cell table:formula="of:=[.B77]/[.D77]/24" office:value-type="float" office:value="371.286559794372" calcext:value-type="float">
            <text:p>371.29</text:p>
          </table:table-cell>
          <table:table-cell table:formula="of:=[.C77]/[.D77]/24" office:value-type="float" office:value="5.0157341261888" calcext:value-type="float">
            <text:p>5.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5 - 2*[.$A78]^4 + 3*[.$A78]^3 - 4*[.$A78]^2 + 5*[.$A78] - 3" office:value-type="float" office:value="2637824340" calcext:value-type="float">
            <text:p>2,637,824,340</text:p>
          </table:table-cell>
          <table:table-cell table:formula="of:=2^([.$A78]/6) + 1*[.$A78]^4 - 2" office:value-type="float" office:value="35160337.242299" calcext:value-type="float">
            <text:p>35,160,337</text:p>
          </table:table-cell>
          <table:table-cell table:formula="of:=([.$A78]+1)*3600" office:value-type="float" office:value="280800" calcext:value-type="float">
            <text:p>280800</text:p>
          </table:table-cell>
          <table:table-cell table:formula="of:=[.B78]/[.D78]" office:value-type="float" office:value="9393.96132478633" calcext:value-type="float">
            <text:p>9,393.96</text:p>
          </table:table-cell>
          <table:table-cell table:formula="of:=[.C78]/[.D78]" office:value-type="float" office:value="125.214876219014" calcext:value-type="float">
            <text:p>125.21</text:p>
          </table:table-cell>
          <table:table-cell table:formula="of:=[.B78]/[.D78]/24" office:value-type="float" office:value="391.41505519943" calcext:value-type="float">
            <text:p>391.42</text:p>
          </table:table-cell>
          <table:table-cell table:formula="of:=[.C78]/[.D78]/24" office:value-type="float" office:value="5.21728650912556" calcext:value-type="float">
            <text:p>5.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5 - 2*[.$A79]^4 + 3*[.$A79]^3 - 4*[.$A79]^2 + 5*[.$A79] - 3" office:value-type="float" office:value="2814543963" calcext:value-type="float">
            <text:p>2,814,543,963</text:p>
          </table:table-cell>
          <table:table-cell table:formula="of:=2^([.$A79]/6) + 1*[.$A79]^4 - 2" office:value-type="float" office:value="37023246" calcext:value-type="float">
            <text:p>37,023,246</text:p>
          </table:table-cell>
          <table:table-cell table:formula="of:=([.$A79]+1)*3600" office:value-type="float" office:value="284400" calcext:value-type="float">
            <text:p>284400</text:p>
          </table:table-cell>
          <table:table-cell table:formula="of:=[.B79]/[.D79]" office:value-type="float" office:value="9896.42743670886" calcext:value-type="float">
            <text:p>9,896.43</text:p>
          </table:table-cell>
          <table:table-cell table:formula="of:=[.C79]/[.D79]" office:value-type="float" office:value="130.180189873418" calcext:value-type="float">
            <text:p>130.18</text:p>
          </table:table-cell>
          <table:table-cell table:formula="of:=[.B79]/[.D79]/24" office:value-type="float" office:value="412.351143196203" calcext:value-type="float">
            <text:p>412.35</text:p>
          </table:table-cell>
          <table:table-cell table:formula="of:=[.C79]/[.D79]/24" office:value-type="float" office:value="5.42417457805907" calcext:value-type="float">
            <text:p>5.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5 - 2*[.$A80]^4 + 3*[.$A80]^3 - 4*[.$A80]^2 + 5*[.$A80] - 3" office:value-type="float" office:value="3000610782" calcext:value-type="float">
            <text:p>3,000,610,782</text:p>
          </table:table-cell>
          <table:table-cell table:formula="of:=2^([.$A80]/6) + 1*[.$A80]^4 - 2" office:value-type="float" office:value="38959274.2090998" calcext:value-type="float">
            <text:p>38,959,274</text:p>
          </table:table-cell>
          <table:table-cell table:formula="of:=([.$A80]+1)*3600" office:value-type="float" office:value="288000" calcext:value-type="float">
            <text:p>288000</text:p>
          </table:table-cell>
          <table:table-cell table:formula="of:=[.B80]/[.D80]" office:value-type="float" office:value="10418.7874375" calcext:value-type="float">
            <text:p>10,418.79</text:p>
          </table:table-cell>
          <table:table-cell table:formula="of:=[.C80]/[.D80]" office:value-type="float" office:value="135.275257670485" calcext:value-type="float">
            <text:p>135.28</text:p>
          </table:table-cell>
          <table:table-cell table:formula="of:=[.B80]/[.D80]/24" office:value-type="float" office:value="434.116143229167" calcext:value-type="float">
            <text:p>434.12</text:p>
          </table:table-cell>
          <table:table-cell table:formula="of:=[.C80]/[.D80]/24" office:value-type="float" office:value="5.63646906960355" calcext:value-type="float">
            <text:p>5.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5 - 2*[.$A81]^4 + 3*[.$A81]^3 - 4*[.$A81]^2 + 5*[.$A81] - 3" office:value-type="float" office:value="3196390797" calcext:value-type="float">
            <text:p>3,196,390,797</text:p>
          </table:table-cell>
          <table:table-cell table:formula="of:=2^([.$A81]/6) + 1*[.$A81]^4 - 2" office:value-type="float" office:value="40970319.2732407" calcext:value-type="float">
            <text:p>40,970,319</text:p>
          </table:table-cell>
          <table:table-cell table:formula="of:=([.$A81]+1)*3600" office:value-type="float" office:value="291600" calcext:value-type="float">
            <text:p>291600</text:p>
          </table:table-cell>
          <table:table-cell table:formula="of:=[.B81]/[.D81]" office:value-type="float" office:value="10961.5596604938" calcext:value-type="float">
            <text:p>10,961.56</text:p>
          </table:table-cell>
          <table:table-cell table:formula="of:=[.C81]/[.D81]" office:value-type="float" office:value="140.501780772431" calcext:value-type="float">
            <text:p>140.50</text:p>
          </table:table-cell>
          <table:table-cell table:formula="of:=[.B81]/[.D81]/24" office:value-type="float" office:value="456.731652520576" calcext:value-type="float">
            <text:p>456.73</text:p>
          </table:table-cell>
          <table:table-cell table:formula="of:=[.C81]/[.D81]/24" office:value-type="float" office:value="5.85424086551794" calcext:value-type="float">
            <text:p>5.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5 - 2*[.$A82]^4 + 3*[.$A82]^3 - 4*[.$A82]^2 + 5*[.$A82] - 3" office:value-type="float" office:value="3402259440" calcext:value-type="float">
            <text:p>3,402,259,440</text:p>
          </table:table-cell>
          <table:table-cell table:formula="of:=2^([.$A82]/6) + 1*[.$A82]^4 - 2" office:value-type="float" office:value="43058304.237503" calcext:value-type="float">
            <text:p>43,058,304</text:p>
          </table:table-cell>
          <table:table-cell table:formula="of:=([.$A82]+1)*3600" office:value-type="float" office:value="295200" calcext:value-type="float">
            <text:p>295200</text:p>
          </table:table-cell>
          <table:table-cell table:formula="of:=[.B82]/[.D82]" office:value-type="float" office:value="11525.2691056911" calcext:value-type="float">
            <text:p>11,525.27</text:p>
          </table:table-cell>
          <table:table-cell table:formula="of:=[.C82]/[.D82]" office:value-type="float" office:value="145.861464219184" calcext:value-type="float">
            <text:p>145.86</text:p>
          </table:table-cell>
          <table:table-cell table:formula="of:=[.B82]/[.D82]/24" office:value-type="float" office:value="480.219546070461" calcext:value-type="float">
            <text:p>480.22</text:p>
          </table:table-cell>
          <table:table-cell table:formula="of:=[.C82]/[.D82]/24" office:value-type="float" office:value="6.07756100913265" calcext:value-type="float">
            <text:p>6.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5 - 2*[.$A83]^4 + 3*[.$A83]^3 - 4*[.$A83]^2 + 5*[.$A83] - 3" office:value-type="float" office:value="3618601695" calcext:value-type="float">
            <text:p>3,618,601,695</text:p>
          </table:table-cell>
          <table:table-cell table:formula="of:=2^([.$A83]/6) + 1*[.$A83]^4 - 2" office:value-type="float" office:value="45225177.9894177" calcext:value-type="float">
            <text:p>45,225,178</text:p>
          </table:table-cell>
          <table:table-cell table:formula="of:=([.$A83]+1)*3600" office:value-type="float" office:value="298800" calcext:value-type="float">
            <text:p>298800</text:p>
          </table:table-cell>
          <table:table-cell table:formula="of:=[.B83]/[.D83]" office:value-type="float" office:value="12110.447439759" calcext:value-type="float">
            <text:p>12,110.45</text:p>
          </table:table-cell>
          <table:table-cell table:formula="of:=[.C83]/[.D83]" office:value-type="float" office:value="151.356017367529" calcext:value-type="float">
            <text:p>151.36</text:p>
          </table:table-cell>
          <table:table-cell table:formula="of:=[.B83]/[.D83]/24" office:value-type="float" office:value="504.601976656627" calcext:value-type="float">
            <text:p>504.60</text:p>
          </table:table-cell>
          <table:table-cell table:formula="of:=[.C83]/[.D83]/24" office:value-type="float" office:value="6.30650072364705" calcext:value-type="float">
            <text:p>6.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5 - 2*[.$A84]^4 + 3*[.$A84]^3 - 4*[.$A84]^2 + 5*[.$A84] - 3" office:value-type="float" office:value="3845812218" calcext:value-type="float">
            <text:p>3,845,812,218</text:p>
          </table:table-cell>
          <table:table-cell table:formula="of:=2^([.$A84]/6) + 1*[.$A84]^4 - 2" office:value-type="float" office:value="47472915.484598" calcext:value-type="float">
            <text:p>47,472,915</text:p>
          </table:table-cell>
          <table:table-cell table:formula="of:=([.$A84]+1)*3600" office:value-type="float" office:value="302400" calcext:value-type="float">
            <text:p>302400</text:p>
          </table:table-cell>
          <table:table-cell table:formula="of:=[.B84]/[.D84]" office:value-type="float" office:value="12717.6329960317" calcext:value-type="float">
            <text:p>12,717.63</text:p>
          </table:table-cell>
          <table:table-cell table:formula="of:=[.C84]/[.D84]" office:value-type="float" office:value="156.987154380284" calcext:value-type="float">
            <text:p>156.99</text:p>
          </table:table-cell>
          <table:table-cell table:formula="of:=[.B84]/[.D84]/24" office:value-type="float" office:value="529.901374834656" calcext:value-type="float">
            <text:p>529.90</text:p>
          </table:table-cell>
          <table:table-cell table:formula="of:=[.C84]/[.D84]/24" office:value-type="float" office:value="6.54113143251185" calcext:value-type="float">
            <text:p>6.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5 - 2*[.$A85]^4 + 3*[.$A85]^3 - 4*[.$A85]^2 + 5*[.$A85] - 3" office:value-type="float" office:value="4084295457" calcext:value-type="float">
            <text:p>4,084,295,457</text:p>
          </table:table-cell>
          <table:table-cell table:formula="of:=2^([.$A85]/6) + 1*[.$A85]^4 - 2" office:value-type="float" office:value="49803518" calcext:value-type="float">
            <text:p>49,803,518</text:p>
          </table:table-cell>
          <table:table-cell table:formula="of:=([.$A85]+1)*3600" office:value-type="float" office:value="306000" calcext:value-type="float">
            <text:p>306000</text:p>
          </table:table-cell>
          <table:table-cell table:formula="of:=[.B85]/[.D85]" office:value-type="float" office:value="13347.3707745098" calcext:value-type="float">
            <text:p>13,347.37</text:p>
          </table:table-cell>
          <table:table-cell table:formula="of:=[.C85]/[.D85]" office:value-type="float" office:value="162.756594771242" calcext:value-type="float">
            <text:p>162.76</text:p>
          </table:table-cell>
          <table:table-cell table:formula="of:=[.B85]/[.D85]/24" office:value-type="float" office:value="556.140448937908" calcext:value-type="float">
            <text:p>556.14</text:p>
          </table:table-cell>
          <table:table-cell table:formula="of:=[.C85]/[.D85]/24" office:value-type="float" office:value="6.78152478213508" calcext:value-type="float">
            <text:p>6.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5 - 2*[.$A86]^4 + 3*[.$A86]^3 - 4*[.$A86]^2 + 5*[.$A86] - 3" office:value-type="float" office:value="4334465772" calcext:value-type="float">
            <text:p>4,334,465,772</text:p>
          </table:table-cell>
          <table:table-cell table:formula="of:=2^([.$A86]/6) + 1*[.$A86]^4 - 2" office:value-type="float" office:value="52219013.4181995" calcext:value-type="float">
            <text:p>52,219,013</text:p>
          </table:table-cell>
          <table:table-cell table:formula="of:=([.$A86]+1)*3600" office:value-type="float" office:value="309600" calcext:value-type="float">
            <text:p>309600</text:p>
          </table:table-cell>
          <table:table-cell table:formula="of:=[.B86]/[.D86]" office:value-type="float" office:value="14000.2124418605" calcext:value-type="float">
            <text:p>14,000.21</text:p>
          </table:table-cell>
          <table:table-cell table:formula="of:=[.C86]/[.D86]" office:value-type="float" office:value="168.666064012272" calcext:value-type="float">
            <text:p>168.67</text:p>
          </table:table-cell>
          <table:table-cell table:formula="of:=[.B86]/[.D86]/24" office:value-type="float" office:value="583.342185077519" calcext:value-type="float">
            <text:p>583.34</text:p>
          </table:table-cell>
          <table:table-cell table:formula="of:=[.C86]/[.D86]/24" office:value-type="float" office:value="7.02775266717801" calcext:value-type="float">
            <text:p>7.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5 - 2*[.$A87]^4 + 3*[.$A87]^3 - 4*[.$A87]^2 + 5*[.$A87] - 3" office:value-type="float" office:value="4596747555" calcext:value-type="float">
            <text:p>4,596,747,555</text:p>
          </table:table-cell>
          <table:table-cell table:formula="of:=2^([.$A87]/6) + 1*[.$A87]^4 - 2" office:value-type="float" office:value="54721456.5464815" calcext:value-type="float">
            <text:p>54,721,457</text:p>
          </table:table-cell>
          <table:table-cell table:formula="of:=([.$A87]+1)*3600" office:value-type="float" office:value="313200" calcext:value-type="float">
            <text:p>313200</text:p>
          </table:table-cell>
          <table:table-cell table:formula="of:=[.B87]/[.D87]" office:value-type="float" office:value="14676.7163314176" calcext:value-type="float">
            <text:p>14,676.72</text:p>
          </table:table-cell>
          <table:table-cell table:formula="of:=[.C87]/[.D87]" office:value-type="float" office:value="174.717294209711" calcext:value-type="float">
            <text:p>174.72</text:p>
          </table:table-cell>
          <table:table-cell table:formula="of:=[.B87]/[.D87]/24" office:value-type="float" office:value="611.529847142401" calcext:value-type="float">
            <text:p>611.53</text:p>
          </table:table-cell>
          <table:table-cell table:formula="of:=[.C87]/[.D87]/24" office:value-type="float" office:value="7.27988725873796" calcext:value-type="float">
            <text:p>7.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5 - 2*[.$A88]^4 + 3*[.$A88]^3 - 4*[.$A88]^2 + 5*[.$A88] - 3" office:value-type="float" office:value="4871575350" calcext:value-type="float">
            <text:p>4,871,575,350</text:p>
          </table:table-cell>
          <table:table-cell table:formula="of:=2^([.$A88]/6) + 1*[.$A88]^4 - 2" office:value-type="float" office:value="57312929.4750059" calcext:value-type="float">
            <text:p>57,312,929</text:p>
          </table:table-cell>
          <table:table-cell table:formula="of:=([.$A88]+1)*3600" office:value-type="float" office:value="316800" calcext:value-type="float">
            <text:p>316800</text:p>
          </table:table-cell>
          <table:table-cell table:formula="of:=[.B88]/[.D88]" office:value-type="float" office:value="15377.4474431818" calcext:value-type="float">
            <text:p>15,377.45</text:p>
          </table:table-cell>
          <table:table-cell table:formula="of:=[.C88]/[.D88]" office:value-type="float" office:value="180.912024857973" calcext:value-type="float">
            <text:p>180.91</text:p>
          </table:table-cell>
          <table:table-cell table:formula="of:=[.B88]/[.D88]/24" office:value-type="float" office:value="640.726976799242" calcext:value-type="float">
            <text:p>640.73</text:p>
          </table:table-cell>
          <table:table-cell table:formula="of:=[.C88]/[.D88]/24" office:value-type="float" office:value="7.53800103574888" calcext:value-type="float">
            <text:p>7.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5 - 2*[.$A89]^4 + 3*[.$A89]^3 - 4*[.$A89]^2 + 5*[.$A89] - 3" office:value-type="float" office:value="5159393973" calcext:value-type="float">
            <text:p>5,159,393,973</text:p>
          </table:table-cell>
          <table:table-cell table:formula="of:=2^([.$A89]/6) + 1*[.$A89]^4 - 2" office:value-type="float" office:value="59995541.9788355" calcext:value-type="float">
            <text:p>59,995,542</text:p>
          </table:table-cell>
          <table:table-cell table:formula="of:=([.$A89]+1)*3600" office:value-type="float" office:value="320400" calcext:value-type="float">
            <text:p>320400</text:p>
          </table:table-cell>
          <table:table-cell table:formula="of:=[.B89]/[.D89]" office:value-type="float" office:value="16102.9774438202" calcext:value-type="float">
            <text:p>16,102.98</text:p>
          </table:table-cell>
          <table:table-cell table:formula="of:=[.C89]/[.D89]" office:value-type="float" office:value="187.252003679262" calcext:value-type="float">
            <text:p>187.25</text:p>
          </table:table-cell>
          <table:table-cell table:formula="of:=[.B89]/[.D89]/24" office:value-type="float" office:value="670.957393492509" calcext:value-type="float">
            <text:p>670.96</text:p>
          </table:table-cell>
          <table:table-cell table:formula="of:=[.C89]/[.D89]/24" office:value-type="float" office:value="7.80216681996924" calcext:value-type="float">
            <text:p>7.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5 - 2*[.$A90]^4 + 3*[.$A90]^3 - 4*[.$A90]^2 + 5*[.$A90] - 3" office:value-type="float" office:value="5460658632" calcext:value-type="float">
            <text:p>5,460,658,632</text:p>
          </table:table-cell>
          <table:table-cell table:formula="of:=2^([.$A90]/6) + 1*[.$A90]^4 - 2" office:value-type="float" office:value="62771431.969196" calcext:value-type="float">
            <text:p>62,771,432</text:p>
          </table:table-cell>
          <table:table-cell table:formula="of:=([.$A90]+1)*3600" office:value-type="float" office:value="324000" calcext:value-type="float">
            <text:p>324000</text:p>
          </table:table-cell>
          <table:table-cell table:formula="of:=[.B90]/[.D90]" office:value-type="float" office:value="16853.8846666667" calcext:value-type="float">
            <text:p>16,853.88</text:p>
          </table:table-cell>
          <table:table-cell table:formula="of:=[.C90]/[.D90]" office:value-type="float" office:value="193.738987559247" calcext:value-type="float">
            <text:p>193.74</text:p>
          </table:table-cell>
          <table:table-cell table:formula="of:=[.B90]/[.D90]/24" office:value-type="float" office:value="702.245194444444" calcext:value-type="float">
            <text:p>702.25</text:p>
          </table:table-cell>
          <table:table-cell table:formula="of:=[.C90]/[.D90]/24" office:value-type="float" office:value="8.07245781496862" calcext:value-type="float">
            <text:p>8.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5 - 2*[.$A91]^4 + 3*[.$A91]^3 - 4*[.$A91]^2 + 5*[.$A91] - 3" office:value-type="float" office:value="5775835047" calcext:value-type="float">
            <text:p>5,775,835,047</text:p>
          </table:table-cell>
          <table:table-cell table:formula="of:=2^([.$A91]/6) + 1*[.$A91]^4 - 2" office:value-type="float" office:value="65642766" calcext:value-type="float">
            <text:p>65,642,766</text:p>
          </table:table-cell>
          <table:table-cell table:formula="of:=([.$A91]+1)*3600" office:value-type="float" office:value="327600" calcext:value-type="float">
            <text:p>327600</text:p>
          </table:table-cell>
          <table:table-cell table:formula="of:=[.B91]/[.D91]" office:value-type="float" office:value="17630.7541117216" calcext:value-type="float">
            <text:p>17,630.75</text:p>
          </table:table-cell>
          <table:table-cell table:formula="of:=[.C91]/[.D91]" office:value-type="float" office:value="200.374743589744" calcext:value-type="float">
            <text:p>200.37</text:p>
          </table:table-cell>
          <table:table-cell table:formula="of:=[.B91]/[.D91]/24" office:value-type="float" office:value="734.614754655067" calcext:value-type="float">
            <text:p>734.61</text:p>
          </table:table-cell>
          <table:table-cell table:formula="of:=[.C91]/[.D91]/24" office:value-type="float" office:value="8.34894764957265" calcext:value-type="float">
            <text:p>8.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5 - 2*[.$A92]^4 + 3*[.$A92]^3 - 4*[.$A92]^2 + 5*[.$A92] - 3" office:value-type="float" office:value="6105399570" calcext:value-type="float">
            <text:p>6,105,399,570</text:p>
          </table:table-cell>
          <table:table-cell table:formula="of:=2^([.$A92]/6) + 1*[.$A92]^4 - 2" office:value-type="float" office:value="68611739.836399" calcext:value-type="float">
            <text:p>68,611,740</text:p>
          </table:table-cell>
          <table:table-cell table:formula="of:=([.$A92]+1)*3600" office:value-type="float" office:value="331200" calcext:value-type="float">
            <text:p>331200</text:p>
          </table:table-cell>
          <table:table-cell table:formula="of:=[.B92]/[.D92]" office:value-type="float" office:value="18434.1774456522" calcext:value-type="float">
            <text:p>18,434.18</text:p>
          </table:table-cell>
          <table:table-cell table:formula="of:=[.C92]/[.D92]" office:value-type="float" office:value="207.161050230673" calcext:value-type="float">
            <text:p>207.16</text:p>
          </table:table-cell>
          <table:table-cell table:formula="of:=[.B92]/[.D92]/24" office:value-type="float" office:value="768.090726902174" calcext:value-type="float">
            <text:p>768.09</text:p>
          </table:table-cell>
          <table:table-cell table:formula="of:=[.C92]/[.D92]/24" office:value-type="float" office:value="8.63171042627806" calcext:value-type="float">
            <text:p>8.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5 - 2*[.$A93]^4 + 3*[.$A93]^3 - 4*[.$A93]^2 + 5*[.$A93] - 3" office:value-type="float" office:value="6449839305" calcext:value-type="float">
            <text:p>6,449,839,305</text:p>
          </table:table-cell>
          <table:table-cell table:formula="of:=2^([.$A93]/6) + 1*[.$A93]^4 - 2" office:value-type="float" office:value="71680579.092963" calcext:value-type="float">
            <text:p>71,680,579</text:p>
          </table:table-cell>
          <table:table-cell table:formula="of:=([.$A93]+1)*3600" office:value-type="float" office:value="334800" calcext:value-type="float">
            <text:p>334800</text:p>
          </table:table-cell>
          <table:table-cell table:formula="of:=[.B93]/[.D93]" office:value-type="float" office:value="19264.7530017921" calcext:value-type="float">
            <text:p>19,264.75</text:p>
          </table:table-cell>
          <table:table-cell table:formula="of:=[.C93]/[.D93]" office:value-type="float" office:value="214.099698605027" calcext:value-type="float">
            <text:p>214.10</text:p>
          </table:table-cell>
          <table:table-cell table:formula="of:=[.B93]/[.D93]/24" office:value-type="float" office:value="802.698041741338" calcext:value-type="float">
            <text:p>802.70</text:p>
          </table:table-cell>
          <table:table-cell table:formula="of:=[.C93]/[.D93]/24" office:value-type="float" office:value="8.92082077520945" calcext:value-type="float">
            <text:p>8.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5 - 2*[.$A94]^4 + 3*[.$A94]^3 - 4*[.$A94]^2 + 5*[.$A94] - 3" office:value-type="float" office:value="6809652228" calcext:value-type="float">
            <text:p>6,809,652,228</text:p>
          </table:table-cell>
          <table:table-cell table:formula="of:=2^([.$A94]/6) + 1*[.$A94]^4 - 2" office:value-type="float" office:value="74851539.9500118" calcext:value-type="float">
            <text:p>74,851,540</text:p>
          </table:table-cell>
          <table:table-cell table:formula="of:=([.$A94]+1)*3600" office:value-type="float" office:value="338400" calcext:value-type="float">
            <text:p>338400</text:p>
          </table:table-cell>
          <table:table-cell table:formula="of:=[.B94]/[.D94]" office:value-type="float" office:value="20123.0857801418" calcext:value-type="float">
            <text:p>20,123.09</text:p>
          </table:table-cell>
          <table:table-cell table:formula="of:=[.C94]/[.D94]" office:value-type="float" office:value="221.192493942115" calcext:value-type="float">
            <text:p>221.19</text:p>
          </table:table-cell>
          <table:table-cell table:formula="of:=[.B94]/[.D94]/24" office:value-type="float" office:value="838.46190750591" calcext:value-type="float">
            <text:p>838.46</text:p>
          </table:table-cell>
          <table:table-cell table:formula="of:=[.C94]/[.D94]/24" office:value-type="float" office:value="9.21635391425481" calcext:value-type="float">
            <text:p>9.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5 - 2*[.$A95]^4 + 3*[.$A95]^3 - 4*[.$A95]^2 + 5*[.$A95] - 3" office:value-type="float" office:value="7185347307" calcext:value-type="float">
            <text:p>7,185,347,307</text:p>
          </table:table-cell>
          <table:table-cell table:formula="of:=2^([.$A95]/6) + 1*[.$A95]^4 - 2" office:value-type="float" office:value="78126909.9576709" calcext:value-type="float">
            <text:p>78,126,910</text:p>
          </table:table-cell>
          <table:table-cell table:formula="of:=([.$A95]+1)*3600" office:value-type="float" office:value="342000" calcext:value-type="float">
            <text:p>342000</text:p>
          </table:table-cell>
          <table:table-cell table:formula="of:=[.B95]/[.D95]" office:value-type="float" office:value="21009.7874473684" calcext:value-type="float">
            <text:p>21,009.79</text:p>
          </table:table-cell>
          <table:table-cell table:formula="of:=[.C95]/[.D95]" office:value-type="float" office:value="228.441257186172" calcext:value-type="float">
            <text:p>228.44</text:p>
          </table:table-cell>
          <table:table-cell table:formula="of:=[.B95]/[.D95]/24" office:value-type="float" office:value="875.407810307018" calcext:value-type="float">
            <text:p>875.41</text:p>
          </table:table-cell>
          <table:table-cell table:formula="of:=[.C95]/[.D95]/24" office:value-type="float" office:value="9.51838571609051" calcext:value-type="float">
            <text:p>9.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5 - 2*[.$A96]^4 + 3*[.$A96]^3 - 4*[.$A96]^2 + 5*[.$A96] - 3" office:value-type="float" office:value="7577444622" calcext:value-type="float">
            <text:p>7,577,444,622</text:p>
          </table:table-cell>
          <table:table-cell table:formula="of:=2^([.$A96]/6) + 1*[.$A96]^4 - 2" office:value-type="float" office:value="81509008.938392" calcext:value-type="float">
            <text:p>81,509,009</text:p>
          </table:table-cell>
          <table:table-cell table:formula="of:=([.$A96]+1)*3600" office:value-type="float" office:value="345600" calcext:value-type="float">
            <text:p>345600</text:p>
          </table:table-cell>
          <table:table-cell table:formula="of:=[.B96]/[.D96]" office:value-type="float" office:value="21925.4763368056" calcext:value-type="float">
            <text:p>21,925.48</text:p>
          </table:table-cell>
          <table:table-cell table:formula="of:=[.C96]/[.D96]" office:value-type="float" office:value="235.847826789329" calcext:value-type="float">
            <text:p>235.85</text:p>
          </table:table-cell>
          <table:table-cell table:formula="of:=[.B96]/[.D96]/24" office:value-type="float" office:value="913.561514033565" calcext:value-type="float">
            <text:p>913.56</text:p>
          </table:table-cell>
          <table:table-cell table:formula="of:=[.C96]/[.D96]/24" office:value-type="float" office:value="9.8269927828887" calcext:value-type="float">
            <text:p>9.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5 - 2*[.$A97]^4 + 3*[.$A97]^3 - 4*[.$A97]^2 + 5*[.$A97] - 3" office:value-type="float" office:value="7986475485" calcext:value-type="float">
            <text:p>7,986,475,485</text:p>
          </table:table-cell>
          <table:table-cell table:formula="of:=2^([.$A97]/6) + 1*[.$A97]^4 - 2" office:value-type="float" office:value="85000190" calcext:value-type="float">
            <text:p>85,000,190</text:p>
          </table:table-cell>
          <table:table-cell table:formula="of:=([.$A97]+1)*3600" office:value-type="float" office:value="349200" calcext:value-type="float">
            <text:p>349200</text:p>
          </table:table-cell>
          <table:table-cell table:formula="of:=[.B97]/[.D97]" office:value-type="float" office:value="22870.7774484536" calcext:value-type="float">
            <text:p>22,870.78</text:p>
          </table:table-cell>
          <table:table-cell table:formula="of:=[.C97]/[.D97]" office:value-type="float" office:value="243.414060710195" calcext:value-type="float">
            <text:p>243.41</text:p>
          </table:table-cell>
          <table:table-cell table:formula="of:=[.B97]/[.D97]/24" office:value-type="float" office:value="952.949060352234" calcext:value-type="float">
            <text:p>952.95</text:p>
          </table:table-cell>
          <table:table-cell table:formula="of:=[.C97]/[.D97]/24" office:value-type="float" office:value="10.1422525295914" calcext:value-type="float">
            <text:p>10.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5 - 2*[.$A98]^4 + 3*[.$A98]^3 - 4*[.$A98]^2 + 5*[.$A98] - 3" office:value-type="float" office:value="8412982560" calcext:value-type="float">
            <text:p>8,412,982,560</text:p>
          </table:table-cell>
          <table:table-cell table:formula="of:=2^([.$A98]/6) + 1*[.$A98]^4 - 2" office:value-type="float" office:value="88602840.672798" calcext:value-type="float">
            <text:p>88,602,841</text:p>
          </table:table-cell>
          <table:table-cell table:formula="of:=([.$A98]+1)*3600" office:value-type="float" office:value="352800" calcext:value-type="float">
            <text:p>352800</text:p>
          </table:table-cell>
          <table:table-cell table:formula="of:=[.B98]/[.D98]" office:value-type="float" office:value="23846.3224489796" calcext:value-type="float">
            <text:p>23,846.32</text:p>
          </table:table-cell>
          <table:table-cell table:formula="of:=[.C98]/[.D98]" office:value-type="float" office:value="251.141838641718" calcext:value-type="float">
            <text:p>251.14</text:p>
          </table:table-cell>
          <table:table-cell table:formula="of:=[.B98]/[.D98]/24" office:value-type="float" office:value="993.596768707483" calcext:value-type="float">
            <text:p>993.60</text:p>
          </table:table-cell>
          <table:table-cell table:formula="of:=[.C98]/[.D98]/24" office:value-type="float" office:value="10.4642432767382" calcext:value-type="float">
            <text:p>10.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5 - 2*[.$A99]^4 + 3*[.$A99]^3 - 4*[.$A99]^2 + 5*[.$A99] - 3" office:value-type="float" office:value="8857519983" calcext:value-type="float">
            <text:p>8,857,519,983</text:p>
          </table:table-cell>
          <table:table-cell table:formula="of:=2^([.$A99]/6) + 1*[.$A99]^4 - 2" office:value-type="float" office:value="92319384.1859259" calcext:value-type="float">
            <text:p>92,319,384</text:p>
          </table:table-cell>
          <table:table-cell table:formula="of:=([.$A99]+1)*3600" office:value-type="float" office:value="356400" calcext:value-type="float">
            <text:p>356400</text:p>
          </table:table-cell>
          <table:table-cell table:formula="of:=[.B99]/[.D99]" office:value-type="float" office:value="24852.7496717172" calcext:value-type="float">
            <text:p>24,852.75</text:p>
          </table:table-cell>
          <table:table-cell table:formula="of:=[.C99]/[.D99]" office:value-type="float" office:value="259.033064494742" calcext:value-type="float">
            <text:p>259.03</text:p>
          </table:table-cell>
          <table:table-cell table:formula="of:=[.B99]/[.D99]/24" office:value-type="float" office:value="1035.53123632155" calcext:value-type="float">
            <text:p>1,035.53</text:p>
          </table:table-cell>
          <table:table-cell table:formula="of:=[.C99]/[.D99]/24" office:value-type="float" office:value="10.7930443539476" calcext:value-type="float">
            <text:p>10.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5 - 2*[.$A100]^4 + 3*[.$A100]^3 - 4*[.$A100]^2 + 5*[.$A100] - 3" office:value-type="float" office:value="9320653482" calcext:value-type="float">
            <text:p>9,320,653,482</text:p>
          </table:table-cell>
          <table:table-cell table:formula="of:=2^([.$A100]/6) + 1*[.$A100]^4 - 2" office:value-type="float" office:value="96152280.9000237" calcext:value-type="float">
            <text:p>96,152,281</text:p>
          </table:table-cell>
          <table:table-cell table:formula="of:=([.$A100]+1)*3600" office:value-type="float" office:value="360000" calcext:value-type="float">
            <text:p>360000</text:p>
          </table:table-cell>
          <table:table-cell table:formula="of:=[.B100]/[.D100]" office:value-type="float" office:value="25890.7041166667" calcext:value-type="float">
            <text:p>25,890.70</text:p>
          </table:table-cell>
          <table:table-cell table:formula="of:=[.C100]/[.D100]" office:value-type="float" office:value="267.089669166732" calcext:value-type="float">
            <text:p>267.09</text:p>
          </table:table-cell>
          <table:table-cell table:formula="of:=[.B100]/[.D100]/24" office:value-type="float" office:value="1078.77933819444" calcext:value-type="float">
            <text:p>1,078.78</text:p>
          </table:table-cell>
          <table:table-cell table:formula="of:=[.C100]/[.D100]/24" office:value-type="float" office:value="11.1287362152805" calcext:value-type="float">
            <text:p>11.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5 - 2*[.$A101]^4 + 3*[.$A101]^3 - 4*[.$A101]^2 + 5*[.$A101] - 3" office:value-type="float" office:value="9802960497" calcext:value-type="float">
            <text:p>9,802,960,497</text:p>
          </table:table-cell>
          <table:table-cell table:formula="of:=2^([.$A101]/6) + 1*[.$A101]^4 - 2" office:value-type="float" office:value="100104029.915342" calcext:value-type="float">
            <text:p>100,104,030</text:p>
          </table:table-cell>
          <table:table-cell table:formula="of:=([.$A101]+1)*3600" office:value-type="float" office:value="363600" calcext:value-type="float">
            <text:p>363600</text:p>
          </table:table-cell>
          <table:table-cell table:formula="of:=[.B101]/[.D101]" office:value-type="float" office:value="26960.837450495" calcext:value-type="float">
            <text:p>26,960.84</text:p>
          </table:table-cell>
          <table:table-cell table:formula="of:=[.C101]/[.D101]" office:value-type="float" office:value="275.313613628553" calcext:value-type="float">
            <text:p>275.31</text:p>
          </table:table-cell>
          <table:table-cell table:formula="of:=[.B101]/[.D101]/24" office:value-type="float" office:value="1123.36822710396" calcext:value-type="float">
            <text:p>1,123.37</text:p>
          </table:table-cell>
          <table:table-cell table:formula="of:=[.C101]/[.D101]/24" office:value-type="float" office:value="11.4714005678564" calcext:value-type="float">
            <text:p>11.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5 - 2*[.$A102]^4 + 3*[.$A102]^3 - 4*[.$A102]^2 + 5*[.$A102] - 3" office:value-type="float" office:value="10305030300" calcext:value-type="float">
            <text:p>10,305,030,300</text:p>
          </table:table-cell>
          <table:table-cell table:formula="of:=2^([.$A102]/6) + 1*[.$A102]^4 - 2" office:value-type="float" office:value="104177170.876784" calcext:value-type="float">
            <text:p>104,177,171</text:p>
          </table:table-cell>
          <table:table-cell table:formula="of:=([.$A102]+1)*3600" office:value-type="float" office:value="367200" calcext:value-type="float">
            <text:p>367200</text:p>
          </table:table-cell>
          <table:table-cell table:formula="of:=[.B102]/[.D102]" office:value-type="float" office:value="28063.8080065359" calcext:value-type="float">
            <text:p>28,063.81</text:p>
          </table:table-cell>
          <table:table-cell table:formula="of:=[.C102]/[.D102]" office:value-type="float" office:value="283.70689236597" calcext:value-type="float">
            <text:p>283.71</text:p>
          </table:table-cell>
          <table:table-cell table:formula="of:=[.B102]/[.D102]/24" office:value-type="float" office:value="1169.32533360566" calcext:value-type="float">
            <text:p>1,169.33</text:p>
          </table:table-cell>
          <table:table-cell table:formula="of:=[.C102]/[.D102]/24" office:value-type="float" office:value="11.8211205152487" calcext:value-type="float">
            <text:p>11.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5 - 2*[.$A103]^4 + 3*[.$A103]^3 - 4*[.$A103]^2 + 5*[.$A103] - 3" office:value-type="float" office:value="10827464115" calcext:value-type="float">
            <text:p>10,827,464,115</text:p>
          </table:table-cell>
          <table:table-cell table:formula="of:=2^([.$A103]/6) + 1*[.$A103]^4 - 2" office:value-type="float" office:value="108374286" calcext:value-type="float">
            <text:p>108,374,286</text:p>
          </table:table-cell>
          <table:table-cell table:formula="of:=([.$A103]+1)*3600" office:value-type="float" office:value="370800" calcext:value-type="float">
            <text:p>370800</text:p>
          </table:table-cell>
          <table:table-cell table:formula="of:=[.B103]/[.D103]" office:value-type="float" office:value="29200.2807847896" calcext:value-type="float">
            <text:p>29,200.28</text:p>
          </table:table-cell>
          <table:table-cell table:formula="of:=[.C103]/[.D103]" office:value-type="float" office:value="292.271537216829" calcext:value-type="float">
            <text:p>292.27</text:p>
          </table:table-cell>
          <table:table-cell table:formula="of:=[.B103]/[.D103]/24" office:value-type="float" office:value="1216.6783660329" calcext:value-type="float">
            <text:p>1,216.68</text:p>
          </table:table-cell>
          <table:table-cell table:formula="of:=[.C103]/[.D103]/24" office:value-type="float" office:value="12.1779807173679" calcext:value-type="float">
            <text:p>12.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5 - 2*[.$A104]^4 + 3*[.$A104]^3 - 4*[.$A104]^2 + 5*[.$A104] - 3" office:value-type="float" office:value="11370875238" calcext:value-type="float">
            <text:p>11,370,875,238</text:p>
          </table:table-cell>
          <table:table-cell table:formula="of:=2^([.$A104]/6) + 1*[.$A104]^4 - 2" office:value-type="float" office:value="112698002.345596" calcext:value-type="float">
            <text:p>112,698,002</text:p>
          </table:table-cell>
          <table:table-cell table:formula="of:=([.$A104]+1)*3600" office:value-type="float" office:value="374400" calcext:value-type="float">
            <text:p>374400</text:p>
          </table:table-cell>
          <table:table-cell table:formula="of:=[.B104]/[.D104]" office:value-type="float" office:value="30370.9274519231" calcext:value-type="float">
            <text:p>30,370.93</text:p>
          </table:table-cell>
          <table:table-cell table:formula="of:=[.C104]/[.D104]" office:value-type="float" office:value="301.009621649562" calcext:value-type="float">
            <text:p>301.01</text:p>
          </table:table-cell>
          <table:table-cell table:formula="of:=[.B104]/[.D104]/24" office:value-type="float" office:value="1265.4553104968" calcext:value-type="float">
            <text:p>1,265.46</text:p>
          </table:table-cell>
          <table:table-cell table:formula="of:=[.C104]/[.D104]/24" office:value-type="float" office:value="12.5420675687317" calcext:value-type="float">
            <text:p>12.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5 - 2*[.$A105]^4 + 3*[.$A105]^3 - 4*[.$A105]^2 + 5*[.$A105] - 3" office:value-type="float" office:value="11935889157" calcext:value-type="float">
            <text:p>11,935,889,157</text:p>
          </table:table-cell>
          <table:table-cell table:formula="of:=2^([.$A105]/6) + 1*[.$A105]^4 - 2" office:value-type="float" office:value="117150994.371852" calcext:value-type="float">
            <text:p>117,150,994</text:p>
          </table:table-cell>
          <table:table-cell table:formula="of:=([.$A105]+1)*3600" office:value-type="float" office:value="378000" calcext:value-type="float">
            <text:p>378000</text:p>
          </table:table-cell>
          <table:table-cell table:formula="of:=[.B105]/[.D105]" office:value-type="float" office:value="31576.4263412698" calcext:value-type="float">
            <text:p>31,576.43</text:p>
          </table:table-cell>
          <table:table-cell table:formula="of:=[.C105]/[.D105]" office:value-type="float" office:value="309.923265534" calcext:value-type="float">
            <text:p>309.92</text:p>
          </table:table-cell>
          <table:table-cell table:formula="of:=[.B105]/[.D105]/24" office:value-type="float" office:value="1315.68443088624" calcext:value-type="float">
            <text:p>1,315.68</text:p>
          </table:table-cell>
          <table:table-cell table:formula="of:=[.C105]/[.D105]/24" office:value-type="float" office:value="12.91346939725" calcext:value-type="float">
            <text:p>12.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5 - 2*[.$A106]^4 + 3*[.$A106]^3 - 4*[.$A106]^2 + 5*[.$A106] - 3" office:value-type="float" office:value="12523143672" calcext:value-type="float">
            <text:p>12,523,143,672</text:p>
          </table:table-cell>
          <table:table-cell table:formula="of:=2^([.$A106]/6) + 1*[.$A106]^4 - 2" office:value-type="float" office:value="121735986.800047" calcext:value-type="float">
            <text:p>121,735,987</text:p>
          </table:table-cell>
          <table:table-cell table:formula="of:=([.$A106]+1)*3600" office:value-type="float" office:value="381600" calcext:value-type="float">
            <text:p>381600</text:p>
          </table:table-cell>
          <table:table-cell table:formula="of:=[.B106]/[.D106]" office:value-type="float" office:value="32817.4624528302" calcext:value-type="float">
            <text:p>32,817.46</text:p>
          </table:table-cell>
          <table:table-cell table:formula="of:=[.C106]/[.D106]" office:value-type="float" office:value="319.01464046134" calcext:value-type="float">
            <text:p>319.01</text:p>
          </table:table-cell>
          <table:table-cell table:formula="of:=[.B106]/[.D106]/24" office:value-type="float" office:value="1367.39426886792" calcext:value-type="float">
            <text:p>1,367.39</text:p>
          </table:table-cell>
          <table:table-cell table:formula="of:=[.C106]/[.D106]/24" office:value-type="float" office:value="13.2922766858892" calcext:value-type="float">
            <text:p>13.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5 - 2*[.$A107]^4 + 3*[.$A107]^3 - 4*[.$A107]^2 + 5*[.$A107] - 3" office:value-type="float" office:value="13133289015" calcext:value-type="float">
            <text:p>13,133,289,015</text:p>
          </table:table-cell>
          <table:table-cell table:formula="of:=2^([.$A107]/6) + 1*[.$A107]^4 - 2" office:value-type="float" office:value="126455757.830684" calcext:value-type="float">
            <text:p>126,455,758</text:p>
          </table:table-cell>
          <table:table-cell table:formula="of:=([.$A107]+1)*3600" office:value-type="float" office:value="385200" calcext:value-type="float">
            <text:p>385200</text:p>
          </table:table-cell>
          <table:table-cell table:formula="of:=[.B107]/[.D107]" office:value-type="float" office:value="34094.727453271" calcext:value-type="float">
            <text:p>34,094.73</text:p>
          </table:table-cell>
          <table:table-cell table:formula="of:=[.C107]/[.D107]" office:value-type="float" office:value="328.285975676749" calcext:value-type="float">
            <text:p>328.29</text:p>
          </table:table-cell>
          <table:table-cell table:formula="of:=[.B107]/[.D107]/24" office:value-type="float" office:value="1420.61364388629" calcext:value-type="float">
            <text:p>1,420.61</text:p>
          </table:table-cell>
          <table:table-cell table:formula="of:=[.C107]/[.D107]/24" office:value-type="float" office:value="13.6785823198645" calcext:value-type="float">
            <text:p>13.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5 - 2*[.$A108]^4 + 3*[.$A108]^3 - 4*[.$A108]^2 + 5*[.$A108] - 3" office:value-type="float" office:value="13766987970" calcext:value-type="float">
            <text:p>13,766,987,970</text:p>
          </table:table-cell>
          <table:table-cell table:formula="of:=2^([.$A108]/6) + 1*[.$A108]^4 - 2" office:value-type="float" office:value="131313142.753568" calcext:value-type="float">
            <text:p>131,313,143</text:p>
          </table:table-cell>
          <table:table-cell table:formula="of:=([.$A108]+1)*3600" office:value-type="float" office:value="388800" calcext:value-type="float">
            <text:p>388800</text:p>
          </table:table-cell>
          <table:table-cell table:formula="of:=[.B108]/[.D108]" office:value-type="float" office:value="35408.9196759259" calcext:value-type="float">
            <text:p>35,408.92</text:p>
          </table:table-cell>
          <table:table-cell table:formula="of:=[.C108]/[.D108]" office:value-type="float" office:value="337.739564695391" calcext:value-type="float">
            <text:p>337.74</text:p>
          </table:table-cell>
          <table:table-cell table:formula="of:=[.B108]/[.D108]/24" office:value-type="float" office:value="1475.37165316358" calcext:value-type="float">
            <text:p>1,475.37</text:p>
          </table:table-cell>
          <table:table-cell table:formula="of:=[.C108]/[.D108]/24" office:value-type="float" office:value="14.072481862308" calcext:value-type="float">
            <text:p>14.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5 - 2*[.$A109]^4 + 3*[.$A109]^3 - 4*[.$A109]^2 + 5*[.$A109] - 3" office:value-type="float" office:value="14424915993" calcext:value-type="float">
            <text:p>14,424,915,993</text:p>
          </table:table-cell>
          <table:table-cell table:formula="of:=2^([.$A109]/6) + 1*[.$A109]^4 - 2" office:value-type="float" office:value="136311038" calcext:value-type="float">
            <text:p>136,311,038</text:p>
          </table:table-cell>
          <table:table-cell table:formula="of:=([.$A109]+1)*3600" office:value-type="float" office:value="392400" calcext:value-type="float">
            <text:p>392400</text:p>
          </table:table-cell>
          <table:table-cell table:formula="of:=[.B109]/[.D109]" office:value-type="float" office:value="36760.7441207951" calcext:value-type="float">
            <text:p>36,760.74</text:p>
          </table:table-cell>
          <table:table-cell table:formula="of:=[.C109]/[.D109]" office:value-type="float" office:value="347.377772680938" calcext:value-type="float">
            <text:p>347.38</text:p>
          </table:table-cell>
          <table:table-cell table:formula="of:=[.B109]/[.D109]/24" office:value-type="float" office:value="1531.6976716998" calcext:value-type="float">
            <text:p>1,531.70</text:p>
          </table:table-cell>
          <table:table-cell table:formula="of:=[.C109]/[.D109]/24" office:value-type="float" office:value="14.4740738617057" calcext:value-type="float">
            <text:p>14.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5 - 2*[.$A110]^4 + 3*[.$A110]^3 - 4*[.$A110]^2 + 5*[.$A110] - 3" office:value-type="float" office:value="15107761332" calcext:value-type="float">
            <text:p>15,107,761,332</text:p>
          </table:table-cell>
          <table:table-cell table:formula="of:=2^([.$A110]/6) + 1*[.$A110]^4 - 2" office:value-type="float" office:value="141452405.691192" calcext:value-type="float">
            <text:p>141,452,406</text:p>
          </table:table-cell>
          <table:table-cell table:formula="of:=([.$A110]+1)*3600" office:value-type="float" office:value="396000" calcext:value-type="float">
            <text:p>396000</text:p>
          </table:table-cell>
          <table:table-cell table:formula="of:=[.B110]/[.D110]" office:value-type="float" office:value="38150.9124545455" calcext:value-type="float">
            <text:p>38,150.91</text:p>
          </table:table-cell>
          <table:table-cell table:formula="of:=[.C110]/[.D110]" office:value-type="float" office:value="357.203044674727" calcext:value-type="float">
            <text:p>357.20</text:p>
          </table:table-cell>
          <table:table-cell table:formula="of:=[.B110]/[.D110]/24" office:value-type="float" office:value="1589.62135227273" calcext:value-type="float">
            <text:p>1,589.62</text:p>
          </table:table-cell>
          <table:table-cell table:formula="of:=[.C110]/[.D110]/24" office:value-type="float" office:value="14.8834601947803" calcext:value-type="float">
            <text:p>14.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5 - 2*[.$A111]^4 + 3*[.$A111]^3 - 4*[.$A111]^2 + 5*[.$A111] - 3" office:value-type="float" office:value="15816225147" calcext:value-type="float">
            <text:p>15,816,225,147</text:p>
          </table:table-cell>
          <table:table-cell table:formula="of:=2^([.$A111]/6) + 1*[.$A111]^4 - 2" office:value-type="float" office:value="146740278.743704" calcext:value-type="float">
            <text:p>146,740,279</text:p>
          </table:table-cell>
          <table:table-cell table:formula="of:=([.$A111]+1)*3600" office:value-type="float" office:value="399600" calcext:value-type="float">
            <text:p>399600</text:p>
          </table:table-cell>
          <table:table-cell table:formula="of:=[.B111]/[.D111]" office:value-type="float" office:value="39580.1430105105" calcext:value-type="float">
            <text:p>39,580.14</text:p>
          </table:table-cell>
          <table:table-cell table:formula="of:=[.C111]/[.D111]" office:value-type="float" office:value="367.217914774033" calcext:value-type="float">
            <text:p>367.22</text:p>
          </table:table-cell>
          <table:table-cell table:formula="of:=[.B111]/[.D111]/24" office:value-type="float" office:value="1649.17262543794" calcext:value-type="float">
            <text:p>1,649.17</text:p>
          </table:table-cell>
          <table:table-cell table:formula="of:=[.C111]/[.D111]/24" office:value-type="float" office:value="15.300746448918" calcext:value-type="float">
            <text:p>15.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5 - 2*[.$A112]^4 + 3*[.$A112]^3 - 4*[.$A112]^2 + 5*[.$A112] - 3" office:value-type="float" office:value="16551021630" calcext:value-type="float">
            <text:p>16,551,021,630</text:p>
          </table:table-cell>
          <table:table-cell table:formula="of:=2^([.$A112]/6) + 1*[.$A112]^4 - 2" office:value-type="float" office:value="152177766.600095" calcext:value-type="float">
            <text:p>152,177,767</text:p>
          </table:table-cell>
          <table:table-cell table:formula="of:=([.$A112]+1)*3600" office:value-type="float" office:value="403200" calcext:value-type="float">
            <text:p>403200</text:p>
          </table:table-cell>
          <table:table-cell table:formula="of:=[.B112]/[.D112]" office:value-type="float" office:value="41049.1607886905" calcext:value-type="float">
            <text:p>41,049.16</text:p>
          </table:table-cell>
          <table:table-cell table:formula="of:=[.C112]/[.D112]" office:value-type="float" office:value="377.425016369283" calcext:value-type="float">
            <text:p>377.43</text:p>
          </table:table-cell>
          <table:table-cell table:formula="of:=[.B112]/[.D112]/24" office:value-type="float" office:value="1710.38169952877" calcext:value-type="float">
            <text:p>1,710.38</text:p>
          </table:table-cell>
          <table:table-cell table:formula="of:=[.C112]/[.D112]/24" office:value-type="float" office:value="15.7260423487201" calcext:value-type="float">
            <text:p>15.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5 - 2*[.$A113]^4 + 3*[.$A113]^3 - 4*[.$A113]^2 + 5*[.$A113] - 3" office:value-type="float" office:value="17312878125" calcext:value-type="float">
            <text:p>17,312,878,125</text:p>
          </table:table-cell>
          <table:table-cell table:formula="of:=2^([.$A113]/6) + 1*[.$A113]^4 - 2" office:value-type="float" office:value="157768061.661367" calcext:value-type="float">
            <text:p>157,768,062</text:p>
          </table:table-cell>
          <table:table-cell table:formula="of:=([.$A113]+1)*3600" office:value-type="float" office:value="406800" calcext:value-type="float">
            <text:p>406800</text:p>
          </table:table-cell>
          <table:table-cell table:formula="of:=[.B113]/[.D113]" office:value-type="float" office:value="42558.6974557522" calcext:value-type="float">
            <text:p>42,558.70</text:p>
          </table:table-cell>
          <table:table-cell table:formula="of:=[.C113]/[.D113]" office:value-type="float" office:value="387.827093562849" calcext:value-type="float">
            <text:p>387.83</text:p>
          </table:table-cell>
          <table:table-cell table:formula="of:=[.B113]/[.D113]/24" office:value-type="float" office:value="1773.27906065634" calcext:value-type="float">
            <text:p>1,773.28</text:p>
          </table:table-cell>
          <table:table-cell table:formula="of:=[.C113]/[.D113]/24" office:value-type="float" office:value="16.1594622317854" calcext:value-type="float">
            <text:p>16.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5 - 2*[.$A114]^4 + 3*[.$A114]^3 - 4*[.$A114]^2 + 5*[.$A114] - 3" office:value-type="float" office:value="18102535248" calcext:value-type="float">
            <text:p>18,102,535,248</text:p>
          </table:table-cell>
          <table:table-cell table:formula="of:=2^([.$A114]/6) + 1*[.$A114]^4 - 2" office:value-type="float" office:value="163514446.507136" calcext:value-type="float">
            <text:p>163,514,447</text:p>
          </table:table-cell>
          <table:table-cell table:formula="of:=([.$A114]+1)*3600" office:value-type="float" office:value="410400" calcext:value-type="float">
            <text:p>410400</text:p>
          </table:table-cell>
          <table:table-cell table:formula="of:=[.B114]/[.D114]" office:value-type="float" office:value="44109.4913450292" calcext:value-type="float">
            <text:p>44,109.49</text:p>
          </table:table-cell>
          <table:table-cell table:formula="of:=[.C114]/[.D114]" office:value-type="float" office:value="398.427013906278" calcext:value-type="float">
            <text:p>398.43</text:p>
          </table:table-cell>
          <table:table-cell table:formula="of:=[.B114]/[.D114]/24" office:value-type="float" office:value="1837.89547270955" calcext:value-type="float">
            <text:p>1,837.90</text:p>
          </table:table-cell>
          <table:table-cell table:formula="of:=[.C114]/[.D114]/24" office:value-type="float" office:value="16.6011255794282" calcext:value-type="float">
            <text:p>16.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5 - 2*[.$A115]^4 + 3*[.$A115]^3 - 4*[.$A115]^2 + 5*[.$A115] - 3" office:value-type="float" office:value="18920747007" calcext:value-type="float">
            <text:p>18,920,747,007</text:p>
          </table:table-cell>
          <table:table-cell table:formula="of:=2^([.$A115]/6) + 1*[.$A115]^4 - 2" office:value-type="float" office:value="169420302" calcext:value-type="float">
            <text:p>169,420,302</text:p>
          </table:table-cell>
          <table:table-cell table:formula="of:=([.$A115]+1)*3600" office:value-type="float" office:value="414000" calcext:value-type="float">
            <text:p>414000</text:p>
          </table:table-cell>
          <table:table-cell table:formula="of:=[.B115]/[.D115]" office:value-type="float" office:value="45702.2874565217" calcext:value-type="float">
            <text:p>45,702.29</text:p>
          </table:table-cell>
          <table:table-cell table:formula="of:=[.C115]/[.D115]" office:value-type="float" office:value="409.227782608696" calcext:value-type="float">
            <text:p>409.23</text:p>
          </table:table-cell>
          <table:table-cell table:formula="of:=[.B115]/[.D115]/24" office:value-type="float" office:value="1904.26197735507" calcext:value-type="float">
            <text:p>1,904.26</text:p>
          </table:table-cell>
          <table:table-cell table:formula="of:=[.C115]/[.D115]/24" office:value-type="float" office:value="17.0511576086957" calcext:value-type="float">
            <text:p>17.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5 - 2*[.$A116]^4 + 3*[.$A116]^3 - 4*[.$A116]^2 + 5*[.$A116] - 3" office:value-type="float" office:value="19768280922" calcext:value-type="float">
            <text:p>19,768,280,922</text:p>
          </table:table-cell>
          <table:table-cell table:formula="of:=2^([.$A116]/6) + 1*[.$A116]^4 - 2" office:value-type="float" office:value="175489116.382384" calcext:value-type="float">
            <text:p>175,489,116</text:p>
          </table:table-cell>
          <table:table-cell table:formula="of:=([.$A116]+1)*3600" office:value-type="float" office:value="417600" calcext:value-type="float">
            <text:p>417600</text:p>
          </table:table-cell>
          <table:table-cell table:formula="of:=[.B116]/[.D116]" office:value-type="float" office:value="47337.8374568966" calcext:value-type="float">
            <text:p>47,337.84</text:p>
          </table:table-cell>
          <table:table-cell table:formula="of:=[.C116]/[.D116]" office:value-type="float" office:value="420.232558386935" calcext:value-type="float">
            <text:p>420.23</text:p>
          </table:table-cell>
          <table:table-cell table:formula="of:=[.B116]/[.D116]/24" office:value-type="float" office:value="1972.40989403736" calcext:value-type="float">
            <text:p>1,972.41</text:p>
          </table:table-cell>
          <table:table-cell table:formula="of:=[.C116]/[.D116]/24" office:value-type="float" office:value="17.509689932789" calcext:value-type="float">
            <text:p>17.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5 - 2*[.$A117]^4 + 3*[.$A117]^3 - 4*[.$A117]^2 + 5*[.$A117] - 3" office:value-type="float" office:value="20645918145" calcext:value-type="float">
            <text:p>20,645,918,145</text:p>
          </table:table-cell>
          <table:table-cell table:formula="of:=2^([.$A117]/6) + 1*[.$A117]^4 - 2" office:value-type="float" office:value="181724495.487407" calcext:value-type="float">
            <text:p>181,724,495</text:p>
          </table:table-cell>
          <table:table-cell table:formula="of:=([.$A117]+1)*3600" office:value-type="float" office:value="421200" calcext:value-type="float">
            <text:p>421200</text:p>
          </table:table-cell>
          <table:table-cell table:formula="of:=[.B117]/[.D117]" office:value-type="float" office:value="49016.8996794872" calcext:value-type="float">
            <text:p>49,016.90</text:p>
          </table:table-cell>
          <table:table-cell table:formula="of:=[.C117]/[.D117]" office:value-type="float" office:value="431.444671147691" calcext:value-type="float">
            <text:p>431.44</text:p>
          </table:table-cell>
          <table:table-cell table:formula="of:=[.B117]/[.D117]/24" office:value-type="float" office:value="2042.37081997863" calcext:value-type="float">
            <text:p>2,042.37</text:p>
          </table:table-cell>
          <table:table-cell table:formula="of:=[.C117]/[.D117]/24" office:value-type="float" office:value="17.9768612978204" calcext:value-type="float">
            <text:p>17.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5 - 2*[.$A118]^4 + 3*[.$A118]^3 - 4*[.$A118]^2 + 5*[.$A118] - 3" office:value-type="float" office:value="21554453580" calcext:value-type="float">
            <text:p>21,554,453,580</text:p>
          </table:table-cell>
          <table:table-cell table:formula="of:=2^([.$A118]/6) + 1*[.$A118]^4 - 2" office:value-type="float" office:value="188130174.200189" calcext:value-type="float">
            <text:p>188,130,174</text:p>
          </table:table-cell>
          <table:table-cell table:formula="of:=([.$A118]+1)*3600" office:value-type="float" office:value="424800" calcext:value-type="float">
            <text:p>424800</text:p>
          </table:table-cell>
          <table:table-cell table:formula="of:=[.B118]/[.D118]" office:value-type="float" office:value="50740.2391242938" calcext:value-type="float">
            <text:p>50,740.24</text:p>
          </table:table-cell>
          <table:table-cell table:formula="of:=[.C118]/[.D118]" office:value-type="float" office:value="442.867641714194" calcext:value-type="float">
            <text:p>442.87</text:p>
          </table:table-cell>
          <table:table-cell table:formula="of:=[.B118]/[.D118]/24" office:value-type="float" office:value="2114.17663017891" calcext:value-type="float">
            <text:p>2,114.18</text:p>
          </table:table-cell>
          <table:table-cell table:formula="of:=[.C118]/[.D118]/24" office:value-type="float" office:value="18.4528184047581" calcext:value-type="float">
            <text:p>18.4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5 - 2*[.$A119]^4 + 3*[.$A119]^3 - 4*[.$A119]^2 + 5*[.$A119] - 3" office:value-type="float" office:value="22494696003" calcext:value-type="float">
            <text:p>22,494,696,003</text:p>
          </table:table-cell>
          <table:table-cell table:formula="of:=2^([.$A119]/6) + 1*[.$A119]^4 - 2" office:value-type="float" office:value="194710029.322734" calcext:value-type="float">
            <text:p>194,710,029</text:p>
          </table:table-cell>
          <table:table-cell table:formula="of:=([.$A119]+1)*3600" office:value-type="float" office:value="428400" calcext:value-type="float">
            <text:p>428400</text:p>
          </table:table-cell>
          <table:table-cell table:formula="of:=[.B119]/[.D119]" office:value-type="float" office:value="52508.6274579832" calcext:value-type="float">
            <text:p>52,508.63</text:p>
          </table:table-cell>
          <table:table-cell table:formula="of:=[.C119]/[.D119]" office:value-type="float" office:value="454.505203834581" calcext:value-type="float">
            <text:p>454.51</text:p>
          </table:table-cell>
          <table:table-cell table:formula="of:=[.B119]/[.D119]/24" office:value-type="float" office:value="2187.85947741597" calcext:value-type="float">
            <text:p>2,187.86</text:p>
          </table:table-cell>
          <table:table-cell table:formula="of:=[.C119]/[.D119]/24" office:value-type="float" office:value="18.9377168264409" calcext:value-type="float">
            <text:p>18.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5 - 2*[.$A120]^4 + 3*[.$A120]^3 - 4*[.$A120]^2 + 5*[.$A120] - 3" office:value-type="float" office:value="23467468182" calcext:value-type="float">
            <text:p>23,467,468,182</text:p>
          </table:table-cell>
          <table:table-cell table:formula="of:=2^([.$A120]/6) + 1*[.$A120]^4 - 2" office:value-type="float" office:value="201468094.014273" calcext:value-type="float">
            <text:p>201,468,094</text:p>
          </table:table-cell>
          <table:table-cell table:formula="of:=([.$A120]+1)*3600" office:value-type="float" office:value="432000" calcext:value-type="float">
            <text:p>432000</text:p>
          </table:table-cell>
          <table:table-cell table:formula="of:=[.B120]/[.D120]" office:value-type="float" office:value="54322.8430138889" calcext:value-type="float">
            <text:p>54,322.84</text:p>
          </table:table-cell>
          <table:table-cell table:formula="of:=[.C120]/[.D120]" office:value-type="float" office:value="466.361328736742" calcext:value-type="float">
            <text:p>466.36</text:p>
          </table:table-cell>
          <table:table-cell table:formula="of:=[.B120]/[.D120]/24" office:value-type="float" office:value="2263.45179224537" calcext:value-type="float">
            <text:p>2,263.45</text:p>
          </table:table-cell>
          <table:table-cell table:formula="of:=[.C120]/[.D120]/24" office:value-type="float" office:value="19.4317220306976" calcext:value-type="float">
            <text:p>19.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5 - 2*[.$A121]^4 + 3*[.$A121]^3 - 4*[.$A121]^2 + 5*[.$A121] - 3" office:value-type="float" office:value="24473606997" calcext:value-type="float">
            <text:p>24,473,606,997</text:p>
          </table:table-cell>
          <table:table-cell table:formula="of:=2^([.$A121]/6) + 1*[.$A121]^4 - 2" office:value-type="float" office:value="208408574" calcext:value-type="float">
            <text:p>208,408,574</text:p>
          </table:table-cell>
          <table:table-cell table:formula="of:=([.$A121]+1)*3600" office:value-type="float" office:value="435600" calcext:value-type="float">
            <text:p>435600</text:p>
          </table:table-cell>
          <table:table-cell table:formula="of:=[.B121]/[.D121]" office:value-type="float" office:value="56183.670792011" calcext:value-type="float">
            <text:p>56,183.67</text:p>
          </table:table-cell>
          <table:table-cell table:formula="of:=[.C121]/[.D121]" office:value-type="float" office:value="478.440252525253" calcext:value-type="float">
            <text:p>478.44</text:p>
          </table:table-cell>
          <table:table-cell table:formula="of:=[.B121]/[.D121]/24" office:value-type="float" office:value="2340.98628300046" calcext:value-type="float">
            <text:p>2,340.99</text:p>
          </table:table-cell>
          <table:table-cell table:formula="of:=[.C121]/[.D121]/24" office:value-type="float" office:value="19.9350105218855" calcext:value-type="float">
            <text:p>19.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5 - 2*[.$A122]^4 + 3*[.$A122]^3 - 4*[.$A122]^2 + 5*[.$A122] - 3" office:value-type="float" office:value="25513963560" calcext:value-type="float">
            <text:p>25,513,963,560</text:p>
          </table:table-cell>
          <table:table-cell table:formula="of:=2^([.$A122]/6) + 1*[.$A122]^4 - 2" office:value-type="float" office:value="215535865.764768" calcext:value-type="float">
            <text:p>215,535,866</text:p>
          </table:table-cell>
          <table:table-cell table:formula="of:=([.$A122]+1)*3600" office:value-type="float" office:value="439200" calcext:value-type="float">
            <text:p>439200</text:p>
          </table:table-cell>
          <table:table-cell table:formula="of:=[.B122]/[.D122]" office:value-type="float" office:value="58091.9024590164" calcext:value-type="float">
            <text:p>58,091.90</text:p>
          </table:table-cell>
          <table:table-cell table:formula="of:=[.C122]/[.D122]" office:value-type="float" office:value="490.746506750383" calcext:value-type="float">
            <text:p>490.75</text:p>
          </table:table-cell>
          <table:table-cell table:formula="of:=[.B122]/[.D122]/24" office:value-type="float" office:value="2420.49593579235" calcext:value-type="float">
            <text:p>2,420.50</text:p>
          </table:table-cell>
          <table:table-cell table:formula="of:=[.C122]/[.D122]/24" office:value-type="float" office:value="20.4477711145993" calcext:value-type="float">
            <text:p>20.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5 - 2*[.$A123]^4 + 3*[.$A123]^3 - 4*[.$A123]^2 + 5*[.$A123] - 3" office:value-type="float" office:value="26589403335" calcext:value-type="float">
            <text:p>26,589,403,335</text:p>
          </table:table-cell>
          <table:table-cell table:formula="of:=2^([.$A123]/6) + 1*[.$A123]^4 - 2" office:value-type="float" office:value="222854576.974815" calcext:value-type="float">
            <text:p>222,854,577</text:p>
          </table:table-cell>
          <table:table-cell table:formula="of:=([.$A123]+1)*3600" office:value-type="float" office:value="442800" calcext:value-type="float">
            <text:p>442800</text:p>
          </table:table-cell>
          <table:table-cell table:formula="of:=[.B123]/[.D123]" office:value-type="float" office:value="60048.3363482385" calcext:value-type="float">
            <text:p>60,048.34</text:p>
          </table:table-cell>
          <table:table-cell table:formula="of:=[.C123]/[.D123]" office:value-type="float" office:value="503.284952517648" calcext:value-type="float">
            <text:p>503.28</text:p>
          </table:table-cell>
          <table:table-cell table:formula="of:=[.B123]/[.D123]/24" office:value-type="float" office:value="2502.01401450994" calcext:value-type="float">
            <text:p>2,502.01</text:p>
          </table:table-cell>
          <table:table-cell table:formula="of:=[.C123]/[.D123]/24" office:value-type="float" office:value="20.970206354902" calcext:value-type="float">
            <text:p>20.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5 - 2*[.$A124]^4 + 3*[.$A124]^3 - 4*[.$A124]^2 + 5*[.$A124] - 3" office:value-type="float" office:value="27700806258" calcext:value-type="float">
            <text:p>27,700,806,258</text:p>
          </table:table-cell>
          <table:table-cell table:formula="of:=2^([.$A124]/6) + 1*[.$A124]^4 - 2" office:value-type="float" office:value="230369549.400379" calcext:value-type="float">
            <text:p>230,369,549</text:p>
          </table:table-cell>
          <table:table-cell table:formula="of:=([.$A124]+1)*3600" office:value-type="float" office:value="446400" calcext:value-type="float">
            <text:p>446400</text:p>
          </table:table-cell>
          <table:table-cell table:formula="of:=[.B124]/[.D124]" office:value-type="float" office:value="62053.7774596774" calcext:value-type="float">
            <text:p>62,053.78</text:p>
          </table:table-cell>
          <table:table-cell table:formula="of:=[.C124]/[.D124]" office:value-type="float" office:value="516.060818549236" calcext:value-type="float">
            <text:p>516.06</text:p>
          </table:table-cell>
          <table:table-cell table:formula="of:=[.B124]/[.D124]/24" office:value-type="float" office:value="2585.57406081989" calcext:value-type="float">
            <text:p>2,585.57</text:p>
          </table:table-cell>
          <table:table-cell table:formula="of:=[.C124]/[.D124]/24" office:value-type="float" office:value="21.5025341062182" calcext:value-type="float">
            <text:p>21.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5 - 2*[.$A125]^4 + 3*[.$A125]^3 - 4*[.$A125]^2 + 5*[.$A125] - 3" office:value-type="float" office:value="28849066857" calcext:value-type="float">
            <text:p>28,849,066,857</text:p>
          </table:table-cell>
          <table:table-cell table:formula="of:=2^([.$A125]/6) + 1*[.$A125]^4 - 2" office:value-type="float" office:value="238085884.645469" calcext:value-type="float">
            <text:p>238,085,885</text:p>
          </table:table-cell>
          <table:table-cell table:formula="of:=([.$A125]+1)*3600" office:value-type="float" office:value="450000" calcext:value-type="float">
            <text:p>450000</text:p>
          </table:table-cell>
          <table:table-cell table:formula="of:=[.B125]/[.D125]" office:value-type="float" office:value="64109.03746" calcext:value-type="float">
            <text:p>64,109.04</text:p>
          </table:table-cell>
          <table:table-cell table:formula="of:=[.C125]/[.D125]" office:value-type="float" office:value="529.079743656597" calcext:value-type="float">
            <text:p>529.08</text:p>
          </table:table-cell>
          <table:table-cell table:formula="of:=[.B125]/[.D125]/24" office:value-type="float" office:value="2671.20989416667" calcext:value-type="float">
            <text:p>2,671.21</text:p>
          </table:table-cell>
          <table:table-cell table:formula="of:=[.C125]/[.D125]/24" office:value-type="float" office:value="22.0449893190249" calcext:value-type="float">
            <text:p>22.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5 - 2*[.$A126]^4 + 3*[.$A126]^3 - 4*[.$A126]^2 + 5*[.$A126] - 3" office:value-type="float" office:value="30035094372" calcext:value-type="float">
            <text:p>30,035,094,372</text:p>
          </table:table-cell>
          <table:table-cell table:formula="of:=2^([.$A126]/6) + 1*[.$A126]^4 - 2" office:value-type="float" office:value="246008973.028545" calcext:value-type="float">
            <text:p>246,008,973</text:p>
          </table:table-cell>
          <table:table-cell table:formula="of:=([.$A126]+1)*3600" office:value-type="float" office:value="453600" calcext:value-type="float">
            <text:p>453600</text:p>
          </table:table-cell>
          <table:table-cell table:formula="of:=[.B126]/[.D126]" office:value-type="float" office:value="66214.9346825397" calcext:value-type="float">
            <text:p>66,214.93</text:p>
          </table:table-cell>
          <table:table-cell table:formula="of:=[.C126]/[.D126]" office:value-type="float" office:value="542.347824137005" calcext:value-type="float">
            <text:p>542.35</text:p>
          </table:table-cell>
          <table:table-cell table:formula="of:=[.B126]/[.D126]/24" office:value-type="float" office:value="2758.95561177249" calcext:value-type="float">
            <text:p>2,758.96</text:p>
          </table:table-cell>
          <table:table-cell table:formula="of:=[.C126]/[.D126]/24" office:value-type="float" office:value="22.5978260057085" calcext:value-type="float">
            <text:p>22.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5 - 2*[.$A127]^4 + 3*[.$A127]^3 - 4*[.$A127]^2 + 5*[.$A127] - 3" office:value-type="float" office:value="31259812875" calcext:value-type="float">
            <text:p>31,259,812,875</text:p>
          </table:table-cell>
          <table:table-cell table:formula="of:=2^([.$A127]/6) + 1*[.$A127]^4 - 2" office:value-type="float" office:value="254144526" calcext:value-type="float">
            <text:p>254,144,526</text:p>
          </table:table-cell>
          <table:table-cell table:formula="of:=([.$A127]+1)*3600" office:value-type="float" office:value="457200" calcext:value-type="float">
            <text:p>457200</text:p>
          </table:table-cell>
          <table:table-cell table:formula="of:=[.B127]/[.D127]" office:value-type="float" office:value="68372.2941272966" calcext:value-type="float">
            <text:p>68,372.29</text:p>
          </table:table-cell>
          <table:table-cell table:formula="of:=[.C127]/[.D127]" office:value-type="float" office:value="555.871666666667" calcext:value-type="float">
            <text:p>555.87</text:p>
          </table:table-cell>
          <table:table-cell table:formula="of:=[.B127]/[.D127]/24" office:value-type="float" office:value="2848.84558863736" calcext:value-type="float">
            <text:p>2,848.85</text:p>
          </table:table-cell>
          <table:table-cell table:formula="of:=[.C127]/[.D127]/24" office:value-type="float" office:value="23.1613194444444" calcext:value-type="float">
            <text:p>23.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5 - 2*[.$A128]^4 + 3*[.$A128]^3 - 4*[.$A128]^2 + 5*[.$A128] - 3" office:value-type="float" office:value="32524161390" calcext:value-type="float">
            <text:p>32,524,161,390</text:p>
          </table:table-cell>
          <table:table-cell table:formula="of:=2^([.$A128]/6) + 1*[.$A128]^4 - 2" office:value-type="float" office:value="262498612.529536" calcext:value-type="float">
            <text:p>262,498,613</text:p>
          </table:table-cell>
          <table:table-cell table:formula="of:=([.$A128]+1)*3600" office:value-type="float" office:value="460800" calcext:value-type="float">
            <text:p>460800</text:p>
          </table:table-cell>
          <table:table-cell table:formula="of:=[.B128]/[.D128]" office:value-type="float" office:value="70581.9474609375" calcext:value-type="float">
            <text:p>70,581.95</text:p>
          </table:table-cell>
          <table:table-cell table:formula="of:=[.C128]/[.D128]" office:value-type="float" office:value="569.658447329722" calcext:value-type="float">
            <text:p>569.66</text:p>
          </table:table-cell>
          <table:table-cell table:formula="of:=[.B128]/[.D128]/24" office:value-type="float" office:value="2940.91447753906" calcext:value-type="float">
            <text:p>2,940.91</text:p>
          </table:table-cell>
          <table:table-cell table:formula="of:=[.C128]/[.D128]/24" office:value-type="float" office:value="23.7357686387384" calcext:value-type="float">
            <text:p>23.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5 - 2*[.$A129]^4 + 3*[.$A129]^3 - 4*[.$A129]^2 + 5*[.$A129] - 3" office:value-type="float" office:value="33829094013" calcext:value-type="float">
            <text:p>33,829,094,013</text:p>
          </table:table-cell>
          <table:table-cell table:formula="of:=2^([.$A129]/6) + 1*[.$A129]^4 - 2" office:value-type="float" office:value="271077699.949629" calcext:value-type="float">
            <text:p>271,077,700</text:p>
          </table:table-cell>
          <table:table-cell table:formula="of:=([.$A129]+1)*3600" office:value-type="float" office:value="464400" calcext:value-type="float">
            <text:p>464400</text:p>
          </table:table-cell>
          <table:table-cell table:formula="of:=[.B129]/[.D129]" office:value-type="float" office:value="72844.7330167959" calcext:value-type="float">
            <text:p>72,844.73</text:p>
          </table:table-cell>
          <table:table-cell table:formula="of:=[.C129]/[.D129]" office:value-type="float" office:value="583.715977497048" calcext:value-type="float">
            <text:p>583.72</text:p>
          </table:table-cell>
          <table:table-cell table:formula="of:=[.B129]/[.D129]/24" office:value-type="float" office:value="3035.19720903316" calcext:value-type="float">
            <text:p>3,035.20</text:p>
          </table:table-cell>
          <table:table-cell table:formula="of:=[.C129]/[.D129]/24" office:value-type="float" office:value="24.321499062377" calcext:value-type="float">
            <text:p>24.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5 - 2*[.$A130]^4 + 3*[.$A130]^3 - 4*[.$A130]^2 + 5*[.$A130] - 3" office:value-type="float" office:value="35175580032" calcext:value-type="float">
            <text:p>35,175,580,032</text:p>
          </table:table-cell>
          <table:table-cell table:formula="of:=2^([.$A130]/6) + 1*[.$A130]^4 - 2" office:value-type="float" office:value="279888699.800758" calcext:value-type="float">
            <text:p>279,888,700</text:p>
          </table:table-cell>
          <table:table-cell table:formula="of:=([.$A130]+1)*3600" office:value-type="float" office:value="468000" calcext:value-type="float">
            <text:p>468000</text:p>
          </table:table-cell>
          <table:table-cell table:formula="of:=[.B130]/[.D130]" office:value-type="float" office:value="75161.4957948718" calcext:value-type="float">
            <text:p>75,161.50</text:p>
          </table:table-cell>
          <table:table-cell table:formula="of:=[.C130]/[.D130]" office:value-type="float" office:value="598.052777352047" calcext:value-type="float">
            <text:p>598.05</text:p>
          </table:table-cell>
          <table:table-cell table:formula="of:=[.B130]/[.D130]/24" office:value-type="float" office:value="3131.72899145299" calcext:value-type="float">
            <text:p>3,131.73</text:p>
          </table:table-cell>
          <table:table-cell table:formula="of:=[.C130]/[.D130]/24" office:value-type="float" office:value="24.9188657230019" calcext:value-type="float">
            <text:p>24.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5 - 2*[.$A131]^4 + 3*[.$A131]^3 - 4*[.$A131]^2 + 5*[.$A131] - 3" office:value-type="float" office:value="36564604047" calcext:value-type="float">
            <text:p>36,564,604,047</text:p>
          </table:table-cell>
          <table:table-cell table:formula="of:=2^([.$A131]/6) + 1*[.$A131]^4 - 2" office:value-type="float" office:value="288939019.290937" calcext:value-type="float">
            <text:p>288,939,019</text:p>
          </table:table-cell>
          <table:table-cell table:formula="of:=([.$A131]+1)*3600" office:value-type="float" office:value="471600" calcext:value-type="float">
            <text:p>471600</text:p>
          </table:table-cell>
          <table:table-cell table:formula="of:=[.B131]/[.D131]" office:value-type="float" office:value="77533.0874618321" calcext:value-type="float">
            <text:p>77,533.09</text:p>
          </table:table-cell>
          <table:table-cell table:formula="of:=[.C131]/[.D131]" office:value-type="float" office:value="612.678157953641" calcext:value-type="float">
            <text:p>612.68</text:p>
          </table:table-cell>
          <table:table-cell table:formula="of:=[.B131]/[.D131]/24" office:value-type="float" office:value="3230.54531090967" calcext:value-type="float">
            <text:p>3,230.55</text:p>
          </table:table-cell>
          <table:table-cell table:formula="of:=[.C131]/[.D131]/24" office:value-type="float" office:value="25.5282565814017" calcext:value-type="float">
            <text:p>25.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5 - 2*[.$A132]^4 + 3*[.$A132]^3 - 4*[.$A132]^2 + 5*[.$A132] - 3" office:value-type="float" office:value="37997166090" calcext:value-type="float">
            <text:p>37,997,166,090</text:p>
          </table:table-cell>
          <table:table-cell table:formula="of:=2^([.$A132]/6) + 1*[.$A132]^4 - 2" office:value-type="float" office:value="298236619.057091" calcext:value-type="float">
            <text:p>298,236,619</text:p>
          </table:table-cell>
          <table:table-cell table:formula="of:=([.$A132]+1)*3600" office:value-type="float" office:value="475200" calcext:value-type="float">
            <text:p>475200</text:p>
          </table:table-cell>
          <table:table-cell table:formula="of:=[.B132]/[.D132]" office:value-type="float" office:value="79960.3663510101" calcext:value-type="float">
            <text:p>79,960.37</text:p>
          </table:table-cell>
          <table:table-cell table:formula="of:=[.C132]/[.D132]" office:value-type="float" office:value="627.602312830578" calcext:value-type="float">
            <text:p>627.60</text:p>
          </table:table-cell>
          <table:table-cell table:formula="of:=[.B132]/[.D132]/24" office:value-type="float" office:value="3331.68193129209" calcext:value-type="float">
            <text:p>3,331.68</text:p>
          </table:table-cell>
          <table:table-cell table:formula="of:=[.C132]/[.D132]/24" office:value-type="float" office:value="26.1500963679408" calcext:value-type="float">
            <text:p>26.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5 - 2*[.$A133]^4 + 3*[.$A133]^3 - 4*[.$A133]^2 + 5*[.$A133] - 3" office:value-type="float" office:value="39474281745" calcext:value-type="float">
            <text:p>39,474,281,745</text:p>
          </table:table-cell>
          <table:table-cell table:formula="of:=2^([.$A133]/6) + 1*[.$A133]^4 - 2" office:value-type="float" office:value="307790078" calcext:value-type="float">
            <text:p>307,790,078</text:p>
          </table:table-cell>
          <table:table-cell table:formula="of:=([.$A133]+1)*3600" office:value-type="float" office:value="478800" calcext:value-type="float">
            <text:p>478800</text:p>
          </table:table-cell>
          <table:table-cell table:formula="of:=[.B133]/[.D133]" office:value-type="float" office:value="82444.197462406" calcext:value-type="float">
            <text:p>82,444.20</text:p>
          </table:table-cell>
          <table:table-cell table:formula="of:=[.C133]/[.D133]" office:value-type="float" office:value="642.83642021721" calcext:value-type="float">
            <text:p>642.84</text:p>
          </table:table-cell>
          <table:table-cell table:formula="of:=[.B133]/[.D133]/24" office:value-type="float" office:value="3435.17489426692" calcext:value-type="float">
            <text:p>3,435.17</text:p>
          </table:table-cell>
          <table:table-cell table:formula="of:=[.C133]/[.D133]/24" office:value-type="float" office:value="26.7848508423837" calcext:value-type="float">
            <text:p>26.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5 - 2*[.$A134]^4 + 3*[.$A134]^3 - 4*[.$A134]^2 + 5*[.$A134] - 3" office:value-type="float" office:value="40996982268" calcext:value-type="float">
            <text:p>40,996,982,268</text:p>
          </table:table-cell>
          <table:table-cell table:formula="of:=2^([.$A134]/6) + 1*[.$A134]^4 - 2" office:value-type="float" office:value="317608666.059072" calcext:value-type="float">
            <text:p>317,608,666</text:p>
          </table:table-cell>
          <table:table-cell table:formula="of:=([.$A134]+1)*3600" office:value-type="float" office:value="482400" calcext:value-type="float">
            <text:p>482400</text:p>
          </table:table-cell>
          <table:table-cell table:formula="of:=[.B134]/[.D134]" office:value-type="float" office:value="84985.4524626866" calcext:value-type="float">
            <text:p>84,985.45</text:p>
          </table:table-cell>
          <table:table-cell table:formula="of:=[.C134]/[.D134]" office:value-type="float" office:value="658.392757170548" calcext:value-type="float">
            <text:p>658.39</text:p>
          </table:table-cell>
          <table:table-cell table:formula="of:=[.B134]/[.D134]/24" office:value-type="float" office:value="3541.06051927861" calcext:value-type="float">
            <text:p>3,541.06</text:p>
          </table:table-cell>
          <table:table-cell table:formula="of:=[.C134]/[.D134]/24" office:value-type="float" office:value="27.4330315487728" calcext:value-type="float">
            <text:p>27.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5 - 2*[.$A135]^4 + 3*[.$A135]^3 - 4*[.$A135]^2 + 5*[.$A135] - 3" office:value-type="float" office:value="42566314707" calcext:value-type="float">
            <text:p>42,566,314,707</text:p>
          </table:table-cell>
          <table:table-cell table:formula="of:=2^([.$A135]/6) + 1*[.$A135]^4 - 2" office:value-type="float" office:value="327702425.899258" calcext:value-type="float">
            <text:p>327,702,426</text:p>
          </table:table-cell>
          <table:table-cell table:formula="of:=([.$A135]+1)*3600" office:value-type="float" office:value="486000" calcext:value-type="float">
            <text:p>486000</text:p>
          </table:table-cell>
          <table:table-cell table:formula="of:=[.B135]/[.D135]" office:value-type="float" office:value="87585.0096851852" calcext:value-type="float">
            <text:p>87,585.01</text:p>
          </table:table-cell>
          <table:table-cell table:formula="of:=[.C135]/[.D135]" office:value-type="float" office:value="674.284826953206" calcext:value-type="float">
            <text:p>674.28</text:p>
          </table:table-cell>
          <table:table-cell table:formula="of:=[.B135]/[.D135]/24" office:value-type="float" office:value="3649.37540354938" calcext:value-type="float">
            <text:p>3,649.38</text:p>
          </table:table-cell>
          <table:table-cell table:formula="of:=[.C135]/[.D135]/24" office:value-type="float" office:value="28.0952011230503" calcext:value-type="float">
            <text:p>28.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5 - 2*[.$A136]^4 + 3*[.$A136]^3 - 4*[.$A136]^2 + 5*[.$A136] - 3" office:value-type="float" office:value="44183342022" calcext:value-type="float">
            <text:p>44,183,342,022</text:p>
          </table:table-cell>
          <table:table-cell table:formula="of:=2^([.$A136]/6) + 1*[.$A136]^4 - 2" office:value-type="float" office:value="338082264.601516" calcext:value-type="float">
            <text:p>338,082,265</text:p>
          </table:table-cell>
          <table:table-cell table:formula="of:=([.$A136]+1)*3600" office:value-type="float" office:value="489600" calcext:value-type="float">
            <text:p>489600</text:p>
          </table:table-cell>
          <table:table-cell table:formula="of:=[.B136]/[.D136]" office:value-type="float" office:value="90243.754129902" calcext:value-type="float">
            <text:p>90,243.75</text:p>
          </table:table-cell>
          <table:table-cell table:formula="of:=[.C136]/[.D136]" office:value-type="float" office:value="690.527501228586" calcext:value-type="float">
            <text:p>690.53</text:p>
          </table:table-cell>
          <table:table-cell table:formula="of:=[.B136]/[.D136]/24" office:value-type="float" office:value="3760.15642207925" calcext:value-type="float">
            <text:p>3,760.16</text:p>
          </table:table-cell>
          <table:table-cell table:formula="of:=[.C136]/[.D136]/24" office:value-type="float" office:value="28.7719792178578" calcext:value-type="float">
            <text:p>28.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5 - 2*[.$A137]^4 + 3*[.$A137]^3 - 4*[.$A137]^2 + 5*[.$A137] - 3" office:value-type="float" office:value="45849143205" calcext:value-type="float">
            <text:p>45,849,143,205</text:p>
          </table:table-cell>
          <table:table-cell table:formula="of:=2^([.$A137]/6) + 1*[.$A137]^4 - 2" office:value-type="float" office:value="348760056.581874" calcext:value-type="float">
            <text:p>348,760,057</text:p>
          </table:table-cell>
          <table:table-cell table:formula="of:=([.$A137]+1)*3600" office:value-type="float" office:value="493200" calcext:value-type="float">
            <text:p>493200</text:p>
          </table:table-cell>
          <table:table-cell table:formula="of:=[.B137]/[.D137]" office:value-type="float" office:value="92962.5774635037" calcext:value-type="float">
            <text:p>92,962.58</text:p>
          </table:table-cell>
          <table:table-cell table:formula="of:=[.C137]/[.D137]" office:value-type="float" office:value="707.137178795366" calcext:value-type="float">
            <text:p>707.14</text:p>
          </table:table-cell>
          <table:table-cell table:formula="of:=[.B137]/[.D137]/24" office:value-type="float" office:value="3873.44072764599" calcext:value-type="float">
            <text:p>3,873.44</text:p>
          </table:table-cell>
          <table:table-cell table:formula="of:=[.C137]/[.D137]/24" office:value-type="float" office:value="29.4640491164736" calcext:value-type="float">
            <text:p>29.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5 - 2*[.$A138]^4 + 3*[.$A138]^3 - 4*[.$A138]^2 + 5*[.$A138] - 3" office:value-type="float" office:value="47564813400" calcext:value-type="float">
            <text:p>47,564,813,400</text:p>
          </table:table-cell>
          <table:table-cell table:formula="of:=2^([.$A138]/6) + 1*[.$A138]^4 - 2" office:value-type="float" office:value="359748759.114182" calcext:value-type="float">
            <text:p>359,748,759</text:p>
          </table:table-cell>
          <table:table-cell table:formula="of:=([.$A138]+1)*3600" office:value-type="float" office:value="496800" calcext:value-type="float">
            <text:p>496800</text:p>
          </table:table-cell>
          <table:table-cell table:formula="of:=[.B138]/[.D138]" office:value-type="float" office:value="95742.3780193237" calcext:value-type="float">
            <text:p>95,742.38</text:p>
          </table:table-cell>
          <table:table-cell table:formula="of:=[.C138]/[.D138]" office:value-type="float" office:value="724.131962790221" calcext:value-type="float">
            <text:p>724.13</text:p>
          </table:table-cell>
          <table:table-cell table:formula="of:=[.B138]/[.D138]/24" office:value-type="float" office:value="3989.26575080515" calcext:value-type="float">
            <text:p>3,989.27</text:p>
          </table:table-cell>
          <table:table-cell table:formula="of:=[.C138]/[.D138]/24" office:value-type="float" office:value="30.1721651162592" calcext:value-type="float">
            <text:p>30.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5 - 2*[.$A139]^4 + 3*[.$A139]^3 - 4*[.$A139]^2 + 5*[.$A139] - 3" office:value-type="float" office:value="49331464023" calcext:value-type="float">
            <text:p>49,331,464,023</text:p>
          </table:table-cell>
          <table:table-cell table:formula="of:=2^([.$A139]/6) + 1*[.$A139]^4 - 2" office:value-type="float" office:value="371062542" calcext:value-type="float">
            <text:p>371,062,542</text:p>
          </table:table-cell>
          <table:table-cell table:formula="of:=([.$A139]+1)*3600" office:value-type="float" office:value="500400" calcext:value-type="float">
            <text:p>500400</text:p>
          </table:table-cell>
          <table:table-cell table:formula="of:=[.B139]/[.D139]" office:value-type="float" office:value="98584.0607973621" calcext:value-type="float">
            <text:p>98,584.06</text:p>
          </table:table-cell>
          <table:table-cell table:formula="of:=[.C139]/[.D139]" office:value-type="float" office:value="741.53185851319" calcext:value-type="float">
            <text:p>741.53</text:p>
          </table:table-cell>
          <table:table-cell table:formula="of:=[.B139]/[.D139]/24" office:value-type="float" office:value="4107.66919989009" calcext:value-type="float">
            <text:p>4,107.67</text:p>
          </table:table-cell>
          <table:table-cell table:formula="of:=[.C139]/[.D139]/24" office:value-type="float" office:value="30.8971607713829" calcext:value-type="float">
            <text:p>30.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5 - 2*[.$A140]^4 + 3*[.$A140]^3 - 4*[.$A140]^2 + 5*[.$A140] - 3" office:value-type="float" office:value="51150222882" calcext:value-type="float">
            <text:p>51,150,222,882</text:p>
          </table:table-cell>
          <table:table-cell table:formula="of:=2^([.$A140]/6) + 1*[.$A140]^4 - 2" office:value-type="float" office:value="382716933.118144" calcext:value-type="float">
            <text:p>382,716,933</text:p>
          </table:table-cell>
          <table:table-cell table:formula="of:=([.$A140]+1)*3600" office:value-type="float" office:value="504000" calcext:value-type="float">
            <text:p>504000</text:p>
          </table:table-cell>
          <table:table-cell table:formula="of:=[.B140]/[.D140]" office:value-type="float" office:value="101488.537464286" calcext:value-type="float">
            <text:p>101,488.54</text:p>
          </table:table-cell>
          <table:table-cell table:formula="of:=[.C140]/[.D140]" office:value-type="float" office:value="759.358994282033" calcext:value-type="float">
            <text:p>759.36</text:p>
          </table:table-cell>
          <table:table-cell table:formula="of:=[.B140]/[.D140]/24" office:value-type="float" office:value="4228.68906101191" calcext:value-type="float">
            <text:p>4,228.69</text:p>
          </table:table-cell>
          <table:table-cell table:formula="of:=[.C140]/[.D140]/24" office:value-type="float" office:value="31.6399580950847" calcext:value-type="float">
            <text:p>31.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5 - 2*[.$A141]^4 + 3*[.$A141]^3 - 4*[.$A141]^2 + 5*[.$A141] - 3" office:value-type="float" office:value="53022234297" calcext:value-type="float">
            <text:p>53,022,234,297</text:p>
          </table:table-cell>
          <table:table-cell table:formula="of:=2^([.$A141]/6) + 1*[.$A141]^4 - 2" office:value-type="float" office:value="394728981.798517" calcext:value-type="float">
            <text:p>394,728,982</text:p>
          </table:table-cell>
          <table:table-cell table:formula="of:=([.$A141]+1)*3600" office:value-type="float" office:value="507600" calcext:value-type="float">
            <text:p>507600</text:p>
          </table:table-cell>
          <table:table-cell table:formula="of:=[.B141]/[.D141]" office:value-type="float" office:value="104456.726353428" calcext:value-type="float">
            <text:p>104,456.73</text:p>
          </table:table-cell>
          <table:table-cell table:formula="of:=[.C141]/[.D141]" office:value-type="float" office:value="777.637868003382" calcext:value-type="float">
            <text:p>777.64</text:p>
          </table:table-cell>
          <table:table-cell table:formula="of:=[.B141]/[.D141]/24" office:value-type="float" office:value="4352.3635980595" calcext:value-type="float">
            <text:p>4,352.36</text:p>
          </table:table-cell>
          <table:table-cell table:formula="of:=[.C141]/[.D141]/24" office:value-type="float" office:value="32.4015778334742" calcext:value-type="float">
            <text:p>32.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5 - 2*[.$A142]^4 + 3*[.$A142]^3 - 4*[.$A142]^2 + 5*[.$A142] - 3" office:value-type="float" office:value="54948659220" calcext:value-type="float">
            <text:p>54,948,659,220</text:p>
          </table:table-cell>
          <table:table-cell table:formula="of:=2^([.$A142]/6) + 1*[.$A142]^4 - 2" office:value-type="float" office:value="407117442.203031" calcext:value-type="float">
            <text:p>407,117,442</text:p>
          </table:table-cell>
          <table:table-cell table:formula="of:=([.$A142]+1)*3600" office:value-type="float" office:value="511200" calcext:value-type="float">
            <text:p>511200</text:p>
          </table:table-cell>
          <table:table-cell table:formula="of:=[.B142]/[.D142]" office:value-type="float" office:value="107489.552464789" calcext:value-type="float">
            <text:p>107,489.55</text:p>
          </table:table-cell>
          <table:table-cell table:formula="of:=[.C142]/[.D142]" office:value-type="float" office:value="796.395622462894" calcext:value-type="float">
            <text:p>796.40</text:p>
          </table:table-cell>
          <table:table-cell table:formula="of:=[.B142]/[.D142]/24" office:value-type="float" office:value="4478.73135269953" calcext:value-type="float">
            <text:p>4,478.73</text:p>
          </table:table-cell>
          <table:table-cell table:formula="of:=[.C142]/[.D142]/24" office:value-type="float" office:value="33.1831509359539" calcext:value-type="float">
            <text:p>33.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5 - 2*[.$A143]^4 + 3*[.$A143]^3 - 4*[.$A143]^2 + 5*[.$A143] - 3" office:value-type="float" office:value="56930675355" calcext:value-type="float">
            <text:p>56,930,675,355</text:p>
          </table:table-cell>
          <table:table-cell table:formula="of:=2^([.$A143]/6) + 1*[.$A143]^4 - 2" office:value-type="float" office:value="419902979.163749" calcext:value-type="float">
            <text:p>419,902,979</text:p>
          </table:table-cell>
          <table:table-cell table:formula="of:=([.$A143]+1)*3600" office:value-type="float" office:value="514800" calcext:value-type="float">
            <text:p>514800</text:p>
          </table:table-cell>
          <table:table-cell table:formula="of:=[.B143]/[.D143]" office:value-type="float" office:value="110587.947465035" calcext:value-type="float">
            <text:p>110,587.95</text:p>
          </table:table-cell>
          <table:table-cell table:formula="of:=[.C143]/[.D143]" office:value-type="float" office:value="815.662352687935" calcext:value-type="float">
            <text:p>815.66</text:p>
          </table:table-cell>
          <table:table-cell table:formula="of:=[.B143]/[.D143]/24" office:value-type="float" office:value="4607.83114437646" calcext:value-type="float">
            <text:p>4,607.83</text:p>
          </table:table-cell>
          <table:table-cell table:formula="of:=[.C143]/[.D143]/24" office:value-type="float" office:value="33.9859313619973" calcext:value-type="float">
            <text:p>33.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5 - 2*[.$A144]^4 + 3*[.$A144]^3 - 4*[.$A144]^2 + 5*[.$A144] - 3" office:value-type="float" office:value="58969477278" calcext:value-type="float">
            <text:p>58,969,477,278</text:p>
          </table:table-cell>
          <table:table-cell table:formula="of:=2^([.$A144]/6) + 1*[.$A144]^4 - 2" office:value-type="float" office:value="433108399.228364" calcext:value-type="float">
            <text:p>433,108,399</text:p>
          </table:table-cell>
          <table:table-cell table:formula="of:=([.$A144]+1)*3600" office:value-type="float" office:value="518400" calcext:value-type="float">
            <text:p>518400</text:p>
          </table:table-cell>
          <table:table-cell table:formula="of:=[.B144]/[.D144]" office:value-type="float" office:value="113752.8496875" calcext:value-type="float">
            <text:p>113,752.85</text:p>
          </table:table-cell>
          <table:table-cell table:formula="of:=[.C144]/[.D144]" office:value-type="float" office:value="835.471449128788" calcext:value-type="float">
            <text:p>835.47</text:p>
          </table:table-cell>
          <table:table-cell table:formula="of:=[.B144]/[.D144]/24" office:value-type="float" office:value="4739.7020703125" calcext:value-type="float">
            <text:p>4,739.70</text:p>
          </table:table-cell>
          <table:table-cell table:formula="of:=[.C144]/[.D144]/24" office:value-type="float" office:value="34.8113103803662" calcext:value-type="float">
            <text:p>34.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5 - 2*[.$A145]^4 + 3*[.$A145]^3 - 4*[.$A145]^2 + 5*[.$A145] - 3" office:value-type="float" office:value="61066276557" calcext:value-type="float">
            <text:p>61,066,276,557</text:p>
          </table:table-cell>
          <table:table-cell table:formula="of:=2^([.$A145]/6) + 1*[.$A145]^4 - 2" office:value-type="float" office:value="446758910" calcext:value-type="float">
            <text:p>446,758,910</text:p>
          </table:table-cell>
          <table:table-cell table:formula="of:=([.$A145]+1)*3600" office:value-type="float" office:value="522000" calcext:value-type="float">
            <text:p>522000</text:p>
          </table:table-cell>
          <table:table-cell table:formula="of:=[.B145]/[.D145]" office:value-type="float" office:value="116985.204132184" calcext:value-type="float">
            <text:p>116,985.20</text:p>
          </table:table-cell>
          <table:table-cell table:formula="of:=[.C145]/[.D145]" office:value-type="float" office:value="855.859980842912" calcext:value-type="float">
            <text:p>855.86</text:p>
          </table:table-cell>
          <table:table-cell table:formula="of:=[.B145]/[.D145]/24" office:value-type="float" office:value="4874.38350550766" calcext:value-type="float">
            <text:p>4,874.38</text:p>
          </table:table-cell>
          <table:table-cell table:formula="of:=[.C145]/[.D145]/24" office:value-type="float" office:value="35.6608325351213" calcext:value-type="float">
            <text:p>35.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5 - 2*[.$A146]^4 + 3*[.$A146]^3 - 4*[.$A146]^2 + 5*[.$A146] - 3" office:value-type="float" office:value="63222301872" calcext:value-type="float">
            <text:p>63,222,301,872</text:p>
          </table:table-cell>
          <table:table-cell table:formula="of:=2^([.$A146]/6) + 1*[.$A146]^4 - 2" office:value-type="float" office:value="460882411.236289" calcext:value-type="float">
            <text:p>460,882,411</text:p>
          </table:table-cell>
          <table:table-cell table:formula="of:=([.$A146]+1)*3600" office:value-type="float" office:value="525600" calcext:value-type="float">
            <text:p>525600</text:p>
          </table:table-cell>
          <table:table-cell table:formula="of:=[.B146]/[.D146]" office:value-type="float" office:value="120285.962465753" calcext:value-type="float">
            <text:p>120,285.96</text:p>
          </table:table-cell>
          <table:table-cell table:formula="of:=[.C146]/[.D146]" office:value-type="float" office:value="876.869123356714" calcext:value-type="float">
            <text:p>876.87</text:p>
          </table:table-cell>
          <table:table-cell table:formula="of:=[.B146]/[.D146]/24" office:value-type="float" office:value="5011.91510273973" calcext:value-type="float">
            <text:p>5,011.92</text:p>
          </table:table-cell>
          <table:table-cell table:formula="of:=[.C146]/[.D146]/24" office:value-type="float" office:value="36.5362134731964" calcext:value-type="float">
            <text:p>36.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5 - 2*[.$A147]^4 + 3*[.$A147]^3 - 4*[.$A147]^2 + 5*[.$A147] - 3" office:value-type="float" office:value="65438799135" calcext:value-type="float">
            <text:p>65,438,799,135</text:p>
          </table:table-cell>
          <table:table-cell table:formula="of:=2^([.$A147]/6) + 1*[.$A147]^4 - 2" office:value-type="float" office:value="475509821.597033" calcext:value-type="float">
            <text:p>475,509,822</text:p>
          </table:table-cell>
          <table:table-cell table:formula="of:=([.$A147]+1)*3600" office:value-type="float" office:value="529200" calcext:value-type="float">
            <text:p>529200</text:p>
          </table:table-cell>
          <table:table-cell table:formula="of:=[.B147]/[.D147]" office:value-type="float" office:value="123656.083021542" calcext:value-type="float">
            <text:p>123,656.08</text:p>
          </table:table-cell>
          <table:table-cell table:formula="of:=[.C147]/[.D147]" office:value-type="float" office:value="898.544636426744" calcext:value-type="float">
            <text:p>898.54</text:p>
          </table:table-cell>
          <table:table-cell table:formula="of:=[.B147]/[.D147]/24" office:value-type="float" office:value="5152.33679256425" calcext:value-type="float">
            <text:p>5,152.34</text:p>
          </table:table-cell>
          <table:table-cell table:formula="of:=[.C147]/[.D147]/24" office:value-type="float" office:value="37.4393598511143" calcext:value-type="float">
            <text:p>37.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5 - 2*[.$A148]^4 + 3*[.$A148]^3 - 4*[.$A148]^2 + 5*[.$A148] - 3" office:value-type="float" office:value="67717031610" calcext:value-type="float">
            <text:p>67,717,031,610</text:p>
          </table:table-cell>
          <table:table-cell table:formula="of:=2^([.$A148]/6) + 1*[.$A148]^4 - 2" office:value-type="float" office:value="490675445.406063" calcext:value-type="float">
            <text:p>490,675,445</text:p>
          </table:table-cell>
          <table:table-cell table:formula="of:=([.$A148]+1)*3600" office:value-type="float" office:value="532800" calcext:value-type="float">
            <text:p>532800</text:p>
          </table:table-cell>
          <table:table-cell table:formula="of:=[.B148]/[.D148]" office:value-type="float" office:value="127096.53079955" calcext:value-type="float">
            <text:p>127,096.53</text:p>
          </table:table-cell>
          <table:table-cell table:formula="of:=[.C148]/[.D148]" office:value-type="float" office:value="920.937397533902" calcext:value-type="float">
            <text:p>920.94</text:p>
          </table:table-cell>
          <table:table-cell table:formula="of:=[.B148]/[.D148]/24" office:value-type="float" office:value="5295.68878331457" calcext:value-type="float">
            <text:p>5,295.69</text:p>
          </table:table-cell>
          <table:table-cell table:formula="of:=[.C148]/[.D148]/24" office:value-type="float" office:value="38.3723915639126" calcext:value-type="float">
            <text:p>38.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5 - 2*[.$A149]^4 + 3*[.$A149]^3 - 4*[.$A149]^2 + 5*[.$A149] - 3" office:value-type="float" office:value="70058280033" calcext:value-type="float">
            <text:p>70,058,280,033</text:p>
          </table:table-cell>
          <table:table-cell table:formula="of:=2^([.$A149]/6) + 1*[.$A149]^4 - 2" office:value-type="float" office:value="506417384.327498" calcext:value-type="float">
            <text:p>506,417,384</text:p>
          </table:table-cell>
          <table:table-cell table:formula="of:=([.$A149]+1)*3600" office:value-type="float" office:value="536400" calcext:value-type="float">
            <text:p>536400</text:p>
          </table:table-cell>
          <table:table-cell table:formula="of:=[.B149]/[.D149]" office:value-type="float" office:value="130608.277466443" calcext:value-type="float">
            <text:p>130,608.28</text:p>
          </table:table-cell>
          <table:table-cell table:formula="of:=[.C149]/[.D149]" office:value-type="float" office:value="944.103997627699" calcext:value-type="float">
            <text:p>944.10</text:p>
          </table:table-cell>
          <table:table-cell table:formula="of:=[.B149]/[.D149]/24" office:value-type="float" office:value="5442.01156110179" calcext:value-type="float">
            <text:p>5,442.01</text:p>
          </table:table-cell>
          <table:table-cell table:formula="of:=[.C149]/[.D149]/24" office:value-type="float" office:value="39.3376665678208" calcext:value-type="float">
            <text:p>39.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5 - 2*[.$A150]^4 + 3*[.$A150]^3 - 4*[.$A150]^2 + 5*[.$A150] - 3" office:value-type="float" office:value="72463842732" calcext:value-type="float">
            <text:p>72,463,842,732</text:p>
          </table:table-cell>
          <table:table-cell table:formula="of:=2^([.$A150]/6) + 1*[.$A150]^4 - 2" office:value-type="float" office:value="522777999.456727" calcext:value-type="float">
            <text:p>522,777,999</text:p>
          </table:table-cell>
          <table:table-cell table:formula="of:=([.$A150]+1)*3600" office:value-type="float" office:value="540000" calcext:value-type="float">
            <text:p>540000</text:p>
          </table:table-cell>
          <table:table-cell table:formula="of:=[.B150]/[.D150]" office:value-type="float" office:value="134192.301355556" calcext:value-type="float">
            <text:p>134,192.30</text:p>
          </table:table-cell>
          <table:table-cell table:formula="of:=[.C150]/[.D150]" office:value-type="float" office:value="968.107406401347" calcext:value-type="float">
            <text:p>968.11</text:p>
          </table:table-cell>
          <table:table-cell table:formula="of:=[.B150]/[.D150]/24" office:value-type="float" office:value="5591.34588981482" calcext:value-type="float">
            <text:p>5,591.35</text:p>
          </table:table-cell>
          <table:table-cell table:formula="of:=[.C150]/[.D150]/24" office:value-type="float" office:value="40.3378086000561" calcext:value-type="float">
            <text:p>40.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5 - 2*[.$A151]^4 + 3*[.$A151]^3 - 4*[.$A151]^2 + 5*[.$A151] - 3" office:value-type="float" office:value="74935035747" calcext:value-type="float">
            <text:p>74,935,035,747</text:p>
          </table:table-cell>
          <table:table-cell table:formula="of:=2^([.$A151]/6) + 1*[.$A151]^4 - 2" office:value-type="float" office:value="539804430" calcext:value-type="float">
            <text:p>539,804,430</text:p>
          </table:table-cell>
          <table:table-cell table:formula="of:=([.$A151]+1)*3600" office:value-type="float" office:value="543600" calcext:value-type="float">
            <text:p>543600</text:p>
          </table:table-cell>
          <table:table-cell table:formula="of:=[.B151]/[.D151]" office:value-type="float" office:value="137849.587466887" calcext:value-type="float">
            <text:p>137,849.59</text:p>
          </table:table-cell>
          <table:table-cell table:formula="of:=[.C151]/[.D151]" office:value-type="float" office:value="993.017715231788" calcext:value-type="float">
            <text:p>993.02</text:p>
          </table:table-cell>
          <table:table-cell table:formula="of:=[.B151]/[.D151]/24" office:value-type="float" office:value="5743.73281112031" calcext:value-type="float">
            <text:p>5,743.73</text:p>
          </table:table-cell>
          <table:table-cell table:formula="of:=[.C151]/[.D151]/24" office:value-type="float" office:value="41.3757381346578" calcext:value-type="float">
            <text:p>41.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5 - 2*[.$A152]^4 + 3*[.$A152]^3 - 4*[.$A152]^2 + 5*[.$A152] - 3" office:value-type="float" office:value="77473192950" calcext:value-type="float">
            <text:p>77,473,192,950</text:p>
          </table:table-cell>
          <table:table-cell table:formula="of:=2^([.$A152]/6) + 1*[.$A152]^4 - 2" office:value-type="float" office:value="557549175.472578" calcext:value-type="float">
            <text:p>557,549,175</text:p>
          </table:table-cell>
          <table:table-cell table:formula="of:=([.$A152]+1)*3600" office:value-type="float" office:value="547200" calcext:value-type="float">
            <text:p>547200</text:p>
          </table:table-cell>
          <table:table-cell table:formula="of:=[.B152]/[.D152]" office:value-type="float" office:value="141581.127467105" calcext:value-type="float">
            <text:p>141,581.13</text:p>
          </table:table-cell>
          <table:table-cell table:formula="of:=[.C152]/[.D152]" office:value-type="float" office:value="1018.9129668724" calcext:value-type="float">
            <text:p>1,018.91</text:p>
          </table:table-cell>
          <table:table-cell table:formula="of:=[.B152]/[.D152]/24" office:value-type="float" office:value="5899.21364446272" calcext:value-type="float">
            <text:p>5,899.21</text:p>
          </table:table-cell>
          <table:table-cell table:formula="of:=[.C152]/[.D152]/24" office:value-type="float" office:value="42.4547069530167" calcext:value-type="float">
            <text:p>42.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5 - 2*[.$A153]^4 + 3*[.$A153]^3 - 4*[.$A153]^2 + 5*[.$A153] - 3" office:value-type="float" office:value="80079666165" calcext:value-type="float">
            <text:p>80,079,666,165</text:p>
          </table:table-cell>
          <table:table-cell table:formula="of:=2^([.$A153]/6) + 1*[.$A153]^4 - 2" office:value-type="float" office:value="576070749.194066" calcext:value-type="float">
            <text:p>576,070,749</text:p>
          </table:table-cell>
          <table:table-cell table:formula="of:=([.$A153]+1)*3600" office:value-type="float" office:value="550800" calcext:value-type="float">
            <text:p>550800</text:p>
          </table:table-cell>
          <table:table-cell table:formula="of:=[.B153]/[.D153]" office:value-type="float" office:value="145387.919689543" calcext:value-type="float">
            <text:p>145,387.92</text:p>
          </table:table-cell>
          <table:table-cell table:formula="of:=[.C153]/[.D153]" office:value-type="float" office:value="1045.88008205168" calcext:value-type="float">
            <text:p>1,045.88</text:p>
          </table:table-cell>
          <table:table-cell table:formula="of:=[.B153]/[.D153]/24" office:value-type="float" office:value="6057.82998706427" calcext:value-type="float">
            <text:p>6,057.83</text:p>
          </table:table-cell>
          <table:table-cell table:formula="of:=[.C153]/[.D153]/24" office:value-type="float" office:value="43.5783367521534" calcext:value-type="float">
            <text:p>43.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5 - 2*[.$A154]^4 + 3*[.$A154]^3 - 4*[.$A154]^2 + 5*[.$A154] - 3" office:value-type="float" office:value="82755825288" calcext:value-type="float">
            <text:p>82,755,825,288</text:p>
          </table:table-cell>
          <table:table-cell table:formula="of:=2^([.$A154]/6) + 1*[.$A154]^4 - 2" office:value-type="float" office:value="595434411.812126" calcext:value-type="float">
            <text:p>595,434,412</text:p>
          </table:table-cell>
          <table:table-cell table:formula="of:=([.$A154]+1)*3600" office:value-type="float" office:value="554400" calcext:value-type="float">
            <text:p>554400</text:p>
          </table:table-cell>
          <table:table-cell table:formula="of:=[.B154]/[.D154]" office:value-type="float" office:value="149270.969134199" calcext:value-type="float">
            <text:p>149,270.97</text:p>
          </table:table-cell>
          <table:table-cell table:formula="of:=[.C154]/[.D154]" office:value-type="float" office:value="1074.01589432202" calcext:value-type="float">
            <text:p>1,074.02</text:p>
          </table:table-cell>
          <table:table-cell table:formula="of:=[.B154]/[.D154]/24" office:value-type="float" office:value="6219.62371392496" calcext:value-type="float">
            <text:p>6,219.62</text:p>
          </table:table-cell>
          <table:table-cell table:formula="of:=[.C154]/[.D154]/24" office:value-type="float" office:value="44.7506622634174" calcext:value-type="float">
            <text:p>44.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5 - 2*[.$A155]^4 + 3*[.$A155]^3 - 4*[.$A155]^2 + 5*[.$A155] - 3" office:value-type="float" office:value="85503058407" calcext:value-type="float">
            <text:p>85,503,058,407</text:p>
          </table:table-cell>
          <table:table-cell table:formula="of:=2^([.$A155]/6) + 1*[.$A155]^4 - 2" office:value-type="float" office:value="615712994.654995" calcext:value-type="float">
            <text:p>615,712,995</text:p>
          </table:table-cell>
          <table:table-cell table:formula="of:=([.$A155]+1)*3600" office:value-type="float" office:value="558000" calcext:value-type="float">
            <text:p>558000</text:p>
          </table:table-cell>
          <table:table-cell table:formula="of:=[.B155]/[.D155]" office:value-type="float" office:value="153231.287467742" calcext:value-type="float">
            <text:p>153,231.29</text:p>
          </table:table-cell>
          <table:table-cell table:formula="of:=[.C155]/[.D155]" office:value-type="float" office:value="1103.42830583333" calcext:value-type="float">
            <text:p>1,103.43</text:p>
          </table:table-cell>
          <table:table-cell table:formula="of:=[.B155]/[.D155]/24" office:value-type="float" office:value="6384.63697782258" calcext:value-type="float">
            <text:p>6,384.64</text:p>
          </table:table-cell>
          <table:table-cell table:formula="of:=[.C155]/[.D155]/24" office:value-type="float" office:value="45.9761794097219" calcext:value-type="float">
            <text:p>45.9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5 - 2*[.$A156]^4 + 3*[.$A156]^3 - 4*[.$A156]^2 + 5*[.$A156] - 3" office:value-type="float" office:value="88322771922" calcext:value-type="float">
            <text:p>88,322,771,922</text:p>
          </table:table-cell>
          <table:table-cell table:formula="of:=2^([.$A156]/6) + 1*[.$A156]^4 - 2" office:value-type="float" office:value="636987823.913454" calcext:value-type="float">
            <text:p>636,987,824</text:p>
          </table:table-cell>
          <table:table-cell table:formula="of:=([.$A156]+1)*3600" office:value-type="float" office:value="561600" calcext:value-type="float">
            <text:p>561600</text:p>
          </table:table-cell>
          <table:table-cell table:formula="of:=[.B156]/[.D156]" office:value-type="float" office:value="157269.893023504" calcext:value-type="float">
            <text:p>157,269.89</text:p>
          </table:table-cell>
          <table:table-cell table:formula="of:=[.C156]/[.D156]" office:value-type="float" office:value="1134.23757819347" calcext:value-type="float">
            <text:p>1,134.24</text:p>
          </table:table-cell>
          <table:table-cell table:formula="of:=[.B156]/[.D156]/24" office:value-type="float" office:value="6552.91220931268" calcext:value-type="float">
            <text:p>6,552.91</text:p>
          </table:table-cell>
          <table:table-cell table:formula="of:=[.C156]/[.D156]/24" office:value-type="float" office:value="47.2598990913947" calcext:value-type="float">
            <text:p>47.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5 - 2*[.$A157]^4 + 3*[.$A157]^3 - 4*[.$A157]^2 + 5*[.$A157] - 3" office:value-type="float" office:value="91216390665" calcext:value-type="float">
            <text:p>91,216,390,665</text:p>
          </table:table-cell>
          <table:table-cell table:formula="of:=2^([.$A157]/6) + 1*[.$A157]^4 - 2" office:value-type="float" office:value="659349758" calcext:value-type="float">
            <text:p>659,349,758</text:p>
          </table:table-cell>
          <table:table-cell table:formula="of:=([.$A157]+1)*3600" office:value-type="float" office:value="565200" calcext:value-type="float">
            <text:p>565200</text:p>
          </table:table-cell>
          <table:table-cell table:formula="of:=[.B157]/[.D157]" office:value-type="float" office:value="161387.810801486" calcext:value-type="float">
            <text:p>161,387.81</text:p>
          </table:table-cell>
          <table:table-cell table:formula="of:=[.C157]/[.D157]" office:value-type="float" office:value="1166.57777423921" calcext:value-type="float">
            <text:p>1,166.58</text:p>
          </table:table-cell>
          <table:table-cell table:formula="of:=[.B157]/[.D157]/24" office:value-type="float" office:value="6724.49211672859" calcext:value-type="float">
            <text:p>6,724.49</text:p>
          </table:table-cell>
          <table:table-cell table:formula="of:=[.C157]/[.D157]/24" office:value-type="float" office:value="48.607407259967" calcext:value-type="float">
            <text:p>48.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5 - 2*[.$A158]^4 + 3*[.$A158]^3 - 4*[.$A158]^2 + 5*[.$A158] - 3" office:value-type="float" office:value="94185358020" calcext:value-type="float">
            <text:p>94,185,358,020</text:p>
          </table:table-cell>
          <table:table-cell table:formula="of:=2^([.$A158]/6) + 1*[.$A158]^4 - 2" office:value-type="float" office:value="682900351.945155" calcext:value-type="float">
            <text:p>682,900,352</text:p>
          </table:table-cell>
          <table:table-cell table:formula="of:=([.$A158]+1)*3600" office:value-type="float" office:value="568800" calcext:value-type="float">
            <text:p>568800</text:p>
          </table:table-cell>
          <table:table-cell table:formula="of:=[.B158]/[.D158]" office:value-type="float" office:value="165586.072468354" calcext:value-type="float">
            <text:p>165,586.07</text:p>
          </table:table-cell>
          <table:table-cell table:formula="of:=[.C158]/[.D158]" office:value-type="float" office:value="1200.59836839866" calcext:value-type="float">
            <text:p>1,200.60</text:p>
          </table:table-cell>
          <table:table-cell table:formula="of:=[.B158]/[.D158]/24" office:value-type="float" office:value="6899.41968618143" calcext:value-type="float">
            <text:p>6,899.42</text:p>
          </table:table-cell>
          <table:table-cell table:formula="of:=[.C158]/[.D158]/24" office:value-type="float" office:value="50.0249320166106" calcext:value-type="float">
            <text:p>50.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5 - 2*[.$A159]^4 + 3*[.$A159]^3 - 4*[.$A159]^2 + 5*[.$A159] - 3" office:value-type="float" office:value="97231136043" calcext:value-type="float">
            <text:p>97,231,136,043</text:p>
          </table:table-cell>
          <table:table-cell table:formula="of:=2^([.$A159]/6) + 1*[.$A159]^4 - 2" office:value-type="float" office:value="707753164.388132" calcext:value-type="float">
            <text:p>707,753,164</text:p>
          </table:table-cell>
          <table:table-cell table:formula="of:=([.$A159]+1)*3600" office:value-type="float" office:value="572400" calcext:value-type="float">
            <text:p>572400</text:p>
          </table:table-cell>
          <table:table-cell table:formula="of:=[.B159]/[.D159]" office:value-type="float" office:value="169865.716357442" calcext:value-type="float">
            <text:p>169,865.72</text:p>
          </table:table-cell>
          <table:table-cell table:formula="of:=[.C159]/[.D159]" office:value-type="float" office:value="1236.46604540205" calcext:value-type="float">
            <text:p>1,236.47</text:p>
          </table:table-cell>
          <table:table-cell table:formula="of:=[.B159]/[.D159]/24" office:value-type="float" office:value="7077.7381815601" calcext:value-type="float">
            <text:p>7,077.74</text:p>
          </table:table-cell>
          <table:table-cell table:formula="of:=[.C159]/[.D159]/24" office:value-type="float" office:value="51.5194185584187" calcext:value-type="float">
            <text:p>51.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5 - 2*[.$A160]^4 + 3*[.$A160]^3 - 4*[.$A160]^2 + 5*[.$A160] - 3" office:value-type="float" office:value="100355205582" calcext:value-type="float">
            <text:p>100,355,205,582</text:p>
          </table:table-cell>
          <table:table-cell table:formula="of:=2^([.$A160]/6) + 1*[.$A160]^4 - 2" office:value-type="float" office:value="734035224.624252" calcext:value-type="float">
            <text:p>734,035,225</text:p>
          </table:table-cell>
          <table:table-cell table:formula="of:=([.$A160]+1)*3600" office:value-type="float" office:value="576000" calcext:value-type="float">
            <text:p>576000</text:p>
          </table:table-cell>
          <table:table-cell table:formula="of:=[.B160]/[.D160]" office:value-type="float" office:value="174227.78746875" calcext:value-type="float">
            <text:p>174,227.79</text:p>
          </table:table-cell>
          <table:table-cell table:formula="of:=[.C160]/[.D160]" office:value-type="float" office:value="1274.3667094171" calcext:value-type="float">
            <text:p>1,274.37</text:p>
          </table:table-cell>
          <table:table-cell table:formula="of:=[.B160]/[.D160]/24" office:value-type="float" office:value="7259.49114453125" calcext:value-type="float">
            <text:p>7,259.49</text:p>
          </table:table-cell>
          <table:table-cell table:formula="of:=[.C160]/[.D160]/24" office:value-type="float" office:value="53.0986128923793" calcext:value-type="float">
            <text:p>53.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5 - 2*[.$A161]^4 + 3*[.$A161]^3 - 4*[.$A161]^2 + 5*[.$A161] - 3" office:value-type="float" office:value="103559066397" calcext:value-type="float">
            <text:p>103,559,066,397</text:p>
          </table:table-cell>
          <table:table-cell table:formula="of:=2^([.$A161]/6) + 1*[.$A161]^4 - 2" office:value-type="float" office:value="761888679.309991" calcext:value-type="float">
            <text:p>761,888,679</text:p>
          </table:table-cell>
          <table:table-cell table:formula="of:=([.$A161]+1)*3600" office:value-type="float" office:value="579600" calcext:value-type="float">
            <text:p>579600</text:p>
          </table:table-cell>
          <table:table-cell table:formula="of:=[.B161]/[.D161]" office:value-type="float" office:value="178673.337468944" calcext:value-type="float">
            <text:p>178,673.34</text:p>
          </table:table-cell>
          <table:table-cell table:formula="of:=[.C161]/[.D161]" office:value-type="float" office:value="1314.50772827811" calcext:value-type="float">
            <text:p>1,314.51</text:p>
          </table:table-cell>
          <table:table-cell table:formula="of:=[.B161]/[.D161]/24" office:value-type="float" office:value="7444.72239453934" calcext:value-type="float">
            <text:p>7,444.72</text:p>
          </table:table-cell>
          <table:table-cell table:formula="of:=[.C161]/[.D161]/24" office:value-type="float" office:value="54.7711553449211" calcext:value-type="float">
            <text:p>54.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5 - 2*[.$A162]^4 + 3*[.$A162]^3 - 4*[.$A162]^2 + 5*[.$A162] - 3" office:value-type="float" office:value="106844237280" calcext:value-type="float">
            <text:p>106,844,237,280</text:p>
          </table:table-cell>
          <table:table-cell table:formula="of:=2^([.$A162]/6) + 1*[.$A162]^4 - 2" office:value-type="float" office:value="791472640.826909" calcext:value-type="float">
            <text:p>791,472,641</text:p>
          </table:table-cell>
          <table:table-cell table:formula="of:=([.$A162]+1)*3600" office:value-type="float" office:value="583200" calcext:value-type="float">
            <text:p>583200</text:p>
          </table:table-cell>
          <table:table-cell table:formula="of:=[.B162]/[.D162]" office:value-type="float" office:value="183203.424691358" calcext:value-type="float">
            <text:p>183,203.42</text:p>
          </table:table-cell>
          <table:table-cell table:formula="of:=[.C162]/[.D162]" office:value-type="float" office:value="1357.12044037536" calcext:value-type="float">
            <text:p>1,357.12</text:p>
          </table:table-cell>
          <table:table-cell table:formula="of:=[.B162]/[.D162]/24" office:value-type="float" office:value="7633.47602880658" calcext:value-type="float">
            <text:p>7,633.48</text:p>
          </table:table-cell>
          <table:table-cell table:formula="of:=[.C162]/[.D162]/24" office:value-type="float" office:value="56.5466850156399" calcext:value-type="float">
            <text:p>56.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5 - 2*[.$A163]^4 + 3*[.$A163]^3 - 4*[.$A163]^2 + 5*[.$A163] - 3" office:value-type="float" office:value="110212256175" calcext:value-type="float">
            <text:p>110,212,256,175</text:p>
          </table:table-cell>
          <table:table-cell table:formula="of:=2^([.$A163]/6) + 1*[.$A163]^4 - 2" office:value-type="float" office:value="822965262" calcext:value-type="float">
            <text:p>822,965,262</text:p>
          </table:table-cell>
          <table:table-cell table:formula="of:=([.$A163]+1)*3600" office:value-type="float" office:value="586800" calcext:value-type="float">
            <text:p>586800</text:p>
          </table:table-cell>
          <table:table-cell table:formula="of:=[.B163]/[.D163]" office:value-type="float" office:value="187819.114135992" calcext:value-type="float">
            <text:p>187,819.11</text:p>
          </table:table-cell>
          <table:table-cell table:formula="of:=[.C163]/[.D163]" office:value-type="float" office:value="1402.46295501023" calcext:value-type="float">
            <text:p>1,402.46</text:p>
          </table:table-cell>
          <table:table-cell table:formula="of:=[.B163]/[.D163]/24" office:value-type="float" office:value="7825.79642233299" calcext:value-type="float">
            <text:p>7,825.80</text:p>
          </table:table-cell>
          <table:table-cell table:formula="of:=[.C163]/[.D163]/24" office:value-type="float" office:value="58.4359564587594" calcext:value-type="float">
            <text:p>58.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5 - 2*[.$A164]^4 + 3*[.$A164]^3 - 4*[.$A164]^2 + 5*[.$A164] - 3" office:value-type="float" office:value="113664680298" calcext:value-type="float">
            <text:p>113,664,680,298</text:p>
          </table:table-cell>
          <table:table-cell table:formula="of:=2^([.$A164]/6) + 1*[.$A164]^4 - 2" office:value-type="float" office:value="856566064.89031" calcext:value-type="float">
            <text:p>856,566,065</text:p>
          </table:table-cell>
          <table:table-cell table:formula="of:=([.$A164]+1)*3600" office:value-type="float" office:value="590400" calcext:value-type="float">
            <text:p>590400</text:p>
          </table:table-cell>
          <table:table-cell table:formula="of:=[.B164]/[.D164]" office:value-type="float" office:value="192521.477469512" calcext:value-type="float">
            <text:p>192,521.48</text:p>
          </table:table-cell>
          <table:table-cell table:formula="of:=[.C164]/[.D164]" office:value-type="float" office:value="1450.82328064077" calcext:value-type="float">
            <text:p>1,450.82</text:p>
          </table:table-cell>
          <table:table-cell table:formula="of:=[.B164]/[.D164]/24" office:value-type="float" office:value="8021.72822789634" calcext:value-type="float">
            <text:p>8,021.73</text:p>
          </table:table-cell>
          <table:table-cell table:formula="of:=[.C164]/[.D164]/24" office:value-type="float" office:value="60.4509700266987" calcext:value-type="float">
            <text:p>60.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5 - 2*[.$A165]^4 + 3*[.$A165]^3 - 4*[.$A165]^2 + 5*[.$A165] - 3" office:value-type="float" office:value="117203086257" calcext:value-type="float">
            <text:p>117,203,086,257</text:p>
          </table:table-cell>
          <table:table-cell table:formula="of:=2^([.$A165]/6) + 1*[.$A165]^4 - 2" office:value-type="float" office:value="892498554.776264" calcext:value-type="float">
            <text:p>892,498,555</text:p>
          </table:table-cell>
          <table:table-cell table:formula="of:=([.$A165]+1)*3600" office:value-type="float" office:value="594000" calcext:value-type="float">
            <text:p>594000</text:p>
          </table:table-cell>
          <table:table-cell table:formula="of:=[.B165]/[.D165]" office:value-type="float" office:value="197311.593025253" calcext:value-type="float">
            <text:p>197,311.59</text:p>
          </table:table-cell>
          <table:table-cell table:formula="of:=[.C165]/[.D165]" office:value-type="float" office:value="1502.52281948866" calcext:value-type="float">
            <text:p>1,502.52</text:p>
          </table:table-cell>
          <table:table-cell table:formula="of:=[.B165]/[.D165]/24" office:value-type="float" office:value="8221.31637605219" calcext:value-type="float">
            <text:p>8,221.32</text:p>
          </table:table-cell>
          <table:table-cell table:formula="of:=[.C165]/[.D165]/24" office:value-type="float" office:value="62.6051174786942" calcext:value-type="float">
            <text:p>62.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5 - 2*[.$A166]^4 + 3*[.$A166]^3 - 4*[.$A166]^2 + 5*[.$A166] - 3" office:value-type="float" office:value="120829070172" calcext:value-type="float">
            <text:p>120,829,070,172</text:p>
          </table:table-cell>
          <table:table-cell table:formula="of:=2^([.$A166]/6) + 1*[.$A166]^4 - 2" office:value-type="float" office:value="931013154.248503" calcext:value-type="float">
            <text:p>931,013,154</text:p>
          </table:table-cell>
          <table:table-cell table:formula="of:=([.$A166]+1)*3600" office:value-type="float" office:value="597600" calcext:value-type="float">
            <text:p>597600</text:p>
          </table:table-cell>
          <table:table-cell table:formula="of:=[.B166]/[.D166]" office:value-type="float" office:value="202190.545803213" calcext:value-type="float">
            <text:p>202,190.55</text:p>
          </table:table-cell>
          <table:table-cell table:formula="of:=[.C166]/[.D166]" office:value-type="float" office:value="1557.92027150017" calcext:value-type="float">
            <text:p>1,557.92</text:p>
          </table:table-cell>
          <table:table-cell table:formula="of:=[.B166]/[.D166]/24" office:value-type="float" office:value="8424.60607513387" calcext:value-type="float">
            <text:p>8,424.61</text:p>
          </table:table-cell>
          <table:table-cell table:formula="of:=[.C166]/[.D166]/24" office:value-type="float" office:value="64.9133446458405" calcext:value-type="float">
            <text:p>64.9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5 - 2*[.$A167]^4 + 3*[.$A167]^3 - 4*[.$A167]^2 + 5*[.$A167] - 3" office:value-type="float" office:value="124544247795" calcext:value-type="float">
            <text:p>124,544,247,795</text:p>
          </table:table-cell>
          <table:table-cell table:formula="of:=2^([.$A167]/6) + 1*[.$A167]^4 - 2" office:value-type="float" office:value="972390496.619982" calcext:value-type="float">
            <text:p>972,390,497</text:p>
          </table:table-cell>
          <table:table-cell table:formula="of:=([.$A167]+1)*3600" office:value-type="float" office:value="601200" calcext:value-type="float">
            <text:p>601200</text:p>
          </table:table-cell>
          <table:table-cell table:formula="of:=[.B167]/[.D167]" office:value-type="float" office:value="207159.42747006" calcext:value-type="float">
            <text:p>207,159.43</text:p>
          </table:table-cell>
          <table:table-cell table:formula="of:=[.C167]/[.D167]" office:value-type="float" office:value="1617.41599570855" calcext:value-type="float">
            <text:p>1,617.42</text:p>
          </table:table-cell>
          <table:table-cell table:formula="of:=[.B167]/[.D167]/24" office:value-type="float" office:value="8631.6428112525" calcext:value-type="float">
            <text:p>8,631.64</text:p>
          </table:table-cell>
          <table:table-cell table:formula="of:=[.C167]/[.D167]/24" office:value-type="float" office:value="67.392333154523" calcext:value-type="float">
            <text:p>67.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5 - 2*[.$A168]^4 + 3*[.$A168]^3 - 4*[.$A168]^2 + 5*[.$A168] - 3" office:value-type="float" office:value="128350254630" calcext:value-type="float">
            <text:p>128,350,254,630</text:p>
          </table:table-cell>
          <table:table-cell table:formula="of:=2^([.$A168]/6) + 1*[.$A168]^4 - 2" office:value-type="float" office:value="1016945122.65382" calcext:value-type="float">
            <text:p>1,016,945,123</text:p>
          </table:table-cell>
          <table:table-cell table:formula="of:=([.$A168]+1)*3600" office:value-type="float" office:value="604800" calcext:value-type="float">
            <text:p>604800</text:p>
          </table:table-cell>
          <table:table-cell table:formula="of:=[.B168]/[.D168]" office:value-type="float" office:value="212219.336359127" calcext:value-type="float">
            <text:p>212,219.34</text:p>
          </table:table-cell>
          <table:table-cell table:formula="of:=[.C168]/[.D168]" office:value-type="float" office:value="1681.4568826948" calcext:value-type="float">
            <text:p>1,681.46</text:p>
          </table:table-cell>
          <table:table-cell table:formula="of:=[.B168]/[.D168]/24" office:value-type="float" office:value="8842.47234829696" calcext:value-type="float">
            <text:p>8,842.47</text:p>
          </table:table-cell>
          <table:table-cell table:formula="of:=[.C168]/[.D168]/24" office:value-type="float" office:value="70.0607034456168" calcext:value-type="float">
            <text:p>70.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5 - 2*[.$A169]^4 + 3*[.$A169]^3 - 4*[.$A169]^2 + 5*[.$A169] - 3" office:value-type="float" office:value="132248746053" calcext:value-type="float">
            <text:p>132,248,746,053</text:p>
          </table:table-cell>
          <table:table-cell table:formula="of:=2^([.$A169]/6) + 1*[.$A169]^4 - 2" office:value-type="float" office:value="1065029630" calcext:value-type="float">
            <text:p>1,065,029,630</text:p>
          </table:table-cell>
          <table:table-cell table:formula="of:=([.$A169]+1)*3600" office:value-type="float" office:value="608400" calcext:value-type="float">
            <text:p>608400</text:p>
          </table:table-cell>
          <table:table-cell table:formula="of:=[.B169]/[.D169]" office:value-type="float" office:value="217371.377470414" calcext:value-type="float">
            <text:p>217,371.38</text:p>
          </table:table-cell>
          <table:table-cell table:formula="of:=[.C169]/[.D169]" office:value-type="float" office:value="1750.54179815911" calcext:value-type="float">
            <text:p>1,750.54</text:p>
          </table:table-cell>
          <table:table-cell table:formula="of:=[.B169]/[.D169]/24" office:value-type="float" office:value="9057.14072793393" calcext:value-type="float">
            <text:p>9,057.14</text:p>
          </table:table-cell>
          <table:table-cell table:formula="of:=[.C169]/[.D169]/24" office:value-type="float" office:value="72.9392415899628" calcext:value-type="float">
            <text:p>72.9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5 - 2*[.$A170]^4 + 3*[.$A170]^3 - 4*[.$A170]^2 + 5*[.$A170] - 3" office:value-type="float" office:value="136241397432" calcext:value-type="float">
            <text:p>136,241,397,432</text:p>
          </table:table-cell>
          <table:table-cell table:formula="of:=2^([.$A170]/6) + 1*[.$A170]^4 - 2" office:value-type="float" office:value="1117039330.78062" calcext:value-type="float">
            <text:p>1,117,039,331</text:p>
          </table:table-cell>
          <table:table-cell table:formula="of:=([.$A170]+1)*3600" office:value-type="float" office:value="612000" calcext:value-type="float">
            <text:p>612000</text:p>
          </table:table-cell>
          <table:table-cell table:formula="of:=[.B170]/[.D170]" office:value-type="float" office:value="222616.662470588" calcext:value-type="float">
            <text:p>222,616.66</text:p>
          </table:table-cell>
          <table:table-cell table:formula="of:=[.C170]/[.D170]" office:value-type="float" office:value="1825.22766467422" calcext:value-type="float">
            <text:p>1,825.23</text:p>
          </table:table-cell>
          <table:table-cell table:formula="of:=[.B170]/[.D170]/24" office:value-type="float" office:value="9275.69426960784" calcext:value-type="float">
            <text:p>9,275.69</text:p>
          </table:table-cell>
          <table:table-cell table:formula="of:=[.C170]/[.D170]/24" office:value-type="float" office:value="76.051152694759" calcext:value-type="float">
            <text:p>76.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5 - 2*[.$A171]^4 + 3*[.$A171]^3 - 4*[.$A171]^2 + 5*[.$A171] - 3" office:value-type="float" office:value="140329904247" calcext:value-type="float">
            <text:p>140,329,904,247</text:p>
          </table:table-cell>
          <table:table-cell table:formula="of:=2^([.$A171]/6) + 1*[.$A171]^4 - 2" office:value-type="float" office:value="1173417479.55253" calcext:value-type="float">
            <text:p>1,173,417,480</text:p>
          </table:table-cell>
          <table:table-cell table:formula="of:=([.$A171]+1)*3600" office:value-type="float" office:value="615600" calcext:value-type="float">
            <text:p>615600</text:p>
          </table:table-cell>
          <table:table-cell table:formula="of:=[.B171]/[.D171]" office:value-type="float" office:value="227956.309692982" calcext:value-type="float">
            <text:p>227,956.31</text:p>
          </table:table-cell>
          <table:table-cell table:formula="of:=[.C171]/[.D171]" office:value-type="float" office:value="1906.13625658306" calcext:value-type="float">
            <text:p>1,906.14</text:p>
          </table:table-cell>
          <table:table-cell table:formula="of:=[.B171]/[.D171]/24" office:value-type="float" office:value="9498.17957054094" calcext:value-type="float">
            <text:p>9,498.18</text:p>
          </table:table-cell>
          <table:table-cell table:formula="of:=[.C171]/[.D171]/24" office:value-type="float" office:value="79.422344024294" calcext:value-type="float">
            <text:p>79.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5 - 2*[.$A172]^4 + 3*[.$A172]^3 - 4*[.$A172]^2 + 5*[.$A172] - 3" office:value-type="float" office:value="144515982210" calcext:value-type="float">
            <text:p>144,515,982,210</text:p>
          </table:table-cell>
          <table:table-cell table:formula="of:=2^([.$A172]/6) + 1*[.$A172]^4 - 2" office:value-type="float" office:value="1234661141.49701" calcext:value-type="float">
            <text:p>1,234,661,141</text:p>
          </table:table-cell>
          <table:table-cell table:formula="of:=([.$A172]+1)*3600" office:value-type="float" office:value="619200" calcext:value-type="float">
            <text:p>619200</text:p>
          </table:table-cell>
          <table:table-cell table:formula="of:=[.B172]/[.D172]" office:value-type="float" office:value="233391.444137597" calcext:value-type="float">
            <text:p>233,391.44</text:p>
          </table:table-cell>
          <table:table-cell table:formula="of:=[.C172]/[.D172]" office:value-type="float" office:value="1993.96179182333" calcext:value-type="float">
            <text:p>1,993.96</text:p>
          </table:table-cell>
          <table:table-cell table:formula="of:=[.B172]/[.D172]/24" office:value-type="float" office:value="9724.6435057332" calcext:value-type="float">
            <text:p>9,724.64</text:p>
          </table:table-cell>
          <table:table-cell table:formula="of:=[.C172]/[.D172]/24" office:value-type="float" office:value="83.0817413259721" calcext:value-type="float">
            <text:p>83.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5 - 2*[.$A173]^4 + 3*[.$A173]^3 - 4*[.$A173]^2 + 5*[.$A173] - 3" office:value-type="float" office:value="148801367385" calcext:value-type="float">
            <text:p>148,801,367,385</text:p>
          </table:table-cell>
          <table:table-cell table:formula="of:=2^([.$A173]/6) + 1*[.$A173]^4 - 2" office:value-type="float" office:value="1301327779.23996" calcext:value-type="float">
            <text:p>1,301,327,779</text:p>
          </table:table-cell>
          <table:table-cell table:formula="of:=([.$A173]+1)*3600" office:value-type="float" office:value="622800" calcext:value-type="float">
            <text:p>622800</text:p>
          </table:table-cell>
          <table:table-cell table:formula="of:=[.B173]/[.D173]" office:value-type="float" office:value="238923.197471098" calcext:value-type="float">
            <text:p>238,923.20</text:p>
          </table:table-cell>
          <table:table-cell table:formula="of:=[.C173]/[.D173]" office:value-type="float" office:value="2089.47941432236" calcext:value-type="float">
            <text:p>2,089.48</text:p>
          </table:table-cell>
          <table:table-cell table:formula="of:=[.B173]/[.D173]/24" office:value-type="float" office:value="9955.13322796243" calcext:value-type="float">
            <text:p>9,955.13</text:p>
          </table:table-cell>
          <table:table-cell table:formula="of:=[.C173]/[.D173]/24" office:value-type="float" office:value="87.0616422634315" calcext:value-type="float">
            <text:p>87.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5 - 2*[.$A174]^4 + 3*[.$A174]^3 - 4*[.$A174]^2 + 5*[.$A174] - 3" office:value-type="float" office:value="153187816308" calcext:value-type="float">
            <text:p>153,187,816,308</text:p>
          </table:table-cell>
          <table:table-cell table:formula="of:=2^([.$A174]/6) + 1*[.$A174]^4 - 2" office:value-type="float" office:value="1374042646.30763" calcext:value-type="float">
            <text:p>1,374,042,646</text:p>
          </table:table-cell>
          <table:table-cell table:formula="of:=([.$A174]+1)*3600" office:value-type="float" office:value="626400" calcext:value-type="float">
            <text:p>626400</text:p>
          </table:table-cell>
          <table:table-cell table:formula="of:=[.B174]/[.D174]" office:value-type="float" office:value="244552.70802682" calcext:value-type="float">
            <text:p>244,552.71</text:p>
          </table:table-cell>
          <table:table-cell table:formula="of:=[.C174]/[.D174]" office:value-type="float" office:value="2193.55467162777" calcext:value-type="float">
            <text:p>2,193.55</text:p>
          </table:table-cell>
          <table:table-cell table:formula="of:=[.B174]/[.D174]/24" office:value-type="float" office:value="10189.6961677842" calcext:value-type="float">
            <text:p>10,189.70</text:p>
          </table:table-cell>
          <table:table-cell table:formula="of:=[.C174]/[.D174]/24" office:value-type="float" office:value="91.3981113178237" calcext:value-type="float">
            <text:p>91.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5 - 2*[.$A175]^4 + 3*[.$A175]^3 - 4*[.$A175]^2 + 5*[.$A175] - 3" office:value-type="float" office:value="157677106107" calcext:value-type="float">
            <text:p>157,677,106,107</text:p>
          </table:table-cell>
          <table:table-cell table:formula="of:=2^([.$A175]/6) + 1*[.$A175]^4 - 2" office:value-type="float" office:value="1453507086" calcext:value-type="float">
            <text:p>1,453,507,086</text:p>
          </table:table-cell>
          <table:table-cell table:formula="of:=([.$A175]+1)*3600" office:value-type="float" office:value="630000" calcext:value-type="float">
            <text:p>630000</text:p>
          </table:table-cell>
          <table:table-cell table:formula="of:=[.B175]/[.D175]" office:value-type="float" office:value="250281.120804762" calcext:value-type="float">
            <text:p>250,281.12</text:p>
          </table:table-cell>
          <table:table-cell table:formula="of:=[.C175]/[.D175]" office:value-type="float" office:value="2307.15410476191" calcext:value-type="float">
            <text:p>2,307.15</text:p>
          </table:table-cell>
          <table:table-cell table:formula="of:=[.B175]/[.D175]/24" office:value-type="float" office:value="10428.3800335317" calcext:value-type="float">
            <text:p>10,428.38</text:p>
          </table:table-cell>
          <table:table-cell table:formula="of:=[.C175]/[.D175]/24" office:value-type="float" office:value="96.131421031746" calcext:value-type="float">
            <text:p>96.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5 - 2*[.$A176]^4 + 3*[.$A176]^3 - 4*[.$A176]^2 + 5*[.$A176] - 3" office:value-type="float" office:value="162271034622" calcext:value-type="float">
            <text:p>162,271,034,622</text:p>
          </table:table-cell>
          <table:table-cell table:formula="of:=2^([.$A176]/6) + 1*[.$A176]^4 - 2" office:value-type="float" office:value="1540507846.56124" calcext:value-type="float">
            <text:p>1,540,507,847</text:p>
          </table:table-cell>
          <table:table-cell table:formula="of:=([.$A176]+1)*3600" office:value-type="float" office:value="633600" calcext:value-type="float">
            <text:p>633600</text:p>
          </table:table-cell>
          <table:table-cell table:formula="of:=[.B176]/[.D176]" office:value-type="float" office:value="256109.587471591" calcext:value-type="float">
            <text:p>256,109.59</text:p>
          </table:table-cell>
          <table:table-cell table:formula="of:=[.C176]/[.D176]" office:value-type="float" office:value="2431.35708106257" calcext:value-type="float">
            <text:p>2,431.36</text:p>
          </table:table-cell>
          <table:table-cell table:formula="of:=[.B176]/[.D176]/24" office:value-type="float" office:value="10671.2328113163" calcext:value-type="float">
            <text:p>10,671.23</text:p>
          </table:table-cell>
          <table:table-cell table:formula="of:=[.C176]/[.D176]/24" office:value-type="float" office:value="101.306545044274" calcext:value-type="float">
            <text:p>101.3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5 - 2*[.$A177]^4 + 3*[.$A177]^3 - 4*[.$A177]^2 + 5*[.$A177] - 3" office:value-type="float" office:value="166971420525" calcext:value-type="float">
            <text:p>166,971,420,525</text:p>
          </table:table-cell>
          <table:table-cell table:formula="of:=2^([.$A177]/6) + 1*[.$A177]^4 - 2" office:value-type="float" office:value="1635927537.10506" calcext:value-type="float">
            <text:p>1,635,927,537</text:p>
          </table:table-cell>
          <table:table-cell table:formula="of:=([.$A177]+1)*3600" office:value-type="float" office:value="637200" calcext:value-type="float">
            <text:p>637200</text:p>
          </table:table-cell>
          <table:table-cell table:formula="of:=[.B177]/[.D177]" office:value-type="float" office:value="262039.26636064" calcext:value-type="float">
            <text:p>262,039.27</text:p>
          </table:table-cell>
          <table:table-cell table:formula="of:=[.C177]/[.D177]" office:value-type="float" office:value="2567.36901617241" calcext:value-type="float">
            <text:p>2,567.37</text:p>
          </table:table-cell>
          <table:table-cell table:formula="of:=[.B177]/[.D177]/24" office:value-type="float" office:value="10918.3027650267" calcext:value-type="float">
            <text:p>10,918.30</text:p>
          </table:table-cell>
          <table:table-cell table:formula="of:=[.C177]/[.D177]/24" office:value-type="float" office:value="106.973709007184" calcext:value-type="float">
            <text:p>106.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5 - 2*[.$A178]^4 + 3*[.$A178]^3 - 4*[.$A178]^2 + 5*[.$A178] - 3" office:value-type="float" office:value="171780103440" calcext:value-type="float">
            <text:p>171,780,103,440</text:p>
          </table:table-cell>
          <table:table-cell table:formula="of:=2^([.$A178]/6) + 1*[.$A178]^4 - 2" office:value-type="float" office:value="1740756363.99401" calcext:value-type="float">
            <text:p>1,740,756,364</text:p>
          </table:table-cell>
          <table:table-cell table:formula="of:=([.$A178]+1)*3600" office:value-type="float" office:value="640800" calcext:value-type="float">
            <text:p>640800</text:p>
          </table:table-cell>
          <table:table-cell table:formula="of:=[.B178]/[.D178]" office:value-type="float" office:value="268071.32247191" calcext:value-type="float">
            <text:p>268,071.32</text:p>
          </table:table-cell>
          <table:table-cell table:formula="of:=[.C178]/[.D178]" office:value-type="float" office:value="2716.53614855495" calcext:value-type="float">
            <text:p>2,716.54</text:p>
          </table:table-cell>
          <table:table-cell table:formula="of:=[.B178]/[.D178]/24" office:value-type="float" office:value="11169.6384363296" calcext:value-type="float">
            <text:p>11,169.64</text:p>
          </table:table-cell>
          <table:table-cell table:formula="of:=[.C178]/[.D178]/24" office:value-type="float" office:value="113.18900618979" calcext:value-type="float">
            <text:p>113.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5 - 2*[.$A179]^4 + 3*[.$A179]^3 - 4*[.$A179]^2 + 5*[.$A179] - 3" office:value-type="float" office:value="176698944063" calcext:value-type="float">
            <text:p>176,698,944,063</text:p>
          </table:table-cell>
          <table:table-cell table:formula="of:=2^([.$A179]/6) + 1*[.$A179]^4 - 2" office:value-type="float" office:value="1856105304.47993" calcext:value-type="float">
            <text:p>1,856,105,304</text:p>
          </table:table-cell>
          <table:table-cell table:formula="of:=([.$A179]+1)*3600" office:value-type="float" office:value="644400" calcext:value-type="float">
            <text:p>644400</text:p>
          </table:table-cell>
          <table:table-cell table:formula="of:=[.B179]/[.D179]" office:value-type="float" office:value="274206.927472067" calcext:value-type="float">
            <text:p>274,206.93</text:p>
          </table:table-cell>
          <table:table-cell table:formula="of:=[.C179]/[.D179]" office:value-type="float" office:value="2880.3620491619" calcext:value-type="float">
            <text:p>2,880.36</text:p>
          </table:table-cell>
          <table:table-cell table:formula="of:=[.B179]/[.D179]/24" office:value-type="float" office:value="11425.2886446695" calcext:value-type="float">
            <text:p>11,425.29</text:p>
          </table:table-cell>
          <table:table-cell table:formula="of:=[.C179]/[.D179]/24" office:value-type="float" office:value="120.015085381746" calcext:value-type="float">
            <text:p>120.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5 - 2*[.$A180]^4 + 3*[.$A180]^3 - 4*[.$A180]^2 + 5*[.$A180] - 3" office:value-type="float" office:value="181729824282" calcext:value-type="float">
            <text:p>181,729,824,282</text:p>
          </table:table-cell>
          <table:table-cell table:formula="of:=2^([.$A180]/6) + 1*[.$A180]^4 - 2" office:value-type="float" office:value="1983220893.61527" calcext:value-type="float">
            <text:p>1,983,220,894</text:p>
          </table:table-cell>
          <table:table-cell table:formula="of:=([.$A180]+1)*3600" office:value-type="float" office:value="648000" calcext:value-type="float">
            <text:p>648000</text:p>
          </table:table-cell>
          <table:table-cell table:formula="of:=[.B180]/[.D180]" office:value-type="float" office:value="280447.259694444" calcext:value-type="float">
            <text:p>280,447.26</text:p>
          </table:table-cell>
          <table:table-cell table:formula="of:=[.C180]/[.D180]" office:value-type="float" office:value="3060.52607039393" calcext:value-type="float">
            <text:p>3,060.53</text:p>
          </table:table-cell>
          <table:table-cell table:formula="of:=[.B180]/[.D180]/24" office:value-type="float" office:value="11685.3024872685" calcext:value-type="float">
            <text:p>11,685.30</text:p>
          </table:table-cell>
          <table:table-cell table:formula="of:=[.C180]/[.D180]/24" office:value-type="float" office:value="127.521919599747" calcext:value-type="float">
            <text:p>127.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5 - 2*[.$A181]^4 + 3*[.$A181]^3 - 4*[.$A181]^2 + 5*[.$A181] - 3" office:value-type="float" office:value="186874647297" calcext:value-type="float">
            <text:p>186,874,647,297</text:p>
          </table:table-cell>
          <table:table-cell table:formula="of:=2^([.$A181]/6) + 1*[.$A181]^4 - 2" office:value-type="float" office:value="2123501822" calcext:value-type="float">
            <text:p>2,123,501,822</text:p>
          </table:table-cell>
          <table:table-cell table:formula="of:=([.$A181]+1)*3600" office:value-type="float" office:value="651600" calcext:value-type="float">
            <text:p>651600</text:p>
          </table:table-cell>
          <table:table-cell table:formula="of:=[.B181]/[.D181]" office:value-type="float" office:value="286793.504139042" calcext:value-type="float">
            <text:p>286,793.50</text:p>
          </table:table-cell>
          <table:table-cell table:formula="of:=[.C181]/[.D181]" office:value-type="float" office:value="3258.90396255371" calcext:value-type="float">
            <text:p>3,258.90</text:p>
          </table:table-cell>
          <table:table-cell table:formula="of:=[.B181]/[.D181]/24" office:value-type="float" office:value="11949.7293391268" calcext:value-type="float">
            <text:p>11,949.73</text:p>
          </table:table-cell>
          <table:table-cell table:formula="of:=[.C181]/[.D181]/24" office:value-type="float" office:value="135.787665106405" calcext:value-type="float">
            <text:p>135.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5 - 2*[.$A182]^4 + 3*[.$A182]^3 - 4*[.$A182]^2 + 5*[.$A182] - 3" office:value-type="float" office:value="192135337740" calcext:value-type="float">
            <text:p>192,135,337,740</text:p>
          </table:table-cell>
          <table:table-cell table:formula="of:=2^([.$A182]/6) + 1*[.$A182]^4 - 2" office:value-type="float" office:value="2278517566.12248" calcext:value-type="float">
            <text:p>2,278,517,566</text:p>
          </table:table-cell>
          <table:table-cell table:formula="of:=([.$A182]+1)*3600" office:value-type="float" office:value="655200" calcext:value-type="float">
            <text:p>655200</text:p>
          </table:table-cell>
          <table:table-cell table:formula="of:=[.B182]/[.D182]" office:value-type="float" office:value="293246.852472528" calcext:value-type="float">
            <text:p>293,246.85</text:p>
          </table:table-cell>
          <table:table-cell table:formula="of:=[.C182]/[.D182]" office:value-type="float" office:value="3477.59091288535" calcext:value-type="float">
            <text:p>3,477.59</text:p>
          </table:table-cell>
          <table:table-cell table:formula="of:=[.B182]/[.D182]/24" office:value-type="float" office:value="12218.618853022" calcext:value-type="float">
            <text:p>12,218.62</text:p>
          </table:table-cell>
          <table:table-cell table:formula="of:=[.C182]/[.D182]/24" office:value-type="float" office:value="144.899621370223" calcext:value-type="float">
            <text:p>144.9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5 - 2*[.$A183]^4 + 3*[.$A183]^3 - 4*[.$A183]^2 + 5*[.$A183] - 3" office:value-type="float" office:value="197513841795" calcext:value-type="float">
            <text:p>197,513,841,795</text:p>
          </table:table-cell>
          <table:table-cell table:formula="of:=2^([.$A183]/6) + 1*[.$A183]^4 - 2" office:value-type="float" office:value="2450029300.21012" calcext:value-type="float">
            <text:p>2,450,029,300</text:p>
          </table:table-cell>
          <table:table-cell table:formula="of:=([.$A183]+1)*3600" office:value-type="float" office:value="658800" calcext:value-type="float">
            <text:p>658800</text:p>
          </table:table-cell>
          <table:table-cell table:formula="of:=[.B183]/[.D183]" office:value-type="float" office:value="299808.503028233" calcext:value-type="float">
            <text:p>299,808.50</text:p>
          </table:table-cell>
          <table:table-cell table:formula="of:=[.C183]/[.D183]" office:value-type="float" office:value="3718.92729236508" calcext:value-type="float">
            <text:p>3,718.93</text:p>
          </table:table-cell>
          <table:table-cell table:formula="of:=[.B183]/[.D183]/24" office:value-type="float" office:value="12492.0209595097" calcext:value-type="float">
            <text:p>12,492.02</text:p>
          </table:table-cell>
          <table:table-cell table:formula="of:=[.C183]/[.D183]/24" office:value-type="float" office:value="154.955303848545" calcext:value-type="float">
            <text:p>154.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5 - 2*[.$A184]^4 + 3*[.$A184]^3 - 4*[.$A184]^2 + 5*[.$A184] - 3" office:value-type="float" office:value="203012127318" calcext:value-type="float">
            <text:p>203,012,127,318</text:p>
          </table:table-cell>
          <table:table-cell table:formula="of:=2^([.$A184]/6) + 1*[.$A184]^4 - 2" office:value-type="float" office:value="2640013368.98802" calcext:value-type="float">
            <text:p>2,640,013,369</text:p>
          </table:table-cell>
          <table:table-cell table:formula="of:=([.$A184]+1)*3600" office:value-type="float" office:value="662400" calcext:value-type="float">
            <text:p>662400</text:p>
          </table:table-cell>
          <table:table-cell table:formula="of:=[.B184]/[.D184]" office:value-type="float" office:value="306479.660806159" calcext:value-type="float">
            <text:p>306,479.66</text:p>
          </table:table-cell>
          <table:table-cell table:formula="of:=[.C184]/[.D184]" office:value-type="float" office:value="3985.52742902782" calcext:value-type="float">
            <text:p>3,985.53</text:p>
          </table:table-cell>
          <table:table-cell table:formula="of:=[.B184]/[.D184]/24" office:value-type="float" office:value="12769.9858669233" calcext:value-type="float">
            <text:p>12,769.99</text:p>
          </table:table-cell>
          <table:table-cell table:formula="of:=[.C184]/[.D184]/24" office:value-type="float" office:value="166.063642876159" calcext:value-type="float">
            <text:p>166.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5 - 2*[.$A185]^4 + 3*[.$A185]^3 - 4*[.$A185]^2 + 5*[.$A185] - 3" office:value-type="float" office:value="208632183957" calcext:value-type="float">
            <text:p>208,632,183,957</text:p>
          </table:table-cell>
          <table:table-cell table:formula="of:=2^([.$A185]/6) + 1*[.$A185]^4 - 2" office:value-type="float" office:value="2850687634.95985" calcext:value-type="float">
            <text:p>2,850,687,635</text:p>
          </table:table-cell>
          <table:table-cell table:formula="of:=([.$A185]+1)*3600" office:value-type="float" office:value="666000" calcext:value-type="float">
            <text:p>666000</text:p>
          </table:table-cell>
          <table:table-cell table:formula="of:=[.B185]/[.D185]" office:value-type="float" office:value="313261.537472973" calcext:value-type="float">
            <text:p>313,261.54</text:p>
          </table:table-cell>
          <table:table-cell table:formula="of:=[.C185]/[.D185]" office:value-type="float" office:value="4280.31176420399" calcext:value-type="float">
            <text:p>4,280.31</text:p>
          </table:table-cell>
          <table:table-cell table:formula="of:=[.B185]/[.D185]/24" office:value-type="float" office:value="13052.5640613739" calcext:value-type="float">
            <text:p>13,052.56</text:p>
          </table:table-cell>
          <table:table-cell table:formula="of:=[.C185]/[.D185]/24" office:value-type="float" office:value="178.346323508499" calcext:value-type="float">
            <text:p>178.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5 - 2*[.$A186]^4 + 3*[.$A186]^3 - 4*[.$A186]^2 + 5*[.$A186] - 3" office:value-type="float" office:value="214376023272" calcext:value-type="float">
            <text:p>214,376,023,272</text:p>
          </table:table-cell>
          <table:table-cell table:formula="of:=2^([.$A186]/6) + 1*[.$A186]^4 - 2" office:value-type="float" office:value="3084541052.23054" calcext:value-type="float">
            <text:p>3,084,541,052</text:p>
          </table:table-cell>
          <table:table-cell table:formula="of:=([.$A186]+1)*3600" office:value-type="float" office:value="669600" calcext:value-type="float">
            <text:p>669600</text:p>
          </table:table-cell>
          <table:table-cell table:formula="of:=[.B186]/[.D186]" office:value-type="float" office:value="320155.351362007" calcext:value-type="float">
            <text:p>320,155.35</text:p>
          </table:table-cell>
          <table:table-cell table:formula="of:=[.C186]/[.D186]" office:value-type="float" office:value="4606.5427900695" calcext:value-type="float">
            <text:p>4,606.54</text:p>
          </table:table-cell>
          <table:table-cell table:formula="of:=[.B186]/[.D186]/24" office:value-type="float" office:value="13339.8063067503" calcext:value-type="float">
            <text:p>13,339.81</text:p>
          </table:table-cell>
          <table:table-cell table:formula="of:=[.C186]/[.D186]/24" office:value-type="float" office:value="191.939282919563" calcext:value-type="float">
            <text:p>191.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5 - 2*[.$A187]^4 + 3*[.$A187]^3 - 4*[.$A187]^2 + 5*[.$A187] - 3" office:value-type="float" office:value="220245678855" calcext:value-type="float">
            <text:p>220,245,678,855</text:p>
          </table:table-cell>
          <table:table-cell table:formula="of:=2^([.$A187]/6) + 1*[.$A187]^4 - 2" office:value-type="float" office:value="3344366862" calcext:value-type="float">
            <text:p>3,344,366,862</text:p>
          </table:table-cell>
          <table:table-cell table:formula="of:=([.$A187]+1)*3600" office:value-type="float" office:value="673200" calcext:value-type="float">
            <text:p>673200</text:p>
          </table:table-cell>
          <table:table-cell table:formula="of:=[.B187]/[.D187]" office:value-type="float" office:value="327162.327473262" calcext:value-type="float">
            <text:p>327,162.33</text:p>
          </table:table-cell>
          <table:table-cell table:formula="of:=[.C187]/[.D187]" office:value-type="float" office:value="4967.86521390374" calcext:value-type="float">
            <text:p>4,967.87</text:p>
          </table:table-cell>
          <table:table-cell table:formula="of:=[.B187]/[.D187]/24" office:value-type="float" office:value="13631.7636447193" calcext:value-type="float">
            <text:p>13,631.76</text:p>
          </table:table-cell>
          <table:table-cell table:formula="of:=[.C187]/[.D187]/24" office:value-type="float" office:value="206.994383912656" calcext:value-type="float">
            <text:p>206.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5 - 2*[.$A188]^4 + 3*[.$A188]^3 - 4*[.$A188]^2 + 5*[.$A188] - 3" office:value-type="float" office:value="226243206450" calcext:value-type="float">
            <text:p>226,243,206,450</text:p>
          </table:table-cell>
          <table:table-cell table:formula="of:=2^([.$A188]/6) + 1*[.$A188]^4 - 2" office:value-type="float" office:value="3633299853.24497" calcext:value-type="float">
            <text:p>3,633,299,853</text:p>
          </table:table-cell>
          <table:table-cell table:formula="of:=([.$A188]+1)*3600" office:value-type="float" office:value="676800" calcext:value-type="float">
            <text:p>676800</text:p>
          </table:table-cell>
          <table:table-cell table:formula="of:=[.B188]/[.D188]" office:value-type="float" office:value="334283.697473404" calcext:value-type="float">
            <text:p>334,283.70</text:p>
          </table:table-cell>
          <table:table-cell table:formula="of:=[.C188]/[.D188]" office:value-type="float" office:value="5368.35084699315" calcext:value-type="float">
            <text:p>5,368.35</text:p>
          </table:table-cell>
          <table:table-cell table:formula="of:=[.B188]/[.D188]/24" office:value-type="float" office:value="13928.4873947252" calcext:value-type="float">
            <text:p>13,928.49</text:p>
          </table:table-cell>
          <table:table-cell table:formula="of:=[.C188]/[.D188]/24" office:value-type="float" office:value="223.681285291381" calcext:value-type="float">
            <text:p>223.6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5 - 2*[.$A189]^4 + 3*[.$A189]^3 - 4*[.$A189]^2 + 5*[.$A189] - 3" office:value-type="float" office:value="232370684073" calcext:value-type="float">
            <text:p>232,370,684,073</text:p>
          </table:table-cell>
          <table:table-cell table:formula="of:=2^([.$A189]/6) + 1*[.$A189]^4 - 2" office:value-type="float" office:value="3954858186.42023" calcext:value-type="float">
            <text:p>3,954,858,186</text:p>
          </table:table-cell>
          <table:table-cell table:formula="of:=([.$A189]+1)*3600" office:value-type="float" office:value="680400" calcext:value-type="float">
            <text:p>680400</text:p>
          </table:table-cell>
          <table:table-cell table:formula="of:=[.B189]/[.D189]" office:value-type="float" office:value="341520.699695767" calcext:value-type="float">
            <text:p>341,520.70</text:p>
          </table:table-cell>
          <table:table-cell table:formula="of:=[.C189]/[.D189]" office:value-type="float" office:value="5812.54877486806" calcext:value-type="float">
            <text:p>5,812.55</text:p>
          </table:table-cell>
          <table:table-cell table:formula="of:=[.B189]/[.D189]/24" office:value-type="float" office:value="14230.0291539903" calcext:value-type="float">
            <text:p>14,230.03</text:p>
          </table:table-cell>
          <table:table-cell table:formula="of:=[.C189]/[.D189]/24" office:value-type="float" office:value="242.189532286169" calcext:value-type="float">
            <text:p>242.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5 - 2*[.$A190]^4 + 3*[.$A190]^3 - 4*[.$A190]^2 + 5*[.$A190] - 3" office:value-type="float" office:value="238630212132" calcext:value-type="float">
            <text:p>238,630,212,132</text:p>
          </table:table-cell>
          <table:table-cell table:formula="of:=2^([.$A190]/6) + 1*[.$A190]^4 - 2" office:value-type="float" office:value="4312990338.97605" calcext:value-type="float">
            <text:p>4,312,990,339</text:p>
          </table:table-cell>
          <table:table-cell table:formula="of:=([.$A190]+1)*3600" office:value-type="float" office:value="684000" calcext:value-type="float">
            <text:p>684000</text:p>
          </table:table-cell>
          <table:table-cell table:formula="of:=[.B190]/[.D190]" office:value-type="float" office:value="348874.579140351" calcext:value-type="float">
            <text:p>348,874.58</text:p>
          </table:table-cell>
          <table:table-cell table:formula="of:=[.C190]/[.D190]" office:value-type="float" office:value="6305.54143125153" calcext:value-type="float">
            <text:p>6,305.54</text:p>
          </table:table-cell>
          <table:table-cell table:formula="of:=[.B190]/[.D190]/24" office:value-type="float" office:value="14536.4407975146" calcext:value-type="float">
            <text:p>14,536.44</text:p>
          </table:table-cell>
          <table:table-cell table:formula="of:=[.C190]/[.D190]/24" office:value-type="float" office:value="262.730892968814" calcext:value-type="float">
            <text:p>262.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5 - 2*[.$A191]^4 + 3*[.$A191]^3 - 4*[.$A191]^2 + 5*[.$A191] - 3" office:value-type="float" office:value="245023913547" calcext:value-type="float">
            <text:p>245,023,913,547</text:p>
          </table:table-cell>
          <table:table-cell table:formula="of:=2^([.$A191]/6) + 1*[.$A191]^4 - 2" office:value-type="float" office:value="4712127799.91971" calcext:value-type="float">
            <text:p>4,712,127,800</text:p>
          </table:table-cell>
          <table:table-cell table:formula="of:=([.$A191]+1)*3600" office:value-type="float" office:value="687600" calcext:value-type="float">
            <text:p>687600</text:p>
          </table:table-cell>
          <table:table-cell table:formula="of:=[.B191]/[.D191]" office:value-type="float" office:value="356346.587473822" calcext:value-type="float">
            <text:p>356,346.59</text:p>
          </table:table-cell>
          <table:table-cell table:formula="of:=[.C191]/[.D191]" office:value-type="float" office:value="6853.00727155281" calcext:value-type="float">
            <text:p>6,853.01</text:p>
          </table:table-cell>
          <table:table-cell table:formula="of:=[.B191]/[.D191]/24" office:value-type="float" office:value="14847.7744780759" calcext:value-type="float">
            <text:p>14,847.77</text:p>
          </table:table-cell>
          <table:table-cell table:formula="of:=[.C191]/[.D191]/24" office:value-type="float" office:value="285.541969648034" calcext:value-type="float">
            <text:p>285.5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5 - 2*[.$A192]^4 + 3*[.$A192]^3 - 4*[.$A192]^2 + 5*[.$A192] - 3" office:value-type="float" office:value="251553933870" calcext:value-type="float">
            <text:p>251,553,933,870</text:p>
          </table:table-cell>
          <table:table-cell table:formula="of:=2^([.$A192]/6) + 1*[.$A192]^4 - 2" office:value-type="float" office:value="5157244217.46108" calcext:value-type="float">
            <text:p>5,157,244,217</text:p>
          </table:table-cell>
          <table:table-cell table:formula="of:=([.$A192]+1)*3600" office:value-type="float" office:value="691200" calcext:value-type="float">
            <text:p>691200</text:p>
          </table:table-cell>
          <table:table-cell table:formula="of:=[.B192]/[.D192]" office:value-type="float" office:value="363937.983029514" calcext:value-type="float">
            <text:p>363,937.98</text:p>
          </table:table-cell>
          <table:table-cell table:formula="of:=[.C192]/[.D192]" office:value-type="float" office:value="7461.29082387309" calcext:value-type="float">
            <text:p>7,461.29</text:p>
          </table:table-cell>
          <table:table-cell table:formula="of:=[.B192]/[.D192]/24" office:value-type="float" office:value="15164.0826262297" calcext:value-type="float">
            <text:p>15,164.08</text:p>
          </table:table-cell>
          <table:table-cell table:formula="of:=[.C192]/[.D192]/24" office:value-type="float" office:value="310.887117661379" calcext:value-type="float">
            <text:p>310.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5 - 2*[.$A193]^4 + 3*[.$A193]^3 - 4*[.$A193]^2 + 5*[.$A193] - 3" office:value-type="float" office:value="258222441405" calcext:value-type="float">
            <text:p>258,222,441,405</text:p>
          </table:table-cell>
          <table:table-cell table:formula="of:=2^([.$A193]/6) + 1*[.$A193]^4 - 2" office:value-type="float" office:value="5653921790" calcext:value-type="float">
            <text:p>5,653,921,790</text:p>
          </table:table-cell>
          <table:table-cell table:formula="of:=([.$A193]+1)*3600" office:value-type="float" office:value="694800" calcext:value-type="float">
            <text:p>694800</text:p>
          </table:table-cell>
          <table:table-cell table:formula="of:=[.B193]/[.D193]" office:value-type="float" office:value="371650.030807427" calcext:value-type="float">
            <text:p>371,650.03</text:p>
          </table:table-cell>
          <table:table-cell table:formula="of:=[.C193]/[.D193]" office:value-type="float" office:value="8137.48098733449" calcext:value-type="float">
            <text:p>8,137.48</text:p>
          </table:table-cell>
          <table:table-cell table:formula="of:=[.B193]/[.D193]/24" office:value-type="float" office:value="15485.4179503094" calcext:value-type="float">
            <text:p>15,485.42</text:p>
          </table:table-cell>
          <table:table-cell table:formula="of:=[.C193]/[.D193]/24" office:value-type="float" office:value="339.061707805604" calcext:value-type="float">
            <text:p>339.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5 - 2*[.$A194]^4 + 3*[.$A194]^3 - 4*[.$A194]^2 + 5*[.$A194] - 3" office:value-type="float" office:value="265031627328" calcext:value-type="float">
            <text:p>265,031,627,328</text:p>
          </table:table-cell>
          <table:table-cell table:formula="of:=2^([.$A194]/6) + 1*[.$A194]^4 - 2" office:value-type="float" office:value="6208425787.48992" calcext:value-type="float">
            <text:p>6,208,425,787</text:p>
          </table:table-cell>
          <table:table-cell table:formula="of:=([.$A194]+1)*3600" office:value-type="float" office:value="698400" calcext:value-type="float">
            <text:p>698400</text:p>
          </table:table-cell>
          <table:table-cell table:formula="of:=[.B194]/[.D194]" office:value-type="float" office:value="379484.002474227" calcext:value-type="float">
            <text:p>379,484.00</text:p>
          </table:table-cell>
          <table:table-cell table:formula="of:=[.C194]/[.D194]" office:value-type="float" office:value="8889.4985502433" calcext:value-type="float">
            <text:p>8,889.50</text:p>
          </table:table-cell>
          <table:table-cell table:formula="of:=[.B194]/[.D194]/24" office:value-type="float" office:value="15811.8334364261" calcext:value-type="float">
            <text:p>15,811.83</text:p>
          </table:table-cell>
          <table:table-cell table:formula="of:=[.C194]/[.D194]/24" office:value-type="float" office:value="370.395772926804" calcext:value-type="float">
            <text:p>370.4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5 - 2*[.$A195]^4 + 3*[.$A195]^3 - 4*[.$A195]^2 + 5*[.$A195] - 3" office:value-type="float" office:value="271983705807" calcext:value-type="float">
            <text:p>271,983,705,807</text:p>
          </table:table-cell>
          <table:table-cell table:formula="of:=2^([.$A195]/6) + 1*[.$A195]^4 - 2" office:value-type="float" office:value="6827788198.84047" calcext:value-type="float">
            <text:p>6,827,788,199</text:p>
          </table:table-cell>
          <table:table-cell table:formula="of:=([.$A195]+1)*3600" office:value-type="float" office:value="702000" calcext:value-type="float">
            <text:p>702000</text:p>
          </table:table-cell>
          <table:table-cell table:formula="of:=[.B195]/[.D195]" office:value-type="float" office:value="387441.176363248" calcext:value-type="float">
            <text:p>387,441.18</text:p>
          </table:table-cell>
          <table:table-cell table:formula="of:=[.C195]/[.D195]" office:value-type="float" office:value="9726.19401544227" calcext:value-type="float">
            <text:p>9,726.19</text:p>
          </table:table-cell>
          <table:table-cell table:formula="of:=[.B195]/[.D195]/24" office:value-type="float" office:value="16143.3823484687" calcext:value-type="float">
            <text:p>16,143.38</text:p>
          </table:table-cell>
          <table:table-cell table:formula="of:=[.C195]/[.D195]/24" office:value-type="float" office:value="405.258083976761" calcext:value-type="float">
            <text:p>405.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5 - 2*[.$A196]^4 + 3*[.$A196]^3 - 4*[.$A196]^2 + 5*[.$A196] - 3" office:value-type="float" office:value="279080914122" calcext:value-type="float">
            <text:p>279,080,914,122</text:p>
          </table:table-cell>
          <table:table-cell table:formula="of:=2^([.$A196]/6) + 1*[.$A196]^4 - 2" office:value-type="float" office:value="7519901622.9521" calcext:value-type="float">
            <text:p>7,519,901,623</text:p>
          </table:table-cell>
          <table:table-cell table:formula="of:=([.$A196]+1)*3600" office:value-type="float" office:value="705600" calcext:value-type="float">
            <text:p>705600</text:p>
          </table:table-cell>
          <table:table-cell table:formula="of:=[.B196]/[.D196]" office:value-type="float" office:value="395522.83747449" calcext:value-type="float">
            <text:p>395,522.84</text:p>
          </table:table-cell>
          <table:table-cell table:formula="of:=[.C196]/[.D196]" office:value-type="float" office:value="10657.4569486283" calcext:value-type="float">
            <text:p>10,657.46</text:p>
          </table:table-cell>
          <table:table-cell table:formula="of:=[.B196]/[.D196]/24" office:value-type="float" office:value="16480.1182281037" calcext:value-type="float">
            <text:p>16,480.12</text:p>
          </table:table-cell>
          <table:table-cell table:formula="of:=[.C196]/[.D196]/24" office:value-type="float" office:value="444.060706192844" calcext:value-type="float">
            <text:p>444.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5 - 2*[.$A197]^4 + 3*[.$A197]^3 - 4*[.$A197]^2 + 5*[.$A197] - 3" office:value-type="float" office:value="286325512785" calcext:value-type="float">
            <text:p>286,325,512,785</text:p>
          </table:table-cell>
          <table:table-cell table:formula="of:=2^([.$A197]/6) + 1*[.$A197]^4 - 2" office:value-type="float" office:value="8293624657.8394" calcext:value-type="float">
            <text:p>8,293,624,658</text:p>
          </table:table-cell>
          <table:table-cell table:formula="of:=([.$A197]+1)*3600" office:value-type="float" office:value="709200" calcext:value-type="float">
            <text:p>709200</text:p>
          </table:table-cell>
          <table:table-cell table:formula="of:=[.B197]/[.D197]" office:value-type="float" office:value="403730.277474619" calcext:value-type="float">
            <text:p>403,730.28</text:p>
          </table:table-cell>
          <table:table-cell table:formula="of:=[.C197]/[.D197]" office:value-type="float" office:value="11694.3382090234" calcext:value-type="float">
            <text:p>11,694.34</text:p>
          </table:table-cell>
          <table:table-cell table:formula="of:=[.B197]/[.D197]/24" office:value-type="float" office:value="16822.0948947758" calcext:value-type="float">
            <text:p>16,822.09</text:p>
          </table:table-cell>
          <table:table-cell table:formula="of:=[.C197]/[.D197]/24" office:value-type="float" office:value="487.264092042642" calcext:value-type="float">
            <text:p>487.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5 - 2*[.$A198]^4 + 3*[.$A198]^3 - 4*[.$A198]^2 + 5*[.$A198] - 3" office:value-type="float" office:value="293719785660" calcext:value-type="float">
            <text:p>293,719,785,660</text:p>
          </table:table-cell>
          <table:table-cell table:formula="of:=2^([.$A198]/6) + 1*[.$A198]^4 - 2" office:value-type="float" office:value="9158900195.92217" calcext:value-type="float">
            <text:p>9,158,900,196</text:p>
          </table:table-cell>
          <table:table-cell table:formula="of:=([.$A198]+1)*3600" office:value-type="float" office:value="712800" calcext:value-type="float">
            <text:p>712800</text:p>
          </table:table-cell>
          <table:table-cell table:formula="of:=[.B198]/[.D198]" office:value-type="float" office:value="412064.79469697" calcext:value-type="float">
            <text:p>412,064.79</text:p>
          </table:table-cell>
          <table:table-cell table:formula="of:=[.C198]/[.D198]" office:value-type="float" office:value="12849.1865823824" calcext:value-type="float">
            <text:p>12,849.19</text:p>
          </table:table-cell>
          <table:table-cell table:formula="of:=[.B198]/[.D198]/24" office:value-type="float" office:value="17169.3664457071" calcext:value-type="float">
            <text:p>17,169.37</text:p>
          </table:table-cell>
          <table:table-cell table:formula="of:=[.C198]/[.D198]/24" office:value-type="float" office:value="535.382774265933" calcext:value-type="float">
            <text:p>535.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5 - 2*[.$A199]^4 + 3*[.$A199]^3 - 4*[.$A199]^2 + 5*[.$A199] - 3" office:value-type="float" office:value="301266040083" calcext:value-type="float">
            <text:p>301,266,040,083</text:p>
          </table:table-cell>
          <table:table-cell table:formula="of:=2^([.$A199]/6) + 1*[.$A199]^4 - 2" office:value-type="float" office:value="10126888206" calcext:value-type="float">
            <text:p>10,126,888,206</text:p>
          </table:table-cell>
          <table:table-cell table:formula="of:=([.$A199]+1)*3600" office:value-type="float" office:value="716400" calcext:value-type="float">
            <text:p>716400</text:p>
          </table:table-cell>
          <table:table-cell table:formula="of:=[.B199]/[.D199]" office:value-type="float" office:value="420527.694141541" calcext:value-type="float">
            <text:p>420,527.69</text:p>
          </table:table-cell>
          <table:table-cell table:formula="of:=[.C199]/[.D199]" office:value-type="float" office:value="14135.8015159129" calcext:value-type="float">
            <text:p>14,135.80</text:p>
          </table:table-cell>
          <table:table-cell table:formula="of:=[.B199]/[.D199]/24" office:value-type="float" office:value="17521.9872558975" calcext:value-type="float">
            <text:p>17,521.99</text:p>
          </table:table-cell>
          <table:table-cell table:formula="of:=[.C199]/[.D199]/24" office:value-type="float" office:value="588.991729829704" calcext:value-type="float">
            <text:p>588.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5 - 2*[.$A200]^4 + 3*[.$A200]^3 - 4*[.$A200]^2 + 5*[.$A200] - 3" office:value-type="float" office:value="308966606982" calcext:value-type="float">
            <text:p>308,966,606,982</text:p>
          </table:table-cell>
          <table:table-cell table:formula="of:=2^([.$A200]/6) + 1*[.$A200]^4 - 2" office:value-type="float" office:value="11210114775.9798" calcext:value-type="float">
            <text:p>11,210,114,776</text:p>
          </table:table-cell>
          <table:table-cell table:formula="of:=([.$A200]+1)*3600" office:value-type="float" office:value="720000" calcext:value-type="float">
            <text:p>720000</text:p>
          </table:table-cell>
          <table:table-cell table:formula="of:=[.B200]/[.D200]" office:value-type="float" office:value="429120.287475" calcext:value-type="float">
            <text:p>429,120.29</text:p>
          </table:table-cell>
          <table:table-cell table:formula="of:=[.C200]/[.D200]" office:value-type="float" office:value="15569.6038555276" calcext:value-type="float">
            <text:p>15,569.60</text:p>
          </table:table-cell>
          <table:table-cell table:formula="of:=[.B200]/[.D200]/24" office:value-type="float" office:value="17880.011978125" calcext:value-type="float">
            <text:p>17,880.01</text:p>
          </table:table-cell>
          <table:table-cell table:formula="of:=[.C200]/[.D200]/24" office:value-type="float" office:value="648.733493980315" calcext:value-type="float">
            <text:p>648.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5 - 2*[.$A201]^4 + 3*[.$A201]^3 - 4*[.$A201]^2 + 5*[.$A201] - 3" office:value-type="float" office:value="316823840997" calcext:value-type="float">
            <text:p>316,823,840,997</text:p>
          </table:table-cell>
          <table:table-cell table:formula="of:=2^([.$A201]/6) + 1*[.$A201]^4 - 2" office:value-type="float" office:value="12422639407.6809" calcext:value-type="float">
            <text:p>12,422,639,408</text:p>
          </table:table-cell>
          <table:table-cell table:formula="of:=([.$A201]+1)*3600" office:value-type="float" office:value="723600" calcext:value-type="float">
            <text:p>723600</text:p>
          </table:table-cell>
          <table:table-cell table:formula="of:=[.B201]/[.D201]" office:value-type="float" office:value="437843.89303068" calcext:value-type="float">
            <text:p>437,843.89</text:p>
          </table:table-cell>
          <table:table-cell table:formula="of:=[.C201]/[.D201]" office:value-type="float" office:value="17167.8267104491" calcext:value-type="float">
            <text:p>17,167.83</text:p>
          </table:table-cell>
          <table:table-cell table:formula="of:=[.B201]/[.D201]/24" office:value-type="float" office:value="18243.495542945" calcext:value-type="float">
            <text:p>18,243.50</text:p>
          </table:table-cell>
          <table:table-cell table:formula="of:=[.C201]/[.D201]/24" office:value-type="float" office:value="715.326112935378" calcext:value-type="float">
            <text:p>715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5:47:32.574483991</meta:creation-date>
    <dc:date>2025-10-16T16:57:45.587765327</dc:date>
    <meta:editing-duration>PT12M2S</meta:editing-duration>
    <meta:editing-cycles>1</meta:editing-cycles>
    <meta:document-statistic meta:table-count="1" meta:cell-count="1608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15cm" svg:height="16.204cm" xlink:href=".." xlink:type="simple" chart:class="chart:line" chart:style-name="ch1">
        <chart:legend chart:legend-position="bottom" svg:x="10.873cm" svg:y="15.605cm" style:legend-expansion="wide" chart:style-name="ch2"/>
        <chart:plot-area chart:style-name="ch3" table:cell-range-address="'Experience Curve'.A1:'Experience Curve'.C201" chart:data-source-has-labels="both" svg:x="0.598cm" svg:y="0.324cm" svg:width="28.719cm" svg:height="14.773cm">
          <chart:coordinate-region svg:x="3.707cm" svg:y="0.523cm" svg:width="25.61cm" svg:height="13.65cm"/>
          <chart:axis chart:dimension="x" chart:name="primary-x" chart:style-name="ch4" chartooo:axis-type="auto">
            <chartooo:date-scale/>
            <chart:categories table:cell-range-address="'Experience Curve'.A2:'Experience Curve'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ence Curve'.B2:'Experience Curve'.B201" chart:label-cell-address="'Experience Curve'.B1:'Experience Curve'.B1" chart:class="chart:line">
            <chart:data-point chart:repeated="200"/>
          </chart:series>
          <chart:series chart:style-name="ch8" chart:values-cell-range-address="'Experience Curve'.C2:'Experience Curve'.C201" chart:label-cell-address="'Experience Curve'.C1:'Experience Curve'.C1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XP Required</text:p>
                <draw:g>
                  <svg:desc>'Experience Curve'.B1:'Experience Curve'.B1</svg:desc>
                </draw:g>
              </table:table-cell>
              <table:table-cell office:value-type="string">
                <text:p>New XP Required</text:p>
                <draw:g>
                  <svg:desc>'Experience Curve'.C1:'Experience Curve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xperience Curve'.A2:'Experience Curve'.A201</svg:desc>
                </draw:g>
              </table:table-cell>
              <table:table-cell office:value-type="float" office:value="0">
                <text:p>0</text:p>
                <draw:g>
                  <svg:desc>'Experience Curve'.B2:'Experience Curve'.B201</svg:desc>
                </draw:g>
              </table:table-cell>
              <table:table-cell office:value-type="float" office:value="0.122462048309373">
                <text:p>0.122462048309373</text:p>
                <draw:g>
                  <svg:desc>'Experience Curve'.C2:'Experience Curve'.C2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5.2599210498949">
                <text:p>15.2599210498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80.4142135623731">
                <text:p>80.41421356237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7">
                <text:p>657</text:p>
              </table:table-cell>
              <table:table-cell office:value-type="float" office:value="255.587401051968">
                <text:p>255.587401051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72">
                <text:p>2172</text:p>
              </table:table-cell>
              <table:table-cell office:value-type="float" office:value="624.781797436281">
                <text:p>624.7817974362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15">
                <text:p>571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70">
                <text:p>12870</text:p>
              </table:table-cell>
              <table:table-cell office:value-type="float" office:value="2401.24492409662">
                <text:p>2401.244924096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893">
                <text:p>25893</text:p>
              </table:table-cell>
              <table:table-cell office:value-type="float" office:value="4096.51984209979">
                <text:p>4096.519842099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832">
                <text:p>47832</text:p>
              </table:table-cell>
              <table:table-cell office:value-type="float" office:value="6561.82842712475">
                <text:p>6561.82842712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647">
                <text:p>82647</text:p>
              </table:table-cell>
              <table:table-cell office:value-type="float" office:value="10001.1748021039">
                <text:p>10001.17480210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5330">
                <text:p>135330</text:p>
              </table:table-cell>
              <table:table-cell office:value-type="float" office:value="14642.5635948726">
                <text:p>14642.56359487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2025">
                <text:p>212025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20148">
                <text:p>320148</text:p>
              </table:table-cell>
              <table:table-cell office:value-type="float" office:value="28563.4898481932">
                <text:p>28563.48984819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8507">
                <text:p>468507</text:p>
              </table:table-cell>
              <table:table-cell office:value-type="float" office:value="38419.0396841996">
                <text:p>38419.03968419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7422">
                <text:p>667422</text:p>
              </table:table-cell>
              <table:table-cell office:value-type="float" office:value="50628.6568542495">
                <text:p>50628.65685424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28845">
                <text:p>928845</text:p>
              </table:table-cell>
              <table:table-cell office:value-type="float" office:value="65540.3496042079">
                <text:p>65540.34960420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66480">
                <text:p>1266480</text:p>
              </table:table-cell>
              <table:table-cell office:value-type="float" office:value="83526.1271897451">
                <text:p>83526.12718974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95903">
                <text:p>1695903</text:p>
              </table:table-cell>
              <table:table-cell office:value-type="float" office:value="104982">
                <text:p>1049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34682">
                <text:p>2234682</text:p>
              </table:table-cell>
              <table:table-cell office:value-type="float" office:value="130327.979696386">
                <text:p>130327.9796963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02497">
                <text:p>2902497</text:p>
              </table:table-cell>
              <table:table-cell office:value-type="float" office:value="160008.079368399">
                <text:p>160008.0793683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721260">
                <text:p>3721260</text:p>
              </table:table-cell>
              <table:table-cell office:value-type="float" office:value="194490.313708499">
                <text:p>194490.3137084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715235">
                <text:p>4715235</text:p>
              </table:table-cell>
              <table:table-cell office:value-type="float" office:value="234266.699208416">
                <text:p>234266.6992084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911158">
                <text:p>5911158</text:p>
              </table:table-cell>
              <table:table-cell office:value-type="float" office:value="279853.25437949">
                <text:p>279853.254379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38357">
                <text:p>7338357</text:p>
              </table:table-cell>
              <table:table-cell office:value-type="float" office:value="331790">
                <text:p>3317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028872">
                <text:p>9028872</text:p>
              </table:table-cell>
              <table:table-cell office:value-type="float" office:value="390640.959392773">
                <text:p>390640.9593927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017575">
                <text:p>11017575</text:p>
              </table:table-cell>
              <table:table-cell office:value-type="float" office:value="456994.158736798">
                <text:p>456994.1587367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342290">
                <text:p>13342290</text:p>
              </table:table-cell>
              <table:table-cell office:value-type="float" office:value="531461.627416998">
                <text:p>531461.6274169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043913">
                <text:p>16043913</text:p>
              </table:table-cell>
              <table:table-cell office:value-type="float" office:value="614679.398416832">
                <text:p>614679.3984168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166532">
                <text:p>19166532</text:p>
              </table:table-cell>
              <table:table-cell office:value-type="float" office:value="707307.508758981">
                <text:p>707307.5087589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57547">
                <text:p>22757547</text:p>
              </table:table-cell>
              <table:table-cell office:value-type="float" office:value="810030">
                <text:p>81003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867790">
                <text:p>26867790</text:p>
              </table:table-cell>
              <table:table-cell office:value-type="float" office:value="923554.918785546">
                <text:p>923554.9187855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551645">
                <text:p>31551645</text:p>
              </table:table-cell>
              <table:table-cell office:value-type="float" office:value="1048614.3174736">
                <text:p>1048614.31747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867168">
                <text:p>36867168</text:p>
              </table:table-cell>
              <table:table-cell office:value-type="float" office:value="1185964.254834">
                <text:p>1185964.2548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2876207">
                <text:p>42876207</text:p>
              </table:table-cell>
              <table:table-cell office:value-type="float" office:value="1336384.79683366">
                <text:p>1336384.796833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9644522">
                <text:p>49644522</text:p>
              </table:table-cell>
              <table:table-cell office:value-type="float" office:value="1500680.01751796">
                <text:p>1500680.017517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7241905">
                <text:p>57241905</text:p>
              </table:table-cell>
              <table:table-cell office:value-type="float" office:value="1679678">
                <text:p>16796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5742300">
                <text:p>65742300</text:p>
              </table:table-cell>
              <table:table-cell office:value-type="float" office:value="1874230.83757109">
                <text:p>1874230.837571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5223923">
                <text:p>75223923</text:p>
              </table:table-cell>
              <table:table-cell office:value-type="float" office:value="2085214.63494719">
                <text:p>2085214.634947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5769382">
                <text:p>85769382</text:p>
              </table:table-cell>
              <table:table-cell office:value-type="float" office:value="2313529.50966799">
                <text:p>2313529.509667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465797">
                <text:p>97465797</text:p>
              </table:table-cell>
              <table:table-cell office:value-type="float" office:value="2560099.59366733">
                <text:p>2560099.593667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0404920">
                <text:p>110404920</text:p>
              </table:table-cell>
              <table:table-cell office:value-type="float" office:value="2825873.03503592">
                <text:p>2825873.035035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4683255">
                <text:p>124683255</text:p>
              </table:table-cell>
              <table:table-cell office:value-type="float" office:value="3111822">
                <text:p>31118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0402178">
                <text:p>140402178</text:p>
              </table:table-cell>
              <table:table-cell office:value-type="float" office:value="3418942.67514218">
                <text:p>3418942.675142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7668057">
                <text:p>157668057</text:p>
              </table:table-cell>
              <table:table-cell office:value-type="float" office:value="3748255.26989439">
                <text:p>3748255.269894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6592372">
                <text:p>176592372</text:p>
              </table:table-cell>
              <table:table-cell office:value-type="float" office:value="4100804.01933598">
                <text:p>4100804.019335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7291835">
                <text:p>197291835</text:p>
              </table:table-cell>
              <table:table-cell office:value-type="float" office:value="4477657.18733465">
                <text:p>4477657.1873346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19888510">
                <text:p>219888510</text:p>
              </table:table-cell>
              <table:table-cell office:value-type="float" office:value="4879907.07007184">
                <text:p>4879907.070071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4509933">
                <text:p>244509933</text:p>
              </table:table-cell>
              <table:table-cell office:value-type="float" office:value="5308670">
                <text:p>530867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71289232">
                <text:p>271289232</text:p>
              </table:table-cell>
              <table:table-cell office:value-type="float" office:value="5765086.35028437">
                <text:p>5765086.350284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365247">
                <text:p>300365247</text:p>
              </table:table-cell>
              <table:table-cell office:value-type="float" office:value="6250320.53978877">
                <text:p>6250320.539788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31882650">
                <text:p>331882650</text:p>
              </table:table-cell>
              <table:table-cell office:value-type="float" office:value="6765561.03867197">
                <text:p>6765561.038671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65992065">
                <text:p>365992065</text:p>
              </table:table-cell>
              <table:table-cell office:value-type="float" office:value="7312020.3746693">
                <text:p>7312020.37466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02850188">
                <text:p>402850188</text:p>
              </table:table-cell>
              <table:table-cell office:value-type="float" office:value="7890935.14014369">
                <text:p>7890935.140143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42619907">
                <text:p>442619907</text:p>
              </table:table-cell>
              <table:table-cell office:value-type="float" office:value="8503566">
                <text:p>850356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85470422">
                <text:p>485470422</text:p>
              </table:table-cell>
              <table:table-cell office:value-type="float" office:value="9151197.70056873">
                <text:p>9151197.7005687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1577365">
                <text:p>531577365</text:p>
              </table:table-cell>
              <table:table-cell office:value-type="float" office:value="9835139.07957755">
                <text:p>9835139.079577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81122920">
                <text:p>581122920</text:p>
              </table:table-cell>
              <table:table-cell office:value-type="float" office:value="10556723.0773439">
                <text:p>10556723.07734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34295943">
                <text:p>634295943</text:p>
              </table:table-cell>
              <table:table-cell office:value-type="float" office:value="11317306.7493386">
                <text:p>11317306.74933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91292082">
                <text:p>691292082</text:p>
              </table:table-cell>
              <table:table-cell office:value-type="float" office:value="12118271.2802874">
                <text:p>12118271.2802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2313897">
                <text:p>752313897</text:p>
              </table:table-cell>
              <table:table-cell office:value-type="float" office:value="12961022">
                <text:p>129610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17570980">
                <text:p>817570980</text:p>
              </table:table-cell>
              <table:table-cell office:value-type="float" office:value="13846988.4011375">
                <text:p>13846988.40113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87280075">
                <text:p>887280075</text:p>
              </table:table-cell>
              <table:table-cell office:value-type="float" office:value="14777624.1591551">
                <text:p>14777624.15915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61665198">
                <text:p>961665198</text:p>
              </table:table-cell>
              <table:table-cell office:value-type="float" office:value="15754407.1546879">
                <text:p>15754407.15468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40957757">
                <text:p>1040957757</text:p>
              </table:table-cell>
              <table:table-cell office:value-type="float" office:value="16778839.4986772">
                <text:p>16778839.49867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25396672">
                <text:p>1125396672</text:p>
              </table:table-cell>
              <table:table-cell office:value-type="float" office:value="17852447.5605748">
                <text:p>17852447.560574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15228495">
                <text:p>1215228495</text:p>
              </table:table-cell>
              <table:table-cell office:value-type="float" office:value="18976782">
                <text:p>1897678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310707530">
                <text:p>1310707530</text:p>
              </table:table-cell>
              <table:table-cell office:value-type="float" office:value="20153417.8022749">
                <text:p>20153417.80227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12095953">
                <text:p>1412095953</text:p>
              </table:table-cell>
              <table:table-cell office:value-type="float" office:value="21383954.3183102">
                <text:p>21383954.31831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19663932">
                <text:p>1519663932</text:p>
              </table:table-cell>
              <table:table-cell office:value-type="float" office:value="22670015.3093757">
                <text:p>22670015.30937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33689747">
                <text:p>1633689747</text:p>
              </table:table-cell>
              <table:table-cell office:value-type="float" office:value="24013248.9973544">
                <text:p>24013248.99735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54459910">
                <text:p>1754459910</text:p>
              </table:table-cell>
              <table:table-cell office:value-type="float" office:value="25415328.1211495">
                <text:p>25415328.121149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82269285">
                <text:p>1882269285</text:p>
              </table:table-cell>
              <table:table-cell office:value-type="float" office:value="26877950">
                <text:p>2687795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17421208">
                <text:p>2017421208</text:p>
              </table:table-cell>
              <table:table-cell office:value-type="float" office:value="28402836.6045499">
                <text:p>28402836.60454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160227607">
                <text:p>2160227607</text:p>
              </table:table-cell>
              <table:table-cell office:value-type="float" office:value="29991734.6366204">
                <text:p>29991734.63662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311009122">
                <text:p>2311009122</text:p>
              </table:table-cell>
              <table:table-cell office:value-type="float" office:value="31646415.6187515">
                <text:p>31646415.61875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470095225">
                <text:p>2470095225</text:p>
              </table:table-cell>
              <table:table-cell office:value-type="float" office:value="33368675.9947089">
                <text:p>33368675.99470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637824340">
                <text:p>2637824340</text:p>
              </table:table-cell>
              <table:table-cell office:value-type="float" office:value="35160337.242299">
                <text:p>35160337.2422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14543963">
                <text:p>2814543963</text:p>
              </table:table-cell>
              <table:table-cell office:value-type="float" office:value="37023246">
                <text:p>370232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000610782">
                <text:p>3000610782</text:p>
              </table:table-cell>
              <table:table-cell office:value-type="float" office:value="38959274.2090998">
                <text:p>38959274.20909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96390797">
                <text:p>3196390797</text:p>
              </table:table-cell>
              <table:table-cell office:value-type="float" office:value="40970319.2732407">
                <text:p>40970319.273240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402259440">
                <text:p>3402259440</text:p>
              </table:table-cell>
              <table:table-cell office:value-type="float" office:value="43058304.237503">
                <text:p>43058304.23750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618601695">
                <text:p>3618601695</text:p>
              </table:table-cell>
              <table:table-cell office:value-type="float" office:value="45225177.9894177">
                <text:p>45225177.989417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845812218">
                <text:p>3845812218</text:p>
              </table:table-cell>
              <table:table-cell office:value-type="float" office:value="47472915.484598">
                <text:p>47472915.4845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084295457">
                <text:p>4084295457</text:p>
              </table:table-cell>
              <table:table-cell office:value-type="float" office:value="49803518">
                <text:p>4980351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334465772">
                <text:p>4334465772</text:p>
              </table:table-cell>
              <table:table-cell office:value-type="float" office:value="52219013.4181995">
                <text:p>52219013.418199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596747555">
                <text:p>4596747555</text:p>
              </table:table-cell>
              <table:table-cell office:value-type="float" office:value="54721456.5464815">
                <text:p>54721456.546481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871575350">
                <text:p>4871575350</text:p>
              </table:table-cell>
              <table:table-cell office:value-type="float" office:value="57312929.4750059">
                <text:p>57312929.47500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159393973">
                <text:p>5159393973</text:p>
              </table:table-cell>
              <table:table-cell office:value-type="float" office:value="59995541.9788355">
                <text:p>59995541.978835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460658632">
                <text:p>5460658632</text:p>
              </table:table-cell>
              <table:table-cell office:value-type="float" office:value="62771431.969196">
                <text:p>62771431.9691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75835047">
                <text:p>5775835047</text:p>
              </table:table-cell>
              <table:table-cell office:value-type="float" office:value="65642766">
                <text:p>6564276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105399570">
                <text:p>6105399570</text:p>
              </table:table-cell>
              <table:table-cell office:value-type="float" office:value="68611739.836399">
                <text:p>68611739.8363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449839305">
                <text:p>6449839305</text:p>
              </table:table-cell>
              <table:table-cell office:value-type="float" office:value="71680579.092963">
                <text:p>71680579.0929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809652228">
                <text:p>6809652228</text:p>
              </table:table-cell>
              <table:table-cell office:value-type="float" office:value="74851539.9500118">
                <text:p>74851539.950011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185347307">
                <text:p>7185347307</text:p>
              </table:table-cell>
              <table:table-cell office:value-type="float" office:value="78126909.9576709">
                <text:p>78126909.95767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577444622">
                <text:p>7577444622</text:p>
              </table:table-cell>
              <table:table-cell office:value-type="float" office:value="81509008.938392">
                <text:p>81509008.93839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986475485">
                <text:p>7986475485</text:p>
              </table:table-cell>
              <table:table-cell office:value-type="float" office:value="85000190">
                <text:p>8500019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412982560">
                <text:p>8412982560</text:p>
              </table:table-cell>
              <table:table-cell office:value-type="float" office:value="88602840.672798">
                <text:p>88602840.67279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857519983">
                <text:p>8857519983</text:p>
              </table:table-cell>
              <table:table-cell office:value-type="float" office:value="92319384.1859259">
                <text:p>92319384.185925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320653482">
                <text:p>9320653482</text:p>
              </table:table-cell>
              <table:table-cell office:value-type="float" office:value="96152280.9000237">
                <text:p>96152280.90002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802960497">
                <text:p>9802960497</text:p>
              </table:table-cell>
              <table:table-cell office:value-type="float" office:value="100104029.915342">
                <text:p>100104029.91534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305030300">
                <text:p>10305030300</text:p>
              </table:table-cell>
              <table:table-cell office:value-type="float" office:value="104177170.876784">
                <text:p>104177170.8767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827464115">
                <text:p>10827464115</text:p>
              </table:table-cell>
              <table:table-cell office:value-type="float" office:value="108374286">
                <text:p>10837428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1370875238">
                <text:p>11370875238</text:p>
              </table:table-cell>
              <table:table-cell office:value-type="float" office:value="112698002.345596">
                <text:p>112698002.3455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935889157">
                <text:p>11935889157</text:p>
              </table:table-cell>
              <table:table-cell office:value-type="float" office:value="117150994.371852">
                <text:p>117150994.37185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523143672">
                <text:p>12523143672</text:p>
              </table:table-cell>
              <table:table-cell office:value-type="float" office:value="121735986.800047">
                <text:p>121735986.80004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133289015">
                <text:p>13133289015</text:p>
              </table:table-cell>
              <table:table-cell office:value-type="float" office:value="126455757.830684">
                <text:p>126455757.83068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3766987970">
                <text:p>13766987970</text:p>
              </table:table-cell>
              <table:table-cell office:value-type="float" office:value="131313142.753568">
                <text:p>131313142.7535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424915993">
                <text:p>14424915993</text:p>
              </table:table-cell>
              <table:table-cell office:value-type="float" office:value="136311038">
                <text:p>13631103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5107761332">
                <text:p>15107761332</text:p>
              </table:table-cell>
              <table:table-cell office:value-type="float" office:value="141452405.691192">
                <text:p>141452405.6911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816225147">
                <text:p>15816225147</text:p>
              </table:table-cell>
              <table:table-cell office:value-type="float" office:value="146740278.743704">
                <text:p>146740278.7437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551021630">
                <text:p>16551021630</text:p>
              </table:table-cell>
              <table:table-cell office:value-type="float" office:value="152177766.600095">
                <text:p>152177766.60009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312878125">
                <text:p>17312878125</text:p>
              </table:table-cell>
              <table:table-cell office:value-type="float" office:value="157768061.661367">
                <text:p>157768061.66136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8102535248">
                <text:p>18102535248</text:p>
              </table:table-cell>
              <table:table-cell office:value-type="float" office:value="163514446.507136">
                <text:p>163514446.5071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8920747007">
                <text:p>18920747007</text:p>
              </table:table-cell>
              <table:table-cell office:value-type="float" office:value="169420302">
                <text:p>1694203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9768280922">
                <text:p>19768280922</text:p>
              </table:table-cell>
              <table:table-cell office:value-type="float" office:value="175489116.382384">
                <text:p>175489116.38238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0645918145">
                <text:p>20645918145</text:p>
              </table:table-cell>
              <table:table-cell office:value-type="float" office:value="181724495.487407">
                <text:p>181724495.48740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1554453580">
                <text:p>21554453580</text:p>
              </table:table-cell>
              <table:table-cell office:value-type="float" office:value="188130174.200189">
                <text:p>188130174.2001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2494696003">
                <text:p>22494696003</text:p>
              </table:table-cell>
              <table:table-cell office:value-type="float" office:value="194710029.322734">
                <text:p>194710029.3227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3467468182">
                <text:p>23467468182</text:p>
              </table:table-cell>
              <table:table-cell office:value-type="float" office:value="201468094.014273">
                <text:p>201468094.0142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4473606997">
                <text:p>24473606997</text:p>
              </table:table-cell>
              <table:table-cell office:value-type="float" office:value="208408574">
                <text:p>20840857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5513963560">
                <text:p>25513963560</text:p>
              </table:table-cell>
              <table:table-cell office:value-type="float" office:value="215535865.764768">
                <text:p>215535865.76476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6589403335">
                <text:p>26589403335</text:p>
              </table:table-cell>
              <table:table-cell office:value-type="float" office:value="222854576.974815">
                <text:p>222854576.97481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7700806258">
                <text:p>27700806258</text:p>
              </table:table-cell>
              <table:table-cell office:value-type="float" office:value="230369549.400379">
                <text:p>230369549.40037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8849066857">
                <text:p>28849066857</text:p>
              </table:table-cell>
              <table:table-cell office:value-type="float" office:value="238085884.645469">
                <text:p>238085884.64546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0035094372">
                <text:p>30035094372</text:p>
              </table:table-cell>
              <table:table-cell office:value-type="float" office:value="246008973.028545">
                <text:p>246008973.02854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259812875">
                <text:p>31259812875</text:p>
              </table:table-cell>
              <table:table-cell office:value-type="float" office:value="254144526">
                <text:p>25414452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524161390">
                <text:p>32524161390</text:p>
              </table:table-cell>
              <table:table-cell office:value-type="float" office:value="262498612.529536">
                <text:p>262498612.5295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3829094013">
                <text:p>33829094013</text:p>
              </table:table-cell>
              <table:table-cell office:value-type="float" office:value="271077699.949629">
                <text:p>271077699.94962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5175580032">
                <text:p>35175580032</text:p>
              </table:table-cell>
              <table:table-cell office:value-type="float" office:value="279888699.800758">
                <text:p>279888699.8007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6564604047">
                <text:p>36564604047</text:p>
              </table:table-cell>
              <table:table-cell office:value-type="float" office:value="288939019.290937">
                <text:p>288939019.29093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7997166090">
                <text:p>37997166090</text:p>
              </table:table-cell>
              <table:table-cell office:value-type="float" office:value="298236619.057091">
                <text:p>298236619.05709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9474281745">
                <text:p>39474281745</text:p>
              </table:table-cell>
              <table:table-cell office:value-type="float" office:value="307790078">
                <text:p>3077900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0996982268">
                <text:p>40996982268</text:p>
              </table:table-cell>
              <table:table-cell office:value-type="float" office:value="317608666.059072">
                <text:p>317608666.05907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2566314707">
                <text:p>42566314707</text:p>
              </table:table-cell>
              <table:table-cell office:value-type="float" office:value="327702425.899258">
                <text:p>327702425.89925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4183342022">
                <text:p>44183342022</text:p>
              </table:table-cell>
              <table:table-cell office:value-type="float" office:value="338082264.601516">
                <text:p>338082264.60151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5849143205">
                <text:p>45849143205</text:p>
              </table:table-cell>
              <table:table-cell office:value-type="float" office:value="348760056.581874">
                <text:p>348760056.58187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7564813400">
                <text:p>47564813400</text:p>
              </table:table-cell>
              <table:table-cell office:value-type="float" office:value="359748759.114182">
                <text:p>359748759.11418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9331464023">
                <text:p>49331464023</text:p>
              </table:table-cell>
              <table:table-cell office:value-type="float" office:value="371062542">
                <text:p>37106254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51150222882">
                <text:p>51150222882</text:p>
              </table:table-cell>
              <table:table-cell office:value-type="float" office:value="382716933.118144">
                <text:p>382716933.11814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022234297">
                <text:p>53022234297</text:p>
              </table:table-cell>
              <table:table-cell office:value-type="float" office:value="394728981.798517">
                <text:p>394728981.79851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54948659220">
                <text:p>54948659220</text:p>
              </table:table-cell>
              <table:table-cell office:value-type="float" office:value="407117442.203031">
                <text:p>407117442.20303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56930675355">
                <text:p>56930675355</text:p>
              </table:table-cell>
              <table:table-cell office:value-type="float" office:value="419902979.163749">
                <text:p>419902979.16374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8969477278">
                <text:p>58969477278</text:p>
              </table:table-cell>
              <table:table-cell office:value-type="float" office:value="433108399.228364">
                <text:p>433108399.22836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1066276557">
                <text:p>61066276557</text:p>
              </table:table-cell>
              <table:table-cell office:value-type="float" office:value="446758910">
                <text:p>44675891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3222301872">
                <text:p>63222301872</text:p>
              </table:table-cell>
              <table:table-cell office:value-type="float" office:value="460882411.236289">
                <text:p>460882411.23628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5438799135">
                <text:p>65438799135</text:p>
              </table:table-cell>
              <table:table-cell office:value-type="float" office:value="475509821.597033">
                <text:p>475509821.59703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7717031610">
                <text:p>67717031610</text:p>
              </table:table-cell>
              <table:table-cell office:value-type="float" office:value="490675445.406063">
                <text:p>490675445.40606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0058280033">
                <text:p>70058280033</text:p>
              </table:table-cell>
              <table:table-cell office:value-type="float" office:value="506417384.327498">
                <text:p>506417384.32749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2463842732">
                <text:p>72463842732</text:p>
              </table:table-cell>
              <table:table-cell office:value-type="float" office:value="522777999.456727">
                <text:p>522777999.4567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4935035747">
                <text:p>74935035747</text:p>
              </table:table-cell>
              <table:table-cell office:value-type="float" office:value="539804430">
                <text:p>53980443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7473192950">
                <text:p>77473192950</text:p>
              </table:table-cell>
              <table:table-cell office:value-type="float" office:value="557549175.472578">
                <text:p>557549175.47257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0079666165">
                <text:p>80079666165</text:p>
              </table:table-cell>
              <table:table-cell office:value-type="float" office:value="576070749.194066">
                <text:p>576070749.19406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2755825288">
                <text:p>82755825288</text:p>
              </table:table-cell>
              <table:table-cell office:value-type="float" office:value="595434411.812126">
                <text:p>595434411.81212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5503058407">
                <text:p>85503058407</text:p>
              </table:table-cell>
              <table:table-cell office:value-type="float" office:value="615712994.654995">
                <text:p>615712994.65499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8322771922">
                <text:p>88322771922</text:p>
              </table:table-cell>
              <table:table-cell office:value-type="float" office:value="636987823.913454">
                <text:p>636987823.91345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1216390665">
                <text:p>91216390665</text:p>
              </table:table-cell>
              <table:table-cell office:value-type="float" office:value="659349758">
                <text:p>65934975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4185358020">
                <text:p>94185358020</text:p>
              </table:table-cell>
              <table:table-cell office:value-type="float" office:value="682900351.945155">
                <text:p>682900351.94515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7231136043">
                <text:p>97231136043</text:p>
              </table:table-cell>
              <table:table-cell office:value-type="float" office:value="707753164.388132">
                <text:p>707753164.3881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0355205582">
                <text:p>100355205582</text:p>
              </table:table-cell>
              <table:table-cell office:value-type="float" office:value="734035224.624252">
                <text:p>734035224.6242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3559066397">
                <text:p>103559066397</text:p>
              </table:table-cell>
              <table:table-cell office:value-type="float" office:value="761888679.309991">
                <text:p>761888679.30999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6844237280">
                <text:p>106844237280</text:p>
              </table:table-cell>
              <table:table-cell office:value-type="float" office:value="791472640.826909">
                <text:p>791472640.8269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0212256175">
                <text:p>110212256175</text:p>
              </table:table-cell>
              <table:table-cell office:value-type="float" office:value="822965262">
                <text:p>8229652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3664680298">
                <text:p>113664680298</text:p>
              </table:table-cell>
              <table:table-cell office:value-type="float" office:value="856566064.89031">
                <text:p>856566064.8903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7203086257">
                <text:p>117203086257</text:p>
              </table:table-cell>
              <table:table-cell office:value-type="float" office:value="892498554.776264">
                <text:p>892498554.77626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20829070172">
                <text:p>120829070172</text:p>
              </table:table-cell>
              <table:table-cell office:value-type="float" office:value="931013154.248503">
                <text:p>931013154.24850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24544247795">
                <text:p>124544247795</text:p>
              </table:table-cell>
              <table:table-cell office:value-type="float" office:value="972390496.619982">
                <text:p>972390496.61998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28350254630">
                <text:p>128350254630</text:p>
              </table:table-cell>
              <table:table-cell office:value-type="float" office:value="1016945122.65382">
                <text:p>1016945122.6538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32248746053">
                <text:p>132248746053</text:p>
              </table:table-cell>
              <table:table-cell office:value-type="float" office:value="1065029630">
                <text:p>106502963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36241397432">
                <text:p>136241397432</text:p>
              </table:table-cell>
              <table:table-cell office:value-type="float" office:value="1117039330.78062">
                <text:p>1117039330.7806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0329904247">
                <text:p>140329904247</text:p>
              </table:table-cell>
              <table:table-cell office:value-type="float" office:value="1173417479.55253">
                <text:p>1173417479.5525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44515982210">
                <text:p>144515982210</text:p>
              </table:table-cell>
              <table:table-cell office:value-type="float" office:value="1234661141.49701">
                <text:p>1234661141.497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48801367385">
                <text:p>148801367385</text:p>
              </table:table-cell>
              <table:table-cell office:value-type="float" office:value="1301327779.23996">
                <text:p>1301327779.239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53187816308">
                <text:p>153187816308</text:p>
              </table:table-cell>
              <table:table-cell office:value-type="float" office:value="1374042646.30763">
                <text:p>1374042646.3076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7677106107">
                <text:p>157677106107</text:p>
              </table:table-cell>
              <table:table-cell office:value-type="float" office:value="1453507086">
                <text:p>14535070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62271034622">
                <text:p>162271034622</text:p>
              </table:table-cell>
              <table:table-cell office:value-type="float" office:value="1540507846.56124">
                <text:p>1540507846.5612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66971420525">
                <text:p>166971420525</text:p>
              </table:table-cell>
              <table:table-cell office:value-type="float" office:value="1635927537.10506">
                <text:p>1635927537.1050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1780103440">
                <text:p>171780103440</text:p>
              </table:table-cell>
              <table:table-cell office:value-type="float" office:value="1740756363.99401">
                <text:p>1740756363.994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6698944063">
                <text:p>176698944063</text:p>
              </table:table-cell>
              <table:table-cell office:value-type="float" office:value="1856105304.47993">
                <text:p>1856105304.4799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81729824282">
                <text:p>181729824282</text:p>
              </table:table-cell>
              <table:table-cell office:value-type="float" office:value="1983220893.61527">
                <text:p>1983220893.615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6874647297">
                <text:p>186874647297</text:p>
              </table:table-cell>
              <table:table-cell office:value-type="float" office:value="2123501822">
                <text:p>212350182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92135337740">
                <text:p>192135337740</text:p>
              </table:table-cell>
              <table:table-cell office:value-type="float" office:value="2278517566.12248">
                <text:p>2278517566.1224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97513841795">
                <text:p>197513841795</text:p>
              </table:table-cell>
              <table:table-cell office:value-type="float" office:value="2450029300.21012">
                <text:p>2450029300.2101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03012127318">
                <text:p>203012127318</text:p>
              </table:table-cell>
              <table:table-cell office:value-type="float" office:value="2640013368.98802">
                <text:p>2640013368.9880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8632183957">
                <text:p>208632183957</text:p>
              </table:table-cell>
              <table:table-cell office:value-type="float" office:value="2850687634.95985">
                <text:p>2850687634.9598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14376023272">
                <text:p>214376023272</text:p>
              </table:table-cell>
              <table:table-cell office:value-type="float" office:value="3084541052.23054">
                <text:p>3084541052.2305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20245678855">
                <text:p>220245678855</text:p>
              </table:table-cell>
              <table:table-cell office:value-type="float" office:value="3344366862">
                <text:p>33443668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26243206450">
                <text:p>226243206450</text:p>
              </table:table-cell>
              <table:table-cell office:value-type="float" office:value="3633299853.24497">
                <text:p>3633299853.2449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2370684073">
                <text:p>232370684073</text:p>
              </table:table-cell>
              <table:table-cell office:value-type="float" office:value="3954858186.42023">
                <text:p>3954858186.4202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38630212132">
                <text:p>238630212132</text:p>
              </table:table-cell>
              <table:table-cell office:value-type="float" office:value="4312990338.97605">
                <text:p>4312990338.976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45023913547">
                <text:p>245023913547</text:p>
              </table:table-cell>
              <table:table-cell office:value-type="float" office:value="4712127799.91971">
                <text:p>4712127799.9197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51553933870">
                <text:p>251553933870</text:p>
              </table:table-cell>
              <table:table-cell office:value-type="float" office:value="5157244217.46108">
                <text:p>5157244217.4610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8222441405">
                <text:p>258222441405</text:p>
              </table:table-cell>
              <table:table-cell office:value-type="float" office:value="5653921790">
                <text:p>565392179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65031627328">
                <text:p>265031627328</text:p>
              </table:table-cell>
              <table:table-cell office:value-type="float" office:value="6208425787.48992">
                <text:p>6208425787.489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71983705807">
                <text:p>271983705807</text:p>
              </table:table-cell>
              <table:table-cell office:value-type="float" office:value="6827788198.84047">
                <text:p>6827788198.840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79080914122">
                <text:p>279080914122</text:p>
              </table:table-cell>
              <table:table-cell office:value-type="float" office:value="7519901622.9521">
                <text:p>7519901622.952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86325512785">
                <text:p>286325512785</text:p>
              </table:table-cell>
              <table:table-cell office:value-type="float" office:value="8293624657.8394">
                <text:p>8293624657.83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93719785660">
                <text:p>293719785660</text:p>
              </table:table-cell>
              <table:table-cell office:value-type="float" office:value="9158900195.92217">
                <text:p>9158900195.9221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01266040083">
                <text:p>301266040083</text:p>
              </table:table-cell>
              <table:table-cell office:value-type="float" office:value="10126888206">
                <text:p>1012688820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08966606982">
                <text:p>308966606982</text:p>
              </table:table-cell>
              <table:table-cell office:value-type="float" office:value="11210114775.9798">
                <text:p>11210114775.97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6823840997">
                <text:p>316823840997</text:p>
              </table:table-cell>
              <table:table-cell office:value-type="float" office:value="12422639407.6809">
                <text:p>12422639407.6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